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33.6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2.9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5.59mm"/>
    </style:style>
    <style:style style:name="co14" style:family="table-column">
      <style:table-column-properties fo:break-before="auto" style:column-width="31.03mm"/>
    </style:style>
    <style:style style:name="co15" style:family="table-column">
      <style:table-column-properties fo:break-before="auto" style:column-width="33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dash-dot-dot #000000" fo:background-color="#000000" fo:border-left="2.24pt dash-dot-dot #000000" fo:border-right="none" fo:border-top="2.24pt dash-dot-dot #000000"/>
    </style:style>
    <style:style style:name="ce2" style:family="table-cell" style:parent-style-name="Default">
      <style:table-cell-properties style:vertical-align="middle"/>
      <style:text-properties style:font-name="Open Sans Light1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Open Sans Light1" fo:font-size="12pt" style:font-size-asian="12pt" style:font-size-complex="12pt"/>
    </style:style>
    <style:style style:name="ce14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Open Sans Light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7" style:family="table-cell" style:parent-style-name="Default">
      <style:table-cell-properties fo:border-bottom="2.24pt dash-dot-dot #000000" fo:background-color="#000000" fo:border-left="none" fo:border-right="none" fo:border-top="2.24pt dash-dot-dot #000000"/>
    </style:style>
    <style:style style:name="ce4" style:family="table-cell" style:parent-style-name="Default">
      <style:table-cell-properties style:text-align-source="fix" style:repeat-content="false" fo:border="2.01pt double-thin #000000" style:border-line-width="0.18mm 0.35mm 0.18mm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32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style:text-underline-style="solid" style:text-underline-width="auto" style:text-underline-color="font-color" style:font-size-asian="12pt" style:font-size-complex="12pt"/>
    </style:style>
    <style:style style:name="ce33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61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70" style:family="table-cell" style:parent-style-name="Default">
      <style:table-cell-properties fo:border-bottom="0.74pt solid #000000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style:text-underline-style="none" style:font-size-asian="12pt" style:font-size-complex="12pt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99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Open Sans Light1" fo:font-size="12pt" style:font-size-asian="12pt" style:font-size-complex="12pt"/>
    </style:style>
    <style:style style:name="ce100" style:family="table-cell" style:parent-style-name="Default">
      <style:table-cell-properties fo:border="none" style:vertical-align="middle"/>
      <style:text-properties style:font-name="Open Sans Light1"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62" style:family="table-cell" style:parent-style-name="Default">
      <style:table-cell-properties fo:border-bottom="none" fo:border-left="1.11pt double-thin #000000" style:border-line-width-left="0.18mm 0.04mm 0.18mm" fo:border-right="1.11pt double-thin #000000" style:border-line-width-right="0.18mm 0.04mm 0.18mm" fo:border-top="none"/>
    </style:style>
    <style:style style:name="ce63" style:family="table-cell" style:parent-style-name="Default">
      <style:table-cell-properties fo:border-bottom="none" fo:border-left="1.11pt double-thin #000000" style:border-line-width-left="0.18mm 0.04mm 0.18mm" fo:border-right="1.11pt double-thin #000000" style:border-line-width-right="0.18mm 0.04mm 0.18mm" fo:border-top="none" style:vertical-align="middle"/>
      <style:text-properties style:font-name="Open Sans Light1" fo:font-size="12pt" style:font-size-asian="12pt" style:font-size-complex="12pt"/>
    </style:style>
    <style:style style:name="ce64" style:family="table-cell" style:parent-style-name="Default">
      <style:table-cell-properties fo:border-bottom="none" fo:border-left="1.11pt double-thin #000000" style:border-line-width-left="0.18mm 0.04mm 0.18mm" fo:border-right="1.11pt double-thin #000000" style:border-line-width-right="0.18mm 0.04mm 0.18mm" fo:border-top="2.01pt double-thin #000000" style:border-line-width-top="0.18mm 0.35mm 0.18mm" style:vertical-align="middle"/>
      <style:text-properties style:font-name="Open Sans Light1" fo:font-size="12pt" style:font-size-asian="12pt" style:font-size-complex="12pt"/>
    </style:style>
    <style:style style:name="ce65" style:family="table-cell" style:parent-style-name="Default">
      <style:table-cell-properties fo:border-bottom="none" fo:border-left="none" fo:border-right="1.11pt double-thin #000000" style:border-line-width-right="0.18mm 0.04mm 0.18mm" fo:border-top="none"/>
    </style:style>
    <style:style style:name="ce66" style:family="table-cell" style:parent-style-name="Default">
      <style:table-cell-properties fo:border-bottom="none" fo:border-left="none" fo:border-right="1.11pt double-thin #000000" style:border-line-width-right="0.18mm 0.04mm 0.18mm" fo:border-top="none" style:vertical-align="middle"/>
      <style:text-properties style:font-name="Open Sans Light1" fo:font-size="12pt" style:font-size-asian="12pt" style:font-size-complex="12pt"/>
    </style:style>
    <style:style style:name="ce67" style:family="table-cell" style:parent-style-name="Default">
      <style:table-cell-properties fo:border-bottom="none" fo:border-left="none" fo:border-right="1.11pt double-thin #000000" style:border-line-width-right="0.18mm 0.04mm 0.18mm" fo:border-top="2.01pt double-thin #000000" style:border-line-width-top="0.18mm 0.35mm 0.18mm" style:vertical-align="middle"/>
      <style:text-properties style:font-name="Open Sans Light1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Open Sans Light1" fo:font-size="12pt" style:text-underline-style="solid" style:text-underline-width="auto" style:text-underline-color="font-color" style:font-size-asian="12pt" style:font-size-complex="12pt"/>
    </style:style>
    <style:style style:name="ce110" style:family="table-cell" style:parent-style-name="Default">
      <style:text-properties style:text-underline-style="solid" style:text-underline-width="auto" style:text-underline-color="font-color"/>
    </style:style>
    <style:style style:name="ce111" style:family="table-cell" style:parent-style-name="Default">
      <style:table-cell-properties fo:border-bottom="2.24pt dash-dot-dot #000000" fo:background-color="#000000" fo:border-left="none" fo:border-right="2.24pt dash-dot-dot #000000" fo:border-top="2.24pt dash-dot-dot #000000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4" table:default-cell-style-name="ce28"/>
        <table:table-column table:style-name="co6" table:default-cell-style-name="ce28"/>
        <table:table-column table:style-name="co7" table:default-cell-style-name="ce28"/>
        <table:table-column table:style-name="co3" table:default-cell-style-name="ce28"/>
        <table:table-column table:style-name="co4" table:default-cell-style-name="ce28"/>
        <table:table-column table:style-name="co3" table:default-cell-style-name="ce28"/>
        <table:table-column table:style-name="co5" table:default-cell-style-name="ce28"/>
        <table:table-column table:style-name="co8" table:number-columns-repeated="3" table:default-cell-style-name="ce28"/>
        <table:table-column table:style-name="co9" table:default-cell-style-name="ce28"/>
        <table:table-column table:style-name="co10" table:default-cell-style-name="Default"/>
        <table:table-column table:style-name="co3" table:default-cell-style-name="ce62"/>
        <table:table-column table:style-name="co11" table:default-cell-style-name="ce65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number-columns-repeated="19" table:default-cell-style-name="Default"/>
        <table:table-row table:style-name="ro1">
          <table:table-cell/>
          <table:table-cell table:style-name="Default"/>
          <table:table-cell table:style-name="ce4" office:value-type="string" calcext:value-type="string" table:number-columns-spanned="15" table:number-rows-spanned="3">
            <text:p><text:s/>CON 10% DE RESTRICCIONES</text:p>
          </table:table-cell>
          <table:covered-table-cell table:number-columns-repeated="12" table:style-name="ce2"/>
          <table:covered-table-cell table:style-name="ce99"/>
          <table:covered-table-cell table:style-name="Default"/>
          <table:table-cell table:style-name="Default"/>
          <table:table-cell table:number-columns-repeated="5"/>
          <table:table-cell table:style-name="ce4" office:value-type="string" calcext:value-type="string" table:number-columns-spanned="15" table:number-rows-spanned="3">
            <text:p><text:s/>CON 20% DE RESTRICCIONES</text:p>
          </table:table-cell>
          <table:covered-table-cell table:number-columns-repeated="14" table:style-name="ce2"/>
          <table:table-cell table:number-columns-repeated="20"/>
        </table:table-row>
        <table:table-row table:style-name="ro1">
          <table:table-cell/>
          <table:table-cell table:style-name="ce2"/>
          <table:covered-table-cell table:number-columns-repeated="13" table:style-name="ce2"/>
          <table:covered-table-cell table:style-name="ce99"/>
          <table:covered-table-cell table:style-name="Default"/>
          <table:table-cell table:style-name="Default"/>
          <table:table-cell table:number-columns-repeated="5"/>
          <table:covered-table-cell table:number-columns-repeated="15" table:style-name="ce2"/>
          <table:table-cell table:number-columns-repeated="20"/>
        </table:table-row>
        <table:table-row table:style-name="ro1">
          <table:table-cell/>
          <table:table-cell table:style-name="ce2"/>
          <table:covered-table-cell table:number-columns-repeated="13" table:style-name="ce2"/>
          <table:covered-table-cell table:style-name="ce99"/>
          <table:covered-table-cell table:style-name="Default"/>
          <table:table-cell table:style-name="Default"/>
          <table:table-cell table:number-columns-repeated="5"/>
          <table:covered-table-cell table:number-columns-repeated="15" table:style-name="ce2"/>
          <table:table-cell table:number-columns-repeated="20"/>
        </table:table-row>
        <table:table-row table:style-name="ro1">
          <table:table-cell/>
          <table:table-cell table:style-name="ce2" table:number-columns-repeated="14"/>
          <table:table-cell table:style-name="ce100"/>
          <table:table-cell table:style-name="Default" table:number-columns-repeated="2"/>
          <table:table-cell table:number-columns-repeated="2"/>
          <table:table-cell table:style-name="ce66"/>
          <table:table-cell table:style-name="ce2" table:number-columns-repeated="14"/>
          <table:table-cell table:number-columns-repeated="23"/>
        </table:table-row>
        <table:table-row table:style-name="ro1">
          <table:table-cell/>
          <table:table-cell table:style-name="ce11"/>
          <table:table-cell table:style-name="ce15" office:value-type="string" calcext:value-type="string" table:number-columns-spanned="16" table:number-rows-spanned="1">
            <text:p>BL</text:p>
          </table:table-cell>
          <table:covered-table-cell table:number-columns-repeated="12" table:style-name="ce2"/>
          <table:covered-table-cell table:style-name="ce100"/>
          <table:covered-table-cell table:number-columns-repeated="2" table:style-name="Default"/>
          <table:table-cell table:number-columns-repeated="2"/>
          <table:table-cell table:style-name="ce66"/>
          <table:table-cell table:style-name="ce2"/>
          <table:table-cell table:style-name="ce11"/>
          <table:table-cell table:style-name="ce15" office:value-type="string" calcext:value-type="string" table:number-columns-spanned="16" table:number-rows-spanned="1">
            <text:p>BL</text:p>
          </table:table-cell>
          <table:covered-table-cell table:number-columns-repeated="11" table:style-name="ce2"/>
          <table:covered-table-cell table:number-columns-repeated="4"/>
          <table:table-cell table:number-columns-repeated="2"/>
          <table:table-cell table:style-name="ce28"/>
          <table:table-cell table:style-name="ce13" office:value-type="string" calcext:value-type="string" table:number-columns-spanned="16" table:number-rows-spanned="1">
            <text:p>BMB</text:p>
          </table:table-cell>
          <table:covered-table-cell table:number-columns-repeated="15" table:style-name="ce28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2"/>
          <table:table-cell table:style-name="ce66"/>
          <table:table-cell table:style-name="ce2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2"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66"/>
          <table:table-cell table:style-name="ce2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443959" calcext:value-type="float">
            <text:p>0,0443959</text:p>
          </table:table-cell>
          <table:table-cell table:style-name="ce30" office:value-type="float" office:value="21.5861" calcext:value-type="float">
            <text:p>21,5861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25.2885" calcext:value-type="float">
            <text:p>25,2885</text:p>
          </table:table-cell>
          <table:table-cell table:style-name="ce34" office:value-type="float" office:value="1.88079" calcext:value-type="float">
            <text:p>1,8807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437361" calcext:value-type="float">
            <text:p>0,0437361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0.144581" calcext:value-type="float">
            <text:p>0,144581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485114" calcext:value-type="float">
            <text:p>0,0485114</text:p>
          </table:table-cell>
          <table:table-cell table:style-name="ce30" office:value-type="float" office:value="21.8229" calcext:value-type="float">
            <text:p>21,8229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24.1571" calcext:value-type="float">
            <text:p>24,1571</text:p>
          </table:table-cell>
          <table:table-cell table:style-name="ce34" office:value-type="float" office:value="4.65283" calcext:value-type="float">
            <text:p>4,6528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572465" calcext:value-type="float">
            <text:p>0,057246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292787" calcext:value-type="float">
            <text:p>0,292787</text:p>
          </table:table-cell>
          <table:table-cell table:number-columns-repeated="2"/>
          <table:table-cell table:style-name="ce13" office:value-type="string" calcext:value-type="string">
            <text:p>Ejecución 1</text:p>
          </table:table-cell>
          <table:table-cell table:style-name="ce42" table:number-columns-repeated="3"/>
          <table:table-cell table:style-name="ce71"/>
          <table:table-cell table:style-name="ce42" table:number-columns-repeated="3"/>
          <table:table-cell table:style-name="ce71"/>
          <table:table-cell table:style-name="ce42" table:number-columns-repeated="3"/>
          <table:table-cell table:style-name="ce71"/>
          <table:table-cell table:style-name="ce42" table:number-columns-repeated="4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5" office:value-type="float" office:value="0.0384072" calcext:value-type="float">
            <text:p>0,0384072</text:p>
          </table:table-cell>
          <table:table-cell table:style-name="ce30" office:value-type="float" office:value="21.2331" calcext:value-type="float">
            <text:p>21,233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24.6941" calcext:value-type="float">
            <text:p>24,6941</text:p>
          </table:table-cell>
          <table:table-cell table:style-name="ce34" office:value-type="float" office:value="2.75713" calcext:value-type="float">
            <text:p>2,7571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368627" calcext:value-type="float">
            <text:p>0,0368627</text:p>
          </table:table-cell>
          <table:table-cell table:style-name="ce30" office:value-type="float" office:value="10.8955" calcext:value-type="float">
            <text:p>10,895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4.4429" calcext:value-type="float">
            <text:p>14,4429</text:p>
          </table:table-cell>
          <table:table-cell table:style-name="ce30" office:value-type="float" office:value="0.163151" calcext:value-type="float">
            <text:p>0,163151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377464" calcext:value-type="float">
            <text:p>0,0377464</text:p>
          </table:table-cell>
          <table:table-cell table:style-name="ce30" office:value-type="float" office:value="21.4543" calcext:value-type="float">
            <text:p>21,4543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4.9958" calcext:value-type="float">
            <text:p>24,9958</text:p>
          </table:table-cell>
          <table:table-cell table:style-name="ce34" office:value-type="float" office:value="2.65185" calcext:value-type="float">
            <text:p>2,6518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438913" calcext:value-type="float">
            <text:p>0,0438913</text:p>
          </table:table-cell>
          <table:table-cell table:style-name="ce30" office:value-type="float" office:value="10.8105" calcext:value-type="float">
            <text:p>10,810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5.6186" calcext:value-type="float">
            <text:p>15,6186</text:p>
          </table:table-cell>
          <table:table-cell table:style-name="ce30" office:value-type="float" office:value="0.177838" calcext:value-type="float">
            <text:p>0,177838</text:p>
          </table:table-cell>
          <table:table-cell table:number-columns-repeated="2"/>
          <table:table-cell table:style-name="ce13" office:value-type="string" calcext:value-type="string">
            <text:p>Ejecución 2</text:p>
          </table:table-cell>
          <table:table-cell table:style-name="ce42" table:number-columns-repeated="3"/>
          <table:table-cell table:style-name="ce71"/>
          <table:table-cell table:style-name="ce42" table:number-columns-repeated="3"/>
          <table:table-cell table:style-name="ce71"/>
          <table:table-cell table:style-name="ce42" table:number-columns-repeated="3"/>
          <table:table-cell table:style-name="ce71"/>
          <table:table-cell table:style-name="ce42" table:number-columns-repeated="4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426071" calcext:value-type="float">
            <text:p>0,0426071</text:p>
          </table:table-cell>
          <table:table-cell table:style-name="ce30" office:value-type="float" office:value="21.2838" calcext:value-type="float">
            <text:p>21,2838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3.9131" calcext:value-type="float">
            <text:p>23,9131</text:p>
          </table:table-cell>
          <table:table-cell table:style-name="ce34" office:value-type="float" office:value="3.13308" calcext:value-type="float">
            <text:p>3,13308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442779" calcext:value-type="float">
            <text:p>0,0442779</text:p>
          </table:table-cell>
          <table:table-cell table:style-name="ce30" office:value-type="float" office:value="10.8955" calcext:value-type="float">
            <text:p>10,895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4.4429" calcext:value-type="float">
            <text:p>14,4429</text:p>
          </table:table-cell>
          <table:table-cell table:style-name="ce30" office:value-type="float" office:value="0.182447" calcext:value-type="float">
            <text:p>0,182447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465933" calcext:value-type="float">
            <text:p>0,0465933</text:p>
          </table:table-cell>
          <table:table-cell table:style-name="ce30" office:value-type="float" office:value="21.7822" calcext:value-type="float">
            <text:p>21,782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23.7542" calcext:value-type="float">
            <text:p>23,7542</text:p>
          </table:table-cell>
          <table:table-cell table:style-name="ce34" office:value-type="float" office:value="4.72172" calcext:value-type="float">
            <text:p>4,7217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628719" calcext:value-type="float">
            <text:p>0,062871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164047" calcext:value-type="float">
            <text:p>0,164047</text:p>
          </table:table-cell>
          <table:table-cell table:number-columns-repeated="2"/>
          <table:table-cell table:style-name="ce13" office:value-type="string" calcext:value-type="string">
            <text:p>Ejecución 3</text:p>
          </table:table-cell>
          <table:table-cell table:style-name="ce56" table:number-columns-repeated="3"/>
          <table:table-cell table:style-name="ce72"/>
          <table:table-cell table:style-name="ce56" table:number-columns-repeated="3"/>
          <table:table-cell table:style-name="ce72"/>
          <table:table-cell table:style-name="ce56" table:number-columns-repeated="3"/>
          <table:table-cell table:style-name="ce72"/>
          <table:table-cell table:style-name="ce56" table:number-columns-repeated="4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380403" calcext:value-type="float">
            <text:p>0,0380403</text:p>
          </table:table-cell>
          <table:table-cell table:style-name="ce30" office:value-type="float" office:value="22.2194" calcext:value-type="float">
            <text:p>22,219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4.3121" calcext:value-type="float">
            <text:p>24,3121</text:p>
          </table:table-cell>
          <table:table-cell table:style-name="ce34" office:value-type="float" office:value="2.03438" calcext:value-type="float">
            <text:p>2,03438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433534" calcext:value-type="float">
            <text:p>0,0433534</text:p>
          </table:table-cell>
          <table:table-cell table:style-name="ce30" office:value-type="float" office:value="10.8937" calcext:value-type="float">
            <text:p>10,8937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.368" calcext:value-type="float">
            <text:p>14,368</text:p>
          </table:table-cell>
          <table:table-cell table:style-name="ce30" office:value-type="float" office:value="0.166471" calcext:value-type="float">
            <text:p>0,166471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628724" calcext:value-type="float">
            <text:p>0,0628724</text:p>
          </table:table-cell>
          <table:table-cell table:style-name="ce30" office:value-type="float" office:value="21.9085" calcext:value-type="float">
            <text:p>21,9085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4.0415" calcext:value-type="float">
            <text:p>24,0415</text:p>
          </table:table-cell>
          <table:table-cell table:style-name="ce34" office:value-type="float" office:value="2.7904" calcext:value-type="float">
            <text:p>2,790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481091" calcext:value-type="float">
            <text:p>0,0481091</text:p>
          </table:table-cell>
          <table:table-cell table:style-name="ce30" office:value-type="float" office:value="10.8573" calcext:value-type="float">
            <text:p>10,8573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5.0804" calcext:value-type="float">
            <text:p>15,0804</text:p>
          </table:table-cell>
          <table:table-cell table:style-name="ce30" office:value-type="float" office:value="0.167474" calcext:value-type="float">
            <text:p>0,167474</text:p>
          </table:table-cell>
          <table:table-cell table:number-columns-repeated="2"/>
          <table:table-cell table:style-name="ce13" office:value-type="string" calcext:value-type="string">
            <text:p>Ejecución 4</text:p>
          </table:table-cell>
          <table:table-cell table:style-name="ce56" table:number-columns-repeated="3"/>
          <table:table-cell table:style-name="ce72"/>
          <table:table-cell table:style-name="ce56" table:number-columns-repeated="3"/>
          <table:table-cell table:style-name="ce72"/>
          <table:table-cell table:style-name="ce56" table:number-columns-repeated="3"/>
          <table:table-cell table:style-name="ce72"/>
          <table:table-cell table:style-name="ce56" table:number-columns-repeated="4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426005" calcext:value-type="float">
            <text:p>0,0426005</text:p>
          </table:table-cell>
          <table:table-cell table:style-name="ce30" office:value-type="float" office:value="21.6602" calcext:value-type="float">
            <text:p>21,660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3.9676" calcext:value-type="float">
            <text:p>23,9676</text:p>
          </table:table-cell>
          <table:table-cell table:style-name="ce34" office:value-type="float" office:value="2.71244" calcext:value-type="float">
            <text:p>2,7124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255731" calcext:value-type="float">
            <text:p>0,0255731</text:p>
          </table:table-cell>
          <table:table-cell table:style-name="ce30" office:value-type="float" office:value="10.88" calcext:value-type="float">
            <text:p>10,8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4.5371" calcext:value-type="float">
            <text:p>14,5371</text:p>
          </table:table-cell>
          <table:table-cell table:style-name="ce30" office:value-type="float" office:value="0.200015" calcext:value-type="float">
            <text:p>0,200015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494794" calcext:value-type="float">
            <text:p>0,0494794</text:p>
          </table:table-cell>
          <table:table-cell table:style-name="ce30" office:value-type="float" office:value="21.9155" calcext:value-type="float">
            <text:p>21,9155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23.9948" calcext:value-type="float">
            <text:p>23,9948</text:p>
          </table:table-cell>
          <table:table-cell table:style-name="ce34" office:value-type="float" office:value="2.96181" calcext:value-type="float">
            <text:p>2,9618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363082" calcext:value-type="float">
            <text:p>0,0363082</text:p>
          </table:table-cell>
          <table:table-cell table:style-name="ce30" office:value-type="float" office:value="10.8207" calcext:value-type="float">
            <text:p>10,8207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15.6471" calcext:value-type="float">
            <text:p>15,6471</text:p>
          </table:table-cell>
          <table:table-cell table:style-name="ce30" office:value-type="float" office:value="0.167076" calcext:value-type="float">
            <text:p>0,167076</text:p>
          </table:table-cell>
          <table:table-cell table:number-columns-repeated="2"/>
          <table:table-cell table:style-name="ce13" office:value-type="string" calcext:value-type="string">
            <text:p>Ejecución 5</text:p>
          </table:table-cell>
          <table:table-cell table:style-name="ce56" table:number-columns-repeated="3"/>
          <table:table-cell table:style-name="ce72"/>
          <table:table-cell table:style-name="ce56" table:number-columns-repeated="3"/>
          <table:table-cell table:style-name="ce72"/>
          <table:table-cell table:style-name="ce56" table:number-columns-repeated="3"/>
          <table:table-cell table:style-name="ce72"/>
          <table:table-cell table:style-name="ce56" table:number-columns-repeated="4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12];[.C11];[.C10];[.C9];[.C8])" office:value-type="float" office:value="0.669305" calcext:value-type="float">
            <text:p>0,669305</text:p>
          </table:table-cell>
          <table:table-cell table:style-name="ce22" table:formula="of:=AVERAGE([.D12];[.D11];[.D10];[.D9];[.D8])" office:value-type="float" office:value="0" calcext:value-type="float">
            <text:p>0</text:p>
          </table:table-cell>
          <table:table-cell table:style-name="ce22" table:formula="of:=AVERAGE([.E12];[.E11];[.E10];[.E9];[.E8])" office:value-type="float" office:value="0.669305" calcext:value-type="float">
            <text:p>0,669305</text:p>
          </table:table-cell>
          <table:table-cell table:style-name="ce22" table:formula="of:=AVERAGE([.F12];[.F11];[.F10];[.F9];[.F8])" office:value-type="float" office:value="0.0412102" calcext:value-type="float">
            <text:p>0,0412102</text:p>
          </table:table-cell>
          <table:table-cell table:style-name="ce22" table:formula="of:=AVERAGE([.G12];[.G11];[.G10];[.G9];[.G8])" office:value-type="float" office:value="21.59652" calcext:value-type="float">
            <text:p>21,59652</text:p>
          </table:table-cell>
          <table:table-cell table:style-name="ce22" table:formula="of:=AVERAGE([.H12];[.H11];[.H10];[.H9];[.H8])" office:value-type="float" office:value="105.8" calcext:value-type="float">
            <text:p>105,8</text:p>
          </table:table-cell>
          <table:table-cell table:style-name="ce22" table:formula="of:=AVERAGE([.I12];[.I11];[.I10];[.I9];[.I8])" office:value-type="float" office:value="24.43508" calcext:value-type="float">
            <text:p>24,43508</text:p>
          </table:table-cell>
          <table:table-cell table:style-name="ce22" table:formula="of:=AVERAGE([.J12];[.J11];[.J10];[.J9];[.J8])" office:value-type="float" office:value="2.503564" calcext:value-type="float">
            <text:p>2,503564</text:p>
          </table:table-cell>
          <table:table-cell table:style-name="ce22" table:formula="of:=AVERAGE([.K12];[.K11];[.K10];[.K9];[.K8])" office:value-type="float" office:value="0.715599" calcext:value-type="float">
            <text:p>0,715599</text:p>
          </table:table-cell>
          <table:table-cell table:style-name="ce22" table:formula="of:=AVERAGE([.L12];[.L11];[.L10];[.L9];[.L8])" office:value-type="float" office:value="0" calcext:value-type="float">
            <text:p>0</text:p>
          </table:table-cell>
          <table:table-cell table:style-name="ce22" table:formula="of:=AVERAGE([.M12];[.M11];[.M10];[.M9];[.M8])" office:value-type="float" office:value="0.757315" calcext:value-type="float">
            <text:p>0,757315</text:p>
          </table:table-cell>
          <table:table-cell table:style-name="ce22" table:formula="of:=AVERAGE([.N12];[.N11];[.N10];[.N9];[.N8])" office:value-type="float" office:value="0.03876064" calcext:value-type="float">
            <text:p>0,03876064</text:p>
          </table:table-cell>
          <table:table-cell table:style-name="ce22" table:formula="of:=AVERAGE([.O12];[.O11];[.O10];[.O9];[.O8])" office:value-type="float" office:value="11.47994" calcext:value-type="float">
            <text:p>11,47994</text:p>
          </table:table-cell>
          <table:table-cell table:style-name="ce22" table:formula="of:=AVERAGE([.P12];[.P11];[.P10];[.P9];[.P8])" office:value-type="float" office:value="79" calcext:value-type="float">
            <text:p>79</text:p>
          </table:table-cell>
          <table:table-cell table:style-name="ce22" table:formula="of:=AVERAGE([.Q12];[.Q11];[.Q10];[.Q9];[.Q8])" office:value-type="float" office:value="14.36906" calcext:value-type="float">
            <text:p>14,36906</text:p>
          </table:table-cell>
          <table:table-cell table:style-name="ce22" table:formula="of:=AVERAGE([.R12];[.R11];[.R10];[.R9];[.R8])" office:value-type="float" office:value="0.171333" calcext:value-type="float">
            <text:p>0,171333</text:p>
          </table:table-cell>
          <table:table-cell table:number-columns-repeated="2"/>
          <table:table-cell table:style-name="ce66"/>
          <table:table-cell table:style-name="ce2"/>
          <table:table-cell table:style-name="ce24" office:value-type="string" calcext:value-type="string">
            <text:p>MEDIA</text:p>
          </table:table-cell>
          <table:table-cell table:style-name="ce22" table:formula="of:=AVERAGE([.X12];[.X11];[.X10];[.X9];[.X8])" office:value-type="float" office:value="0.669305" calcext:value-type="float">
            <text:p>0,669305</text:p>
          </table:table-cell>
          <table:table-cell table:style-name="ce22" table:formula="of:=AVERAGE([.Y12];[.Y11];[.Y10];[.Y9];[.Y8])" office:value-type="float" office:value="0" calcext:value-type="float">
            <text:p>0</text:p>
          </table:table-cell>
          <table:table-cell table:style-name="ce22" table:formula="of:=AVERAGE([.Z12];[.Z11];[.Z10];[.Z9];[.Z8])" office:value-type="float" office:value="0.669305" calcext:value-type="float">
            <text:p>0,669305</text:p>
          </table:table-cell>
          <table:table-cell table:style-name="ce22" table:formula="of:=AVERAGE([.AA12];[.AA11];[.AA10];[.AA9];[.AA8])" office:value-type="float" office:value="0.04904058" calcext:value-type="float">
            <text:p>0,04904058</text:p>
          </table:table-cell>
          <table:table-cell table:style-name="ce22" table:formula="of:=AVERAGE([.AB12];[.AB11];[.AB10];[.AB9];[.AB8])" office:value-type="float" office:value="21.77668" calcext:value-type="float">
            <text:p>21,77668</text:p>
          </table:table-cell>
          <table:table-cell table:style-name="ce22" table:formula="of:=AVERAGE([.AC12];[.AC11];[.AC10];[.AC9];[.AC8])" office:value-type="float" office:value="179.8" calcext:value-type="float">
            <text:p>179,8</text:p>
          </table:table-cell>
          <table:table-cell table:style-name="ce22" table:formula="of:=AVERAGE([.AD12];[.AD11];[.AD10];[.AD9];[.AD8])" office:value-type="float" office:value="24.18868" calcext:value-type="float">
            <text:p>24,18868</text:p>
          </table:table-cell>
          <table:table-cell table:style-name="ce22" table:formula="of:=AVERAGE([.AE12];[.AE11];[.AE10];[.AE9];[.AE8])" office:value-type="float" office:value="3.555722" calcext:value-type="float">
            <text:p>3,555722</text:p>
          </table:table-cell>
          <table:table-cell table:style-name="ce22" table:formula="of:=AVERAGE([.AF12];[.AF11];[.AF10];[.AF9];[.AF8])" office:value-type="float" office:value="0.715599" calcext:value-type="float">
            <text:p>0,715599</text:p>
          </table:table-cell>
          <table:table-cell table:style-name="ce22" table:formula="of:=AVERAGE([.AG12];[.AG11];[.AG10];[.AG9];[.AG8])" office:value-type="float" office:value="0" calcext:value-type="float">
            <text:p>0</text:p>
          </table:table-cell>
          <table:table-cell table:style-name="ce22" table:formula="of:=AVERAGE([.AH12];[.AH11];[.AH10];[.AH9];[.AH8])" office:value-type="float" office:value="0.715599" calcext:value-type="float">
            <text:p>0,715599</text:p>
          </table:table-cell>
          <table:table-cell table:style-name="ce22" table:formula="of:=AVERAGE([.AI12];[.AI11];[.AI10];[.AI9];[.AI8])" office:value-type="float" office:value="0.0496854" calcext:value-type="float">
            <text:p>0,0496854</text:p>
          </table:table-cell>
          <table:table-cell table:style-name="ce22" table:formula="of:=AVERAGE([.AJ12];[.AJ11];[.AJ10];[.AJ9];[.AJ8])" office:value-type="float" office:value="12.21254" calcext:value-type="float">
            <text:p>12,21254</text:p>
          </table:table-cell>
          <table:table-cell table:style-name="ce22" table:formula="of:=AVERAGE([.AK12];[.AK11];[.AK10];[.AK9];[.AK8])" office:value-type="float" office:value="151.6" calcext:value-type="float">
            <text:p>151,6</text:p>
          </table:table-cell>
          <table:table-cell table:style-name="ce22" table:formula="of:=AVERAGE([.AL12];[.AL11];[.AL10];[.AL9];[.AL8])" office:value-type="float" office:value="14.98406" calcext:value-type="float">
            <text:p>14,98406</text:p>
          </table:table-cell>
          <table:table-cell table:style-name="ce22" table:formula="of:=AVERAGE([.AM12];[.AM11];[.AM10];[.AM9];[.AM8])" office:value-type="float" office:value="0.1938444" calcext:value-type="float">
            <text:p>0,1938444</text:p>
          </table:table-cell>
          <table:table-cell table:number-columns-repeated="2"/>
          <table:table-cell table:style-name="ce20" office:value-type="string" calcext:value-type="string">
            <text:p>MEDIA</text:p>
          </table:table-cell>
          <table:table-cell table:style-name="ce55" table:number-columns-repeated="3"/>
          <table:table-cell table:style-name="ce91"/>
          <table:table-cell table:style-name="ce55" table:number-columns-repeated="3"/>
          <table:table-cell table:style-name="ce91"/>
          <table:table-cell table:style-name="ce55" table:number-columns-repeated="3"/>
          <table:table-cell table:style-name="ce91"/>
          <table:table-cell table:style-name="ce55" table:number-columns-repeated="4"/>
        </table:table-row>
        <table:table-row table:style-name="ro1">
          <table:table-cell/>
          <table:table-cell table:style-name="ce2" table:number-columns-repeated="14"/>
          <table:table-cell table:style-name="ce100"/>
          <table:table-cell table:style-name="Default" table:number-columns-repeated="2"/>
          <table:table-cell table:number-columns-repeated="2"/>
          <table:table-cell table:style-name="ce66"/>
          <table:table-cell table:style-name="ce2" table:number-columns-repeated="14"/>
          <table:table-cell table:number-columns-repeated="23"/>
        </table:table-row>
        <table:table-row table:style-name="ro1">
          <table:table-cell/>
          <table:table-cell table:style-name="ce2" table:number-columns-repeated="14"/>
          <table:table-cell table:style-name="ce100"/>
          <table:table-cell table:style-name="Default" table:number-columns-repeated="2"/>
          <table:table-cell table:number-columns-repeated="2"/>
          <table:table-cell table:style-name="ce66"/>
          <table:table-cell table:style-name="ce2" table:number-columns-repeated="9"/>
          <table:table-cell table:style-name="ce40"/>
          <table:table-cell table:style-name="ce2" table:number-columns-repeated="4"/>
          <table:table-cell table:number-columns-repeated="23"/>
        </table:table-row>
        <table:table-row table:style-name="ro1">
          <table:table-cell/>
          <table:table-cell table:style-name="ce2" table:number-columns-repeated="5"/>
          <table:table-cell table:style-name="ce75"/>
          <table:table-cell table:style-name="ce2" table:number-columns-repeated="8"/>
          <table:table-cell table:style-name="ce100"/>
          <table:table-cell table:style-name="Default" table:number-columns-repeated="2"/>
          <table:table-cell table:number-columns-repeated="2"/>
          <table:table-cell table:style-name="ce66"/>
          <table:table-cell table:style-name="ce2" table:number-columns-repeated="6"/>
          <table:table-cell/>
          <table:table-cell table:style-name="ce2" table:number-columns-repeated="7"/>
          <table:table-cell table:number-columns-repeated="23"/>
        </table:table-row>
        <table:table-row table:style-name="ro1">
          <table:table-cell/>
          <table:table-cell table:style-name="ce11"/>
          <table:table-cell table:style-name="ce15" office:value-type="string" calcext:value-type="string" table:number-columns-spanned="16" table:number-rows-spanned="1">
            <text:p>COPKM</text:p>
          </table:table-cell>
          <table:covered-table-cell table:number-columns-repeated="12" table:style-name="ce2"/>
          <table:covered-table-cell table:style-name="ce100"/>
          <table:covered-table-cell table:number-columns-repeated="2" table:style-name="Default"/>
          <table:table-cell table:number-columns-repeated="2"/>
          <table:table-cell table:style-name="ce66"/>
          <table:table-cell table:style-name="ce2"/>
          <table:table-cell table:style-name="ce11"/>
          <table:table-cell table:style-name="ce15" office:value-type="string" calcext:value-type="string" table:number-columns-spanned="16" table:number-rows-spanned="1">
            <text:p>COPKM</text:p>
          </table:table-cell>
          <table:covered-table-cell table:number-columns-repeated="11" table:style-name="ce2"/>
          <table:covered-table-cell table:number-columns-repeated="4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2"/>
          <table:table-cell table:style-name="ce66"/>
          <table:table-cell table:style-name="ce2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66"/>
          <table:table-cell table:style-name="ce2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149649" calcext:value-type="float">
            <text:p>0,00149649</text:p>
          </table:table-cell>
          <table:table-cell table:style-name="ce30" office:value-type="float" office:value="36.7559" calcext:value-type="float">
            <text:p>36,7559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39.1974" calcext:value-type="float">
            <text:p>39,1974</text:p>
          </table:table-cell>
          <table:table-cell table:style-name="ce34" office:value-type="float" office:value="0.0181727" calcext:value-type="float">
            <text:p>0,018172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297453" calcext:value-type="float">
            <text:p>0,00297453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27845" calcext:value-type="float">
            <text:p>0,0027845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214966" calcext:value-type="float">
            <text:p>0,00214966</text:p>
          </table:table-cell>
          <table:table-cell table:style-name="ce30" office:value-type="float" office:value="28.3973" calcext:value-type="float">
            <text:p>28,397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8.3973" calcext:value-type="float">
            <text:p>28,3973</text:p>
          </table:table-cell>
          <table:table-cell table:style-name="ce34" office:value-type="float" office:value="0.0186696" calcext:value-type="float">
            <text:p>0,018669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214878" calcext:value-type="float">
            <text:p>0,0021487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29528" calcext:value-type="float">
            <text:p>0,0029528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144752" calcext:value-type="float">
            <text:p>0,00144752</text:p>
          </table:table-cell>
          <table:table-cell table:style-name="ce30" office:value-type="float" office:value="33.116" calcext:value-type="float">
            <text:p>33,1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3.3306" calcext:value-type="float">
            <text:p>33,3306</text:p>
          </table:table-cell>
          <table:table-cell table:style-name="ce34" office:value-type="float" office:value="0.0105319" calcext:value-type="float">
            <text:p>0,010531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189288" calcext:value-type="float">
            <text:p>0,0018928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79071" calcext:value-type="float">
            <text:p>0,00179071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211666" calcext:value-type="float">
            <text:p>0,00211666</text:p>
          </table:table-cell>
          <table:table-cell table:style-name="ce30" office:value-type="float" office:value="32.2893" calcext:value-type="float">
            <text:p>32,289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2.2893" calcext:value-type="float">
            <text:p>32,2893</text:p>
          </table:table-cell>
          <table:table-cell table:style-name="ce34" office:value-type="float" office:value="0.010101" calcext:value-type="float">
            <text:p>0,01010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20849" calcext:value-type="float">
            <text:p>0,002084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250655" calcext:value-type="float">
            <text:p>0,00250655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105619" calcext:value-type="float">
            <text:p>0,00105619</text:p>
          </table:table-cell>
          <table:table-cell table:style-name="ce30" office:value-type="float" office:value="31.516" calcext:value-type="float">
            <text:p>31,5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.676" calcext:value-type="float">
            <text:p>31,676</text:p>
          </table:table-cell>
          <table:table-cell table:style-name="ce34" office:value-type="float" office:value="0.00695577" calcext:value-type="float">
            <text:p>0,0069557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254106" calcext:value-type="float">
            <text:p>0,0025410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4842" calcext:value-type="float">
            <text:p>0,0014842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160644" calcext:value-type="float">
            <text:p>0,00160644</text:p>
          </table:table-cell>
          <table:table-cell table:style-name="ce30" office:value-type="float" office:value="33.8114" calcext:value-type="float">
            <text:p>33,81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3.8919" calcext:value-type="float">
            <text:p>33,8919</text:p>
          </table:table-cell>
          <table:table-cell table:style-name="ce34" office:value-type="float" office:value="0.0101085" calcext:value-type="float">
            <text:p>0,010108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153796" calcext:value-type="float">
            <text:p>0,0015379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51713" calcext:value-type="float">
            <text:p>0,00151713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0847486" calcext:value-type="float">
            <text:p>0,000847486</text:p>
          </table:table-cell>
          <table:table-cell table:style-name="ce30" office:value-type="float" office:value="30.812" calcext:value-type="float">
            <text:p>30,8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1.0803" calcext:value-type="float">
            <text:p>31,0803</text:p>
          </table:table-cell>
          <table:table-cell table:style-name="ce34" office:value-type="float" office:value="0.010184" calcext:value-type="float">
            <text:p>0,01018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105352" calcext:value-type="float">
            <text:p>0,00105352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26152" calcext:value-type="float">
            <text:p>0,00126152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121283" calcext:value-type="float">
            <text:p>0,00121283</text:p>
          </table:table-cell>
          <table:table-cell table:style-name="ce30" office:value-type="float" office:value="28.6723" calcext:value-type="float">
            <text:p>28,672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8.6723" calcext:value-type="float">
            <text:p>28,6723</text:p>
          </table:table-cell>
          <table:table-cell table:style-name="ce34" office:value-type="float" office:value="0.014151" calcext:value-type="float">
            <text:p>0,01415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113398" calcext:value-type="float">
            <text:p>0,0011339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4184" calcext:value-type="float">
            <text:p>0,0014184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0686805" calcext:value-type="float">
            <text:p>0,000686805</text:p>
          </table:table-cell>
          <table:table-cell table:style-name="ce30" office:value-type="float" office:value="30.1173" calcext:value-type="float">
            <text:p>30,117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0.1173" calcext:value-type="float">
            <text:p>30,1173</text:p>
          </table:table-cell>
          <table:table-cell table:style-name="ce34" office:value-type="float" office:value="0.0194794" calcext:value-type="float">
            <text:p>0,019479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0818618" calcext:value-type="float">
            <text:p>0,00081861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00858" calcext:value-type="float">
            <text:p>0,00100858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0106828" calcext:value-type="float">
            <text:p>0,00106828</text:p>
          </table:table-cell>
          <table:table-cell table:style-name="ce30" office:value-type="float" office:value="28.3973" calcext:value-type="float">
            <text:p>28,397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8.3973" calcext:value-type="float">
            <text:p>28,3973</text:p>
          </table:table-cell>
          <table:table-cell table:style-name="ce34" office:value-type="float" office:value="0.0169966" calcext:value-type="float">
            <text:p>0,016996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00952746" calcext:value-type="float">
            <text:p>0,00095274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41747" calcext:value-type="float">
            <text:p>0,00141747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24];[.C23];[.C22];[.C21];[.C20])" office:value-type="float" office:value="0.669305" calcext:value-type="float">
            <text:p>0,669305</text:p>
          </table:table-cell>
          <table:table-cell table:style-name="ce22" table:formula="of:=AVERAGE([.D24];[.D23];[.D22];[.D21];[.D20])" office:value-type="float" office:value="0" calcext:value-type="float">
            <text:p>0</text:p>
          </table:table-cell>
          <table:table-cell table:style-name="ce22" table:formula="of:=AVERAGE([.E24];[.E23];[.E22];[.E21];[.E20])" office:value-type="float" office:value="0.669305" calcext:value-type="float">
            <text:p>0,669305</text:p>
          </table:table-cell>
          <table:table-cell table:style-name="ce22" table:formula="of:=AVERAGE([.F24];[.F23];[.F22];[.F21];[.F20])" office:value-type="float" office:value="0.0011068982" calcext:value-type="float">
            <text:p>0,0011068982</text:p>
          </table:table-cell>
          <table:table-cell table:style-name="ce22" table:formula="of:=AVERAGE([.G24];[.G23];[.G22];[.G21];[.G20])" office:value-type="float" office:value="32.46344" calcext:value-type="float">
            <text:p>32,46344</text:p>
          </table:table-cell>
          <table:table-cell table:style-name="ce22" table:formula="of:=AVERAGE([.H24];[.H23];[.H22];[.H21];[.H20])" office:value-type="float" office:value="22.6" calcext:value-type="float">
            <text:p>22,6</text:p>
          </table:table-cell>
          <table:table-cell table:style-name="ce22" table:formula="of:=AVERAGE([.I24];[.I23];[.I22];[.I21];[.I20])" office:value-type="float" office:value="33.08032" calcext:value-type="float">
            <text:p>33,08032</text:p>
          </table:table-cell>
          <table:table-cell table:style-name="ce22" table:formula="of:=AVERAGE([.J24];[.J23];[.J22];[.J21];[.J20])" office:value-type="float" office:value="0.013064754" calcext:value-type="float">
            <text:p>0,013064754</text:p>
          </table:table-cell>
          <table:table-cell table:style-name="ce22" table:formula="of:=AVERAGE([.K24];[.K23];[.K22];[.K21];[.K20])" office:value-type="float" office:value="0.715599" calcext:value-type="float">
            <text:p>0,715599</text:p>
          </table:table-cell>
          <table:table-cell table:style-name="ce22" table:formula="of:=AVERAGE([.L24];[.L23];[.L22];[.L21];[.L20])" office:value-type="float" office:value="0" calcext:value-type="float">
            <text:p>0</text:p>
          </table:table-cell>
          <table:table-cell table:style-name="ce22" table:formula="of:=AVERAGE([.M24];[.M23];[.M22];[.M21];[.M20])" office:value-type="float" office:value="0.715599" calcext:value-type="float">
            <text:p>0,715599</text:p>
          </table:table-cell>
          <table:table-cell table:style-name="ce22" table:formula="of:=AVERAGE([.N24];[.N23];[.N22];[.N21];[.N20])" office:value-type="float" office:value="0.0018561216" calcext:value-type="float">
            <text:p>0,0018561216</text:p>
          </table:table-cell>
          <table:table-cell table:style-name="ce22" table:formula="of:=AVERAGE([.O24];[.O23];[.O22];[.O21];[.O20])" office:value-type="float" office:value="14.2871" calcext:value-type="float">
            <text:p>14,2871</text:p>
          </table:table-cell>
          <table:table-cell table:style-name="ce22" table:formula="of:=AVERAGE([.P24];[.P23];[.P22];[.P21];[.P20])" office:value-type="float" office:value="0" calcext:value-type="float">
            <text:p>0</text:p>
          </table:table-cell>
          <table:table-cell table:style-name="ce22" table:formula="of:=AVERAGE([.Q24];[.Q23];[.Q22];[.Q21];[.Q20])" office:value-type="float" office:value="14.2871" calcext:value-type="float">
            <text:p>14,2871</text:p>
          </table:table-cell>
          <table:table-cell table:style-name="ce22" table:formula="of:=AVERAGE([.R24];[.R23];[.R22];[.R21];[.R20])" office:value-type="float" office:value="0.001665902" calcext:value-type="float">
            <text:p>0,001665902</text:p>
          </table:table-cell>
          <table:table-cell table:number-columns-repeated="2"/>
          <table:table-cell table:style-name="ce66"/>
          <table:table-cell table:style-name="ce2"/>
          <table:table-cell table:style-name="ce24" office:value-type="string" calcext:value-type="string">
            <text:p>MEDIA</text:p>
          </table:table-cell>
          <table:table-cell table:style-name="ce22" table:formula="of:=AVERAGE([.X20:.X24])" office:value-type="float" office:value="0.669305" calcext:value-type="float">
            <text:p>0,669305</text:p>
          </table:table-cell>
          <table:table-cell table:style-name="ce22" table:formula="of:=AVERAGE([.Y20:.Y24])" office:value-type="float" office:value="0" calcext:value-type="float">
            <text:p>0</text:p>
          </table:table-cell>
          <table:table-cell table:style-name="ce22" table:formula="of:=AVERAGE([.Z20:.Z24])" office:value-type="float" office:value="0.669305" calcext:value-type="float">
            <text:p>0,669305</text:p>
          </table:table-cell>
          <table:table-cell table:style-name="ce22" table:formula="of:=AVERAGE([.AA20:.AA24])" office:value-type="float" office:value="0.001630774" calcext:value-type="float">
            <text:p>0,001630774</text:p>
          </table:table-cell>
          <table:table-cell table:style-name="ce22" table:formula="of:=AVERAGE([.AB20:.AB24])" office:value-type="float" office:value="30.31352" calcext:value-type="float">
            <text:p>30,31352</text:p>
          </table:table-cell>
          <table:table-cell table:style-name="ce22" table:formula="of:=AVERAGE([.AC20:.AC24])" office:value-type="float" office:value="1.2" calcext:value-type="float">
            <text:p>1,2</text:p>
          </table:table-cell>
          <table:table-cell table:style-name="ce22" table:formula="of:=AVERAGE([.AD20:.AD24])" office:value-type="float" office:value="30.32962" calcext:value-type="float">
            <text:p>30,32962</text:p>
          </table:table-cell>
          <table:table-cell table:style-name="ce22" table:formula="of:=AVERAGE([.AE20:.AE24])" office:value-type="float" office:value="0.01400534" calcext:value-type="float">
            <text:p>0,01400534</text:p>
          </table:table-cell>
          <table:table-cell table:style-name="ce22" table:formula="of:=AVERAGE([.AF20:.AF24])" office:value-type="float" office:value="0.715599" calcext:value-type="float">
            <text:p>0,715599</text:p>
          </table:table-cell>
          <table:table-cell table:style-name="ce22" table:formula="of:=AVERAGE([.AG20:.AG24])" office:value-type="float" office:value="0" calcext:value-type="float">
            <text:p>0</text:p>
          </table:table-cell>
          <table:table-cell table:style-name="ce22" table:formula="of:=AVERAGE([.AH20:.AH24])" office:value-type="float" office:value="0.715599" calcext:value-type="float">
            <text:p>0,715599</text:p>
          </table:table-cell>
          <table:table-cell table:style-name="ce22" table:formula="of:=AVERAGE([.AI20:.AI24])" office:value-type="float" office:value="0.0015716732" calcext:value-type="float">
            <text:p>0,0015716732</text:p>
          </table:table-cell>
          <table:table-cell table:style-name="ce22" table:formula="of:=AVERAGE([.AJ20:.AJ24])" office:value-type="float" office:value="14.2871" calcext:value-type="float">
            <text:p>14,2871</text:p>
          </table:table-cell>
          <table:table-cell table:style-name="ce22" table:formula="of:=AVERAGE([.AK20:.AK24])" office:value-type="float" office:value="0" calcext:value-type="float">
            <text:p>0</text:p>
          </table:table-cell>
          <table:table-cell table:style-name="ce22" table:formula="of:=AVERAGE([.AL20:.AL24])" office:value-type="float" office:value="14.2871" calcext:value-type="float">
            <text:p>14,2871</text:p>
          </table:table-cell>
          <table:table-cell table:style-name="ce22" table:formula="of:=AVERAGE([.AM20:.AM24])" office:value-type="float" office:value="0.00196247" calcext:value-type="float">
            <text:p>0,00196247</text:p>
          </table:table-cell>
          <table:table-cell table:number-columns-repeated="19"/>
        </table:table-row>
        <table:table-row table:style-name="ro1" table:number-rows-repeated="4">
          <table:table-cell/>
          <table:table-cell table:style-name="ce2" table:number-columns-repeated="14"/>
          <table:table-cell table:style-name="ce100"/>
          <table:table-cell table:style-name="Default" table:number-columns-repeated="2"/>
          <table:table-cell table:number-columns-repeated="2"/>
          <table:table-cell table:style-name="ce66"/>
          <table:table-cell table:style-name="ce2" table:number-columns-repeated="14"/>
          <table:table-cell table:number-columns-repeated="23"/>
        </table:table-row>
        <table:table-row table:style-name="ro1">
          <table:table-cell/>
          <table:table-cell table:style-name="ce2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2"/>
          <table:table-cell table:style-name="ce66"/>
          <table:table-cell table:style-name="ce2"/>
          <table:table-cell table:style-name="ce75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66"/>
          <table:table-cell table:style-name="ce2"/>
          <table:table-cell table:style-name="ce75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string" calcext:value-type="string">
            <text:p>COPKM</text:p>
          </table:table-cell>
          <table:table-cell table:style-name="ce32" table:formula="of:=[.C25]" office:value-type="float" office:value="0.669305" calcext:value-type="float">
            <text:p>0,669305</text:p>
          </table:table-cell>
          <table:table-cell table:style-name="ce32" table:formula="of:=[.D25]" office:value-type="float" office:value="0" calcext:value-type="float">
            <text:p>0</text:p>
          </table:table-cell>
          <table:table-cell table:style-name="ce32" table:formula="of:=[.E25]" office:value-type="float" office:value="0.669305" calcext:value-type="float">
            <text:p>0,669305</text:p>
          </table:table-cell>
          <table:table-cell table:style-name="ce32" table:formula="of:=[.F25]" office:value-type="float" office:value="0.0011068982" calcext:value-type="float">
            <text:p>0,0011068982</text:p>
          </table:table-cell>
          <table:table-cell table:style-name="ce32" table:formula="of:=[.G25]" office:value-type="float" office:value="32.46344" calcext:value-type="float">
            <text:p>32,46344</text:p>
          </table:table-cell>
          <table:table-cell table:style-name="ce32" table:formula="of:=[.H25]" office:value-type="float" office:value="22.6" calcext:value-type="float">
            <text:p>22,6</text:p>
          </table:table-cell>
          <table:table-cell table:style-name="ce32" table:formula="of:=[.I25]" office:value-type="float" office:value="33.08032" calcext:value-type="float">
            <text:p>33,08032</text:p>
          </table:table-cell>
          <table:table-cell table:style-name="ce32" table:formula="of:=[.J25]" office:value-type="float" office:value="0.013064754" calcext:value-type="float">
            <text:p>0,013064754</text:p>
          </table:table-cell>
          <table:table-cell table:style-name="ce32" table:formula="of:=[.K25]" office:value-type="float" office:value="0.715599" calcext:value-type="float">
            <text:p>0,715599</text:p>
          </table:table-cell>
          <table:table-cell table:style-name="ce32" table:formula="of:=[.L25]" office:value-type="float" office:value="0" calcext:value-type="float">
            <text:p>0</text:p>
          </table:table-cell>
          <table:table-cell table:style-name="ce32" table:formula="of:=[.M25]" office:value-type="float" office:value="0.715599" calcext:value-type="float">
            <text:p>0,715599</text:p>
          </table:table-cell>
          <table:table-cell table:style-name="ce32" table:formula="of:=[.N25]" office:value-type="float" office:value="0.0018561216" calcext:value-type="float">
            <text:p>0,0018561216</text:p>
          </table:table-cell>
          <table:table-cell table:style-name="ce32" table:formula="of:=[.O25]" office:value-type="float" office:value="14.2871" calcext:value-type="float">
            <text:p>14,2871</text:p>
          </table:table-cell>
          <table:table-cell table:style-name="ce32" table:formula="of:=[.P25]" office:value-type="float" office:value="0" calcext:value-type="float">
            <text:p>0</text:p>
          </table:table-cell>
          <table:table-cell table:style-name="ce32" table:formula="of:=[.Q25]" office:value-type="float" office:value="14.2871" calcext:value-type="float">
            <text:p>14,2871</text:p>
          </table:table-cell>
          <table:table-cell table:style-name="ce32" table:formula="of:=[.R25]" office:value-type="float" office:value="0.001665902" calcext:value-type="float">
            <text:p>0,001665902</text:p>
          </table:table-cell>
          <table:table-cell table:number-columns-repeated="2"/>
          <table:table-cell table:style-name="ce66"/>
          <table:table-cell table:style-name="ce2"/>
          <table:table-cell table:style-name="ce25" office:value-type="string" calcext:value-type="string">
            <text:p>COPKM</text:p>
          </table:table-cell>
          <table:table-cell table:style-name="ce32" table:formula="of:=[.X25]" office:value-type="float" office:value="0.669305" calcext:value-type="float">
            <text:p>0,669305</text:p>
          </table:table-cell>
          <table:table-cell table:style-name="ce32" table:formula="of:=[.Y25]" office:value-type="float" office:value="0" calcext:value-type="float">
            <text:p>0</text:p>
          </table:table-cell>
          <table:table-cell table:style-name="ce32" table:formula="of:=[.Z25]" office:value-type="float" office:value="0.669305" calcext:value-type="float">
            <text:p>0,669305</text:p>
          </table:table-cell>
          <table:table-cell table:style-name="ce32" table:formula="of:=[.AA25]" office:value-type="float" office:value="0.001630774" calcext:value-type="float">
            <text:p>0,001630774</text:p>
          </table:table-cell>
          <table:table-cell table:style-name="ce32" table:formula="of:=[.AB25]" office:value-type="float" office:value="30.31352" calcext:value-type="float">
            <text:p>30,31352</text:p>
          </table:table-cell>
          <table:table-cell table:style-name="ce32" table:formula="of:=[.AC25]" office:value-type="float" office:value="1.2" calcext:value-type="float">
            <text:p>1,2</text:p>
          </table:table-cell>
          <table:table-cell table:style-name="ce32" table:formula="of:=[.AD25]" office:value-type="float" office:value="30.32962" calcext:value-type="float">
            <text:p>30,32962</text:p>
          </table:table-cell>
          <table:table-cell table:style-name="ce32" table:formula="of:=[.AE25]" office:value-type="float" office:value="0.01400534" calcext:value-type="float">
            <text:p>0,01400534</text:p>
          </table:table-cell>
          <table:table-cell table:style-name="ce32" table:formula="of:=[.AF25]" office:value-type="float" office:value="0.715599" calcext:value-type="float">
            <text:p>0,715599</text:p>
          </table:table-cell>
          <table:table-cell table:style-name="ce32" table:formula="of:=[.AG25]" office:value-type="float" office:value="0" calcext:value-type="float">
            <text:p>0</text:p>
          </table:table-cell>
          <table:table-cell table:style-name="ce32" table:formula="of:=[.AH25]" office:value-type="float" office:value="0.715599" calcext:value-type="float">
            <text:p>0,715599</text:p>
          </table:table-cell>
          <table:table-cell table:style-name="ce32" table:formula="of:=[.AI25]" office:value-type="float" office:value="0.0015716732" calcext:value-type="float">
            <text:p>0,0015716732</text:p>
          </table:table-cell>
          <table:table-cell table:style-name="ce32" table:formula="of:=[.AJ25]" office:value-type="float" office:value="14.2871" calcext:value-type="float">
            <text:p>14,2871</text:p>
          </table:table-cell>
          <table:table-cell table:style-name="ce32" table:formula="of:=[.AK25]" office:value-type="float" office:value="0" calcext:value-type="float">
            <text:p>0</text:p>
          </table:table-cell>
          <table:table-cell table:style-name="ce32" table:formula="of:=[.AL25]" office:value-type="float" office:value="14.2871" calcext:value-type="float">
            <text:p>14,2871</text:p>
          </table:table-cell>
          <table:table-cell table:style-name="ce32" table:formula="of:=[.AM25]" office:value-type="float" office:value="0.00196247" calcext:value-type="float">
            <text:p>0,0019624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BL</text:p>
          </table:table-cell>
          <table:table-cell table:style-name="ce30" table:formula="of:=[.C13]" office:value-type="float" office:value="0.669305" calcext:value-type="float">
            <text:p>0,669305</text:p>
          </table:table-cell>
          <table:table-cell table:style-name="ce30" table:formula="of:=[.D13]" office:value-type="float" office:value="0" calcext:value-type="float">
            <text:p>0</text:p>
          </table:table-cell>
          <table:table-cell table:style-name="ce30" table:formula="of:=[.E13]" office:value-type="float" office:value="0.669305" calcext:value-type="float">
            <text:p>0,669305</text:p>
          </table:table-cell>
          <table:table-cell table:style-name="ce30" table:formula="of:=[.F13]" office:value-type="float" office:value="0.0412102" calcext:value-type="float">
            <text:p>0,0412102</text:p>
          </table:table-cell>
          <table:table-cell table:style-name="ce30" table:formula="of:=[.G13]" office:value-type="float" office:value="21.59652" calcext:value-type="float">
            <text:p>21,59652</text:p>
          </table:table-cell>
          <table:table-cell table:style-name="ce30" table:formula="of:=[.H13]" office:value-type="float" office:value="105.8" calcext:value-type="float">
            <text:p>105,8</text:p>
          </table:table-cell>
          <table:table-cell table:style-name="ce30" table:formula="of:=[.I13]" office:value-type="float" office:value="24.43508" calcext:value-type="float">
            <text:p>24,43508</text:p>
          </table:table-cell>
          <table:table-cell table:style-name="ce30" table:formula="of:=[.J13]" office:value-type="float" office:value="2.503564" calcext:value-type="float">
            <text:p>2,503564</text:p>
          </table:table-cell>
          <table:table-cell table:style-name="ce30" table:formula="of:=[.K13]" office:value-type="float" office:value="0.715599" calcext:value-type="float">
            <text:p>0,715599</text:p>
          </table:table-cell>
          <table:table-cell table:style-name="ce30" table:formula="of:=[.L13]" office:value-type="float" office:value="0" calcext:value-type="float">
            <text:p>0</text:p>
          </table:table-cell>
          <table:table-cell table:style-name="ce30" table:formula="of:=[.M13]" office:value-type="float" office:value="0.757315" calcext:value-type="float">
            <text:p>0,757315</text:p>
          </table:table-cell>
          <table:table-cell table:style-name="ce30" table:formula="of:=[.N13]" office:value-type="float" office:value="0.03876064" calcext:value-type="float">
            <text:p>0,03876064</text:p>
          </table:table-cell>
          <table:table-cell table:style-name="ce30" table:formula="of:=[.O13]" office:value-type="float" office:value="11.47994" calcext:value-type="float">
            <text:p>11,47994</text:p>
          </table:table-cell>
          <table:table-cell table:style-name="ce30" table:formula="of:=[.P13]" office:value-type="float" office:value="79" calcext:value-type="float">
            <text:p>79</text:p>
          </table:table-cell>
          <table:table-cell table:style-name="ce30" table:formula="of:=[.Q13]" office:value-type="float" office:value="14.36906" calcext:value-type="float">
            <text:p>14,36906</text:p>
          </table:table-cell>
          <table:table-cell table:style-name="ce30" table:formula="of:=[.R13]" office:value-type="float" office:value="0.171333" calcext:value-type="float">
            <text:p>0,171333</text:p>
          </table:table-cell>
          <table:table-cell table:number-columns-repeated="2"/>
          <table:table-cell table:style-name="ce66"/>
          <table:table-cell table:style-name="ce2"/>
          <table:table-cell table:style-name="ce6" office:value-type="string" calcext:value-type="string">
            <text:p>BL</text:p>
          </table:table-cell>
          <table:table-cell table:style-name="ce30" table:formula="of:=[.X13]" office:value-type="float" office:value="0.669305" calcext:value-type="float">
            <text:p>0,669305</text:p>
          </table:table-cell>
          <table:table-cell table:style-name="ce30" table:formula="of:=[.Y13]" office:value-type="float" office:value="0" calcext:value-type="float">
            <text:p>0</text:p>
          </table:table-cell>
          <table:table-cell table:style-name="ce30" table:formula="of:=[.Z13]" office:value-type="float" office:value="0.669305" calcext:value-type="float">
            <text:p>0,669305</text:p>
          </table:table-cell>
          <table:table-cell table:style-name="ce30" table:formula="of:=[.AA13]" office:value-type="float" office:value="0.04904058" calcext:value-type="float">
            <text:p>0,04904058</text:p>
          </table:table-cell>
          <table:table-cell table:style-name="ce30" table:formula="of:=[.AB13]" office:value-type="float" office:value="21.77668" calcext:value-type="float">
            <text:p>21,77668</text:p>
          </table:table-cell>
          <table:table-cell table:style-name="ce30" table:formula="of:=[.AC13]" office:value-type="float" office:value="179.8" calcext:value-type="float">
            <text:p>179,8</text:p>
          </table:table-cell>
          <table:table-cell table:style-name="ce30" table:formula="of:=[.AD13]" office:value-type="float" office:value="24.18868" calcext:value-type="float">
            <text:p>24,18868</text:p>
          </table:table-cell>
          <table:table-cell table:style-name="ce30" table:formula="of:=[.AE13]" office:value-type="float" office:value="3.555722" calcext:value-type="float">
            <text:p>3,555722</text:p>
          </table:table-cell>
          <table:table-cell table:style-name="ce30" table:formula="of:=[.AF13]" office:value-type="float" office:value="0.715599" calcext:value-type="float">
            <text:p>0,715599</text:p>
          </table:table-cell>
          <table:table-cell table:style-name="ce30" table:formula="of:=[.AG13]" office:value-type="float" office:value="0" calcext:value-type="float">
            <text:p>0</text:p>
          </table:table-cell>
          <table:table-cell table:style-name="ce30" table:formula="of:=[.AH13]" office:value-type="float" office:value="0.715599" calcext:value-type="float">
            <text:p>0,715599</text:p>
          </table:table-cell>
          <table:table-cell table:style-name="ce30" table:formula="of:=[.AI13]" office:value-type="float" office:value="0.0496854" calcext:value-type="float">
            <text:p>0,0496854</text:p>
          </table:table-cell>
          <table:table-cell table:style-name="ce30" table:formula="of:=[.AJ13]" office:value-type="float" office:value="12.21254" calcext:value-type="float">
            <text:p>12,21254</text:p>
          </table:table-cell>
          <table:table-cell table:style-name="ce30" table:formula="of:=[.AK13]" office:value-type="float" office:value="151.6" calcext:value-type="float">
            <text:p>151,6</text:p>
          </table:table-cell>
          <table:table-cell table:style-name="ce30" table:formula="of:=[.AL13]" office:value-type="float" office:value="14.98406" calcext:value-type="float">
            <text:p>14,98406</text:p>
          </table:table-cell>
          <table:table-cell table:style-name="ce30" table:formula="of:=[.AM13]" office:value-type="float" office:value="0.1938444" calcext:value-type="float">
            <text:p>0,1938444</text:p>
          </table:table-cell>
          <table:table-cell table:number-columns-repeated="19"/>
        </table:table-row>
        <table:table-row table:style-name="ro1">
          <table:table-cell/>
          <table:table-cell table:style-name="ce2" table:number-columns-repeated="15"/>
          <table:table-cell table:style-name="Default" table:number-columns-repeated="2"/>
          <table:table-cell table:number-columns-repeated="2"/>
          <table:table-cell table:style-name="ce66"/>
          <table:table-cell table:style-name="ce2" table:number-columns-repeated="14"/>
          <table:table-cell table:number-columns-repeated="23"/>
        </table:table-row>
        <table:table-row table:style-name="ro1">
          <table:table-cell/>
          <table:table-cell table:style-name="ce2" table:number-columns-repeated="14"/>
          <table:table-cell table:style-name="ce100"/>
          <table:table-cell table:style-name="ce2" table:number-columns-repeated="3"/>
          <table:table-cell table:style-name="ce63"/>
          <table:table-cell table:style-name="ce66"/>
          <table:table-cell table:style-name="ce2" table:number-columns-repeated="10"/>
          <table:table-cell table:number-columns-repeated="27"/>
        </table:table-row>
        <table:table-row table:style-name="ro1" table:number-rows-repeated="2">
          <table:table-cell/>
          <table:table-cell table:style-name="ce26" table:number-columns-repeated="18"/>
          <table:table-cell table:style-name="ce64"/>
          <table:table-cell table:style-name="ce67"/>
          <table:table-cell table:style-name="ce26" table:number-columns-repeated="18"/>
          <table:table-cell table:number-columns-repeated="19"/>
        </table:table-row>
        <table:table-row table:style-name="ro1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ce11"/>
          <table:table-cell table:style-name="ce6" office:value-type="string" calcext:value-type="string" table:number-columns-spanned="16" table:number-rows-spanned="1">
            <text:p>AGG-UN</text:p>
          </table:table-cell>
          <table:covered-table-cell table:number-columns-repeated="15" table:style-name="ce75"/>
          <table:table-cell table:number-columns-repeated="4"/>
          <table:table-cell table:style-name="ce11"/>
          <table:table-cell table:style-name="ce6" office:value-type="string" calcext:value-type="string" table:number-columns-spanned="16" table:number-rows-spanned="1">
            <text:p>AGG-UN</text:p>
          </table:table-cell>
          <table:covered-table-cell table:number-columns-repeated="15" table:style-name="ce7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71176" calcext:value-type="float">
            <text:p>4,71176</text:p>
          </table:table-cell>
          <table:table-cell table:style-name="ce30" office:value-type="float" office:value="23.6752" calcext:value-type="float">
            <text:p>23,675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27.4313" calcext:value-type="float">
            <text:p>27,4313</text:p>
          </table:table-cell>
          <table:table-cell table:style-name="ce34" office:value-type="float" office:value="22.4556" calcext:value-type="float">
            <text:p>22,455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83485" calcext:value-type="float">
            <text:p>4,83485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20717" calcext:value-type="float">
            <text:p>9,20717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81862" calcext:value-type="float">
            <text:p>6,81862</text:p>
          </table:table-cell>
          <table:table-cell table:style-name="ce48" office:value-type="float" office:value="22.1454" calcext:value-type="float">
            <text:p>22,145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27.7662" calcext:value-type="float">
            <text:p>27,7662</text:p>
          </table:table-cell>
          <table:table-cell table:style-name="ce34" office:value-type="float" office:value="29.4535" calcext:value-type="float">
            <text:p>29,453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98631" calcext:value-type="float">
            <text:p>5,98631</text:p>
          </table:table-cell>
          <table:table-cell table:style-name="ce30" office:value-type="float" office:value="10.6609" calcext:value-type="float">
            <text:p>10,660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4.8108" calcext:value-type="float">
            <text:p>14,8108</text:p>
          </table:table-cell>
          <table:table-cell table:style-name="ce30" office:value-type="float" office:value="12.0894" calcext:value-type="float">
            <text:p>12,0894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72137" calcext:value-type="float">
            <text:p>4,72137</text:p>
          </table:table-cell>
          <table:table-cell table:style-name="ce30" office:value-type="float" office:value="21.8484" calcext:value-type="float">
            <text:p>21,848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4.1289" calcext:value-type="float">
            <text:p>24,1289</text:p>
          </table:table-cell>
          <table:table-cell table:style-name="ce34" office:value-type="float" office:value="22.1856" calcext:value-type="float">
            <text:p>22,185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75507" calcext:value-type="float">
            <text:p>4,75507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08531" calcext:value-type="float">
            <text:p>9,08531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4361" calcext:value-type="float">
            <text:p>5,94361</text:p>
          </table:table-cell>
          <table:table-cell table:style-name="ce48" office:value-type="float" office:value="24.0844" calcext:value-type="float">
            <text:p>24,0844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28.8869" calcext:value-type="float">
            <text:p>28,8869</text:p>
          </table:table-cell>
          <table:table-cell table:style-name="ce34" office:value-type="float" office:value="29.0421" calcext:value-type="float">
            <text:p>29,042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96437" calcext:value-type="float">
            <text:p>5,96437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537" calcext:value-type="float">
            <text:p>12,253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73152" calcext:value-type="float">
            <text:p>4,73152</text:p>
          </table:table-cell>
          <table:table-cell table:style-name="ce30" office:value-type="float" office:value="23.6332" calcext:value-type="float">
            <text:p>23,633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25.7527" calcext:value-type="float">
            <text:p>25,7527</text:p>
          </table:table-cell>
          <table:table-cell table:style-name="ce34" office:value-type="float" office:value="22.4029" calcext:value-type="float">
            <text:p>22,402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71253" calcext:value-type="float">
            <text:p>4,71253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28022" calcext:value-type="float">
            <text:p>9,28022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497" calcext:value-type="float">
            <text:p>5,9497</text:p>
          </table:table-cell>
          <table:table-cell table:style-name="ce48" office:value-type="float" office:value="23.6863" calcext:value-type="float">
            <text:p>23,686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7.5095" calcext:value-type="float">
            <text:p>27,5095</text:p>
          </table:table-cell>
          <table:table-cell table:style-name="ce34" office:value-type="float" office:value="29.0418" calcext:value-type="float">
            <text:p>29,0418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3251" calcext:value-type="float">
            <text:p>5,83251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138" calcext:value-type="float">
            <text:p>12,2138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981" calcext:value-type="float">
            <text:p>4,6981</text:p>
          </table:table-cell>
          <table:table-cell table:style-name="ce30" office:value-type="float" office:value="25.4199" calcext:value-type="float">
            <text:p>25,419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4.22" calcext:value-type="float">
            <text:p>34,22</text:p>
          </table:table-cell>
          <table:table-cell table:style-name="ce34" office:value-type="float" office:value="24.0307" calcext:value-type="float">
            <text:p>24,030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90884" calcext:value-type="float">
            <text:p>4,90884</text:p>
          </table:table-cell>
          <table:table-cell table:style-name="ce30" office:value-type="float" office:value="10.6236" calcext:value-type="float">
            <text:p>10,6236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4.1344" calcext:value-type="float">
            <text:p>14,1344</text:p>
          </table:table-cell>
          <table:table-cell table:style-name="ce30" office:value-type="float" office:value="9.67865" calcext:value-type="float">
            <text:p>9,67865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3923" calcext:value-type="float">
            <text:p>5,93923</text:p>
          </table:table-cell>
          <table:table-cell table:style-name="ce48" office:value-type="float" office:value="22.0511" calcext:value-type="float">
            <text:p>22,0511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5.6194" calcext:value-type="float">
            <text:p>25,6194</text:p>
          </table:table-cell>
          <table:table-cell table:style-name="ce34" office:value-type="float" office:value="29.8795" calcext:value-type="float">
            <text:p>29,879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96425" calcext:value-type="float">
            <text:p>5,9642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717" calcext:value-type="float">
            <text:p>12,271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70353" calcext:value-type="float">
            <text:p>4,70353</text:p>
          </table:table-cell>
          <table:table-cell table:style-name="ce30" office:value-type="float" office:value="23.8126" calcext:value-type="float">
            <text:p>23,812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6.1199" calcext:value-type="float">
            <text:p>26,1199</text:p>
          </table:table-cell>
          <table:table-cell table:style-name="ce34" office:value-type="float" office:value="22.2044" calcext:value-type="float">
            <text:p>22,204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8053" calcext:value-type="float">
            <text:p>4,68053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07832" calcext:value-type="float">
            <text:p>9,07832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493" calcext:value-type="float">
            <text:p>5,9493</text:p>
          </table:table-cell>
          <table:table-cell table:style-name="ce48" office:value-type="float" office:value="22.8632" calcext:value-type="float">
            <text:p>22,8632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5.7071" calcext:value-type="float">
            <text:p>25,7071</text:p>
          </table:table-cell>
          <table:table-cell table:style-name="ce34" office:value-type="float" office:value="30.1429" calcext:value-type="float">
            <text:p>30,142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2444" calcext:value-type="float">
            <text:p>5,8244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8754" calcext:value-type="float">
            <text:p>11,8754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42:.C46])" office:value-type="float" office:value="0.669305" calcext:value-type="float">
            <text:p>0,669305</text:p>
          </table:table-cell>
          <table:table-cell table:style-name="ce22" table:formula="of:=AVERAGE([.D42:.D46])" office:value-type="float" office:value="0" calcext:value-type="float">
            <text:p>0</text:p>
          </table:table-cell>
          <table:table-cell table:style-name="ce22" table:formula="of:=AVERAGE([.E42:.E46])" office:value-type="float" office:value="0.669305" calcext:value-type="float">
            <text:p>0,669305</text:p>
          </table:table-cell>
          <table:table-cell table:style-name="ce22" table:formula="of:=AVERAGE([.F42:.F46])" office:value-type="float" office:value="4.713256" calcext:value-type="float">
            <text:p>4,713256</text:p>
          </table:table-cell>
          <table:table-cell table:style-name="ce22" table:formula="of:=AVERAGE([.G42:.G46])" office:value-type="float" office:value="23.67786" calcext:value-type="float">
            <text:p>23,67786</text:p>
          </table:table-cell>
          <table:table-cell table:style-name="ce22" table:formula="of:=AVERAGE([.H42:.H46])" office:value-type="float" office:value="143.6" calcext:value-type="float">
            <text:p>143,6</text:p>
          </table:table-cell>
          <table:table-cell table:style-name="ce22" table:formula="of:=AVERAGE([.I42:.I46])" office:value-type="float" office:value="27.53056" calcext:value-type="float">
            <text:p>27,53056</text:p>
          </table:table-cell>
          <table:table-cell table:style-name="ce22" table:formula="of:=AVERAGE([.J42:.J46])" office:value-type="float" office:value="22.65584" calcext:value-type="float">
            <text:p>22,65584</text:p>
          </table:table-cell>
          <table:table-cell table:style-name="ce22" table:formula="of:=AVERAGE([.K42:.K46])" office:value-type="float" office:value="0.715599" calcext:value-type="float">
            <text:p>0,715599</text:p>
          </table:table-cell>
          <table:table-cell table:style-name="ce22" table:formula="of:=AVERAGE([.L42:.L46])" office:value-type="float" office:value="0" calcext:value-type="float">
            <text:p>0</text:p>
          </table:table-cell>
          <table:table-cell table:style-name="ce22" table:formula="of:=AVERAGE([.M42:.M46])" office:value-type="float" office:value="0.715599" calcext:value-type="float">
            <text:p>0,715599</text:p>
          </table:table-cell>
          <table:table-cell table:style-name="ce22" table:formula="of:=AVERAGE([.N42:.N46])" office:value-type="float" office:value="4.778364" calcext:value-type="float">
            <text:p>4,778364</text:p>
          </table:table-cell>
          <table:table-cell table:style-name="ce22" table:formula="of:=AVERAGE([.O42:.O46])" office:value-type="float" office:value="13.19272" calcext:value-type="float">
            <text:p>13,19272</text:p>
          </table:table-cell>
          <table:table-cell table:style-name="ce22" table:formula="of:=AVERAGE([.P42:.P46])" office:value-type="float" office:value="24" calcext:value-type="float">
            <text:p>24</text:p>
          </table:table-cell>
          <table:table-cell table:style-name="ce22" table:formula="of:=AVERAGE([.Q42:.Q46])" office:value-type="float" office:value="14.0704" calcext:value-type="float">
            <text:p>14,0704</text:p>
          </table:table-cell>
          <table:table-cell table:style-name="ce22" table:formula="of:=AVERAGE([.R42:.R46])" office:value-type="float" office:value="9.265934" calcext:value-type="float">
            <text:p>9,265934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42:.X46])" office:value-type="float" office:value="0.669305" calcext:value-type="float">
            <text:p>0,669305</text:p>
          </table:table-cell>
          <table:table-cell table:style-name="ce22" table:formula="of:=AVERAGE([.Y42:.Y46])" office:value-type="float" office:value="0" calcext:value-type="float">
            <text:p>0</text:p>
          </table:table-cell>
          <table:table-cell table:style-name="ce22" table:formula="of:=AVERAGE([.Z42:.Z46])" office:value-type="float" office:value="0.669305" calcext:value-type="float">
            <text:p>0,669305</text:p>
          </table:table-cell>
          <table:table-cell table:style-name="ce22" table:formula="of:=AVERAGE([.AA42:.AA46])" office:value-type="float" office:value="6.120092" calcext:value-type="float">
            <text:p>6,120092</text:p>
          </table:table-cell>
          <table:table-cell table:style-name="ce22" table:formula="of:=AVERAGE([.AB42:.AB46])" office:value-type="float" office:value="22.96608" calcext:value-type="float">
            <text:p>22,96608</text:p>
          </table:table-cell>
          <table:table-cell table:style-name="ce22" table:formula="of:=AVERAGE([.AC42:.AC46])" office:value-type="float" office:value="308" calcext:value-type="float">
            <text:p>308</text:p>
          </table:table-cell>
          <table:table-cell table:style-name="ce22" table:formula="of:=AVERAGE([.AD42:.AD46])" office:value-type="float" office:value="27.09782" calcext:value-type="float">
            <text:p>27,09782</text:p>
          </table:table-cell>
          <table:table-cell table:style-name="ce22" table:formula="of:=AVERAGE([.AE42:.AE46])" office:value-type="float" office:value="29.51196" calcext:value-type="float">
            <text:p>29,51196</text:p>
          </table:table-cell>
          <table:table-cell table:style-name="ce22" table:formula="of:=AVERAGE([.AF42:.AF46])" office:value-type="float" office:value="0.715599" calcext:value-type="float">
            <text:p>0,715599</text:p>
          </table:table-cell>
          <table:table-cell table:style-name="ce22" table:formula="of:=AVERAGE([.AG42:.AG46])" office:value-type="float" office:value="0" calcext:value-type="float">
            <text:p>0</text:p>
          </table:table-cell>
          <table:table-cell table:style-name="ce22" table:formula="of:=AVERAGE([.AH42:.AH46])" office:value-type="float" office:value="0.715599" calcext:value-type="float">
            <text:p>0,715599</text:p>
          </table:table-cell>
          <table:table-cell table:style-name="ce22" table:formula="of:=AVERAGE([.AI42:.AI46])" office:value-type="float" office:value="5.914376" calcext:value-type="float">
            <text:p>5,914376</text:p>
          </table:table-cell>
          <table:table-cell table:style-name="ce22" table:formula="of:=AVERAGE([.AJ42:.AJ46])" office:value-type="float" office:value="13.56186" calcext:value-type="float">
            <text:p>13,56186</text:p>
          </table:table-cell>
          <table:table-cell table:style-name="ce22" table:formula="of:=AVERAGE([.AK42:.AK46])" office:value-type="float" office:value="45.4" calcext:value-type="float">
            <text:p>45,4</text:p>
          </table:table-cell>
          <table:table-cell table:style-name="ce22" table:formula="of:=AVERAGE([.AL42:.AL46])" office:value-type="float" office:value="14.39184" calcext:value-type="float">
            <text:p>14,39184</text:p>
          </table:table-cell>
          <table:table-cell table:style-name="ce22" table:formula="of:=AVERAGE([.AM42:.AM46])" office:value-type="float" office:value="12.1408" calcext:value-type="float">
            <text:p>12,1408</text:p>
          </table:table-cell>
          <table:table-cell table:number-columns-repeated="19"/>
        </table:table-row>
        <table:table-row table:style-name="ro1">
          <table:table-cell/>
          <table:table-cell table:style-name="ce19"/>
          <table:table-cell table:style-name="Default" table:number-columns-repeated="16"/>
          <table:table-cell table:number-columns-repeated="4"/>
          <table:table-cell table:style-name="ce19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16" table:number-rows-spanned="1">
            <text:p>AGG-SF</text:p>
          </table:table-cell>
          <table:covered-table-cell table:number-columns-repeated="15" table:style-name="Default"/>
          <table:table-cell table:number-columns-repeated="5"/>
          <table:table-cell table:style-name="ce6" office:value-type="string" calcext:value-type="string" table:number-columns-spanned="16" table:number-rows-spanned="1">
            <text:p>AGG-SF</text:p>
          </table:table-cell>
          <table:covered-table-cell table:number-columns-repeated="1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9519" calcext:value-type="float">
            <text:p>4,69519</text:p>
          </table:table-cell>
          <table:table-cell table:style-name="ce30" office:value-type="float" office:value="26.7498" calcext:value-type="float">
            <text:p>26,7498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31.5255" calcext:value-type="float">
            <text:p>31,5255</text:p>
          </table:table-cell>
          <table:table-cell table:style-name="ce34" office:value-type="float" office:value="22.4921" calcext:value-type="float">
            <text:p>22,492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8543" calcext:value-type="float">
            <text:p>4,68543</text:p>
          </table:table-cell>
          <table:table-cell table:style-name="ce30" office:value-type="float" office:value="10.8208" calcext:value-type="float">
            <text:p>10,8208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5.1362" calcext:value-type="float">
            <text:p>15,1362</text:p>
          </table:table-cell>
          <table:table-cell table:style-name="ce30" office:value-type="float" office:value="9.0664" calcext:value-type="float">
            <text:p>9,0664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4559" calcext:value-type="float">
            <text:p>5,94559</text:p>
          </table:table-cell>
          <table:table-cell table:style-name="ce48" office:value-type="float" office:value="23.0579" calcext:value-type="float">
            <text:p>23,0579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7.4043" calcext:value-type="float">
            <text:p>27,4043</text:p>
          </table:table-cell>
          <table:table-cell table:style-name="ce34" office:value-type="float" office:value="29.1279" calcext:value-type="float">
            <text:p>29,127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90841" calcext:value-type="float">
            <text:p>5,90841</text:p>
          </table:table-cell>
          <table:table-cell table:style-name="ce30" office:value-type="float" office:value="10.7121" calcext:value-type="float">
            <text:p>10,7121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4.8438" calcext:value-type="float">
            <text:p>14,8438</text:p>
          </table:table-cell>
          <table:table-cell table:style-name="ce30" office:value-type="float" office:value="12.1738" calcext:value-type="float">
            <text:p>12,1738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9735" calcext:value-type="float">
            <text:p>4,69735</text:p>
          </table:table-cell>
          <table:table-cell table:style-name="ce30" office:value-type="float" office:value="26.7187" calcext:value-type="float">
            <text:p>26,7187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1.6016" calcext:value-type="float">
            <text:p>31,6016</text:p>
          </table:table-cell>
          <table:table-cell table:style-name="ce34" office:value-type="float" office:value="22.1694" calcext:value-type="float">
            <text:p>22,169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93335" calcext:value-type="float">
            <text:p>4,93335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06674" calcext:value-type="float">
            <text:p>9,06674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3943" calcext:value-type="float">
            <text:p>5,93943</text:p>
          </table:table-cell>
          <table:table-cell table:style-name="ce48" office:value-type="float" office:value="26.2658" calcext:value-type="float">
            <text:p>26,2658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9.0158" calcext:value-type="float">
            <text:p>29,0158</text:p>
          </table:table-cell>
          <table:table-cell table:style-name="ce34" office:value-type="float" office:value="28.9862" calcext:value-type="float">
            <text:p>28,986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92256" calcext:value-type="float">
            <text:p>5,92256</text:p>
          </table:table-cell>
          <table:table-cell table:style-name="ce30" office:value-type="float" office:value="10.6371" calcext:value-type="float">
            <text:p>10,637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4.8419" calcext:value-type="float">
            <text:p>14,8419</text:p>
          </table:table-cell>
          <table:table-cell table:style-name="ce30" office:value-type="float" office:value="12.175" calcext:value-type="float">
            <text:p>12,175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71981" calcext:value-type="float">
            <text:p>4,71981</text:p>
          </table:table-cell>
          <table:table-cell table:style-name="ce30" office:value-type="float" office:value="25.2127" calcext:value-type="float">
            <text:p>25,212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8.8347" calcext:value-type="float">
            <text:p>28,8347</text:p>
          </table:table-cell>
          <table:table-cell table:style-name="ce34" office:value-type="float" office:value="22.3733" calcext:value-type="float">
            <text:p>22,373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70636" calcext:value-type="float">
            <text:p>4,70636</text:p>
          </table:table-cell>
          <table:table-cell table:style-name="ce30" office:value-type="float" office:value="10.8797" calcext:value-type="float">
            <text:p>10,8797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4.4271" calcext:value-type="float">
            <text:p>14,4271</text:p>
          </table:table-cell>
          <table:table-cell table:style-name="ce30" office:value-type="float" office:value="9.56594" calcext:value-type="float">
            <text:p>9,56594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3432" calcext:value-type="float">
            <text:p>5,93432</text:p>
          </table:table-cell>
          <table:table-cell table:style-name="ce48" office:value-type="float" office:value="23.7881" calcext:value-type="float">
            <text:p>23,7881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28.1479" calcext:value-type="float">
            <text:p>28,1479</text:p>
          </table:table-cell>
          <table:table-cell table:style-name="ce34" office:value-type="float" office:value="29.0091" calcext:value-type="float">
            <text:p>29,009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3072" calcext:value-type="float">
            <text:p>5,83072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1903" calcext:value-type="float">
            <text:p>12,1903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70138" calcext:value-type="float">
            <text:p>4,70138</text:p>
          </table:table-cell>
          <table:table-cell table:style-name="ce30" office:value-type="float" office:value="26.6738" calcext:value-type="float">
            <text:p>26,6738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5.8495" calcext:value-type="float">
            <text:p>35,8495</text:p>
          </table:table-cell>
          <table:table-cell table:style-name="ce34" office:value-type="float" office:value="25.3782" calcext:value-type="float">
            <text:p>25,378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409" calcext:value-type="float">
            <text:p>4,6409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13073" calcext:value-type="float">
            <text:p>9,13073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4085" calcext:value-type="float">
            <text:p>5,94085</text:p>
          </table:table-cell>
          <table:table-cell table:style-name="ce48" office:value-type="float" office:value="24.8902" calcext:value-type="float">
            <text:p>24,8902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0.4841" calcext:value-type="float">
            <text:p>30,4841</text:p>
          </table:table-cell>
          <table:table-cell table:style-name="ce34" office:value-type="float" office:value="30.0685" calcext:value-type="float">
            <text:p>30,068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00759" calcext:value-type="float">
            <text:p>6,00759</text:p>
          </table:table-cell>
          <table:table-cell table:style-name="ce30" office:value-type="float" office:value="10.8942" calcext:value-type="float">
            <text:p>10,894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5.1539" calcext:value-type="float">
            <text:p>15,1539</text:p>
          </table:table-cell>
          <table:table-cell table:style-name="ce30" office:value-type="float" office:value="12.2829" calcext:value-type="float">
            <text:p>12,2829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9521" calcext:value-type="float">
            <text:p>4,69521</text:p>
          </table:table-cell>
          <table:table-cell table:style-name="ce30" office:value-type="float" office:value="25.5433" calcext:value-type="float">
            <text:p>25,5433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31.258" calcext:value-type="float">
            <text:p>31,258</text:p>
          </table:table-cell>
          <table:table-cell table:style-name="ce34" office:value-type="float" office:value="22.1323" calcext:value-type="float">
            <text:p>22,132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5783" calcext:value-type="float">
            <text:p>4,65783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26578" calcext:value-type="float">
            <text:p>9,26578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95047" calcext:value-type="float">
            <text:p>5,95047</text:p>
          </table:table-cell>
          <table:table-cell table:style-name="ce48" office:value-type="float" office:value="25.1305" calcext:value-type="float">
            <text:p>25,1305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9.061" calcext:value-type="float">
            <text:p>29,061</text:p>
          </table:table-cell>
          <table:table-cell table:style-name="ce34" office:value-type="float" office:value="29.7631" calcext:value-type="float">
            <text:p>29,763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0693" calcext:value-type="float">
            <text:p>5,80693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8517" calcext:value-type="float">
            <text:p>11,8517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54:.C58])" office:value-type="float" office:value="0.669305" calcext:value-type="float">
            <text:p>0,669305</text:p>
          </table:table-cell>
          <table:table-cell table:style-name="ce22" table:formula="of:=AVERAGE([.D54:.D58])" office:value-type="float" office:value="0" calcext:value-type="float">
            <text:p>0</text:p>
          </table:table-cell>
          <table:table-cell table:style-name="ce22" table:formula="of:=AVERAGE([.E54:.E58])" office:value-type="float" office:value="0.669305" calcext:value-type="float">
            <text:p>0,669305</text:p>
          </table:table-cell>
          <table:table-cell table:style-name="ce22" table:formula="of:=AVERAGE([.F54:.F58])" office:value-type="float" office:value="4.701788" calcext:value-type="float">
            <text:p>4,701788</text:p>
          </table:table-cell>
          <table:table-cell table:style-name="ce22" table:formula="of:=AVERAGE([.G54:.G58])" office:value-type="float" office:value="26.17966" calcext:value-type="float">
            <text:p>26,17966</text:p>
          </table:table-cell>
          <table:table-cell table:style-name="ce22" table:formula="of:=AVERAGE([.H54:.H58])" office:value-type="float" office:value="210" calcext:value-type="float">
            <text:p>210</text:p>
          </table:table-cell>
          <table:table-cell table:style-name="ce22" table:formula="of:=AVERAGE([.I54:.I58])" office:value-type="float" office:value="31.81386" calcext:value-type="float">
            <text:p>31,81386</text:p>
          </table:table-cell>
          <table:table-cell table:style-name="ce22" table:formula="of:=AVERAGE([.J54:.J58])" office:value-type="float" office:value="22.90906" calcext:value-type="float">
            <text:p>22,90906</text:p>
          </table:table-cell>
          <table:table-cell table:style-name="ce22" table:formula="of:=AVERAGE([.K54:.K58])" office:value-type="float" office:value="0.715599" calcext:value-type="float">
            <text:p>0,715599</text:p>
          </table:table-cell>
          <table:table-cell table:style-name="ce22" table:formula="of:=AVERAGE([.L54:.L58])" office:value-type="float" office:value="0" calcext:value-type="float">
            <text:p>0</text:p>
          </table:table-cell>
          <table:table-cell table:style-name="ce22" table:formula="of:=AVERAGE([.M54:.M58])" office:value-type="float" office:value="0.715599" calcext:value-type="float">
            <text:p>0,715599</text:p>
          </table:table-cell>
          <table:table-cell table:style-name="ce22" table:formula="of:=AVERAGE([.N54:.N58])" office:value-type="float" office:value="4.724774" calcext:value-type="float">
            <text:p>4,724774</text:p>
          </table:table-cell>
          <table:table-cell table:style-name="ce22" table:formula="of:=AVERAGE([.O54:.O58])" office:value-type="float" office:value="12.6411" calcext:value-type="float">
            <text:p>12,6411</text:p>
          </table:table-cell>
          <table:table-cell table:style-name="ce22" table:formula="of:=AVERAGE([.P54:.P58])" office:value-type="float" office:value="46.6" calcext:value-type="float">
            <text:p>46,6</text:p>
          </table:table-cell>
          <table:table-cell table:style-name="ce22" table:formula="of:=AVERAGE([.Q54:.Q58])" office:value-type="float" office:value="14.3453" calcext:value-type="float">
            <text:p>14,3453</text:p>
          </table:table-cell>
          <table:table-cell table:style-name="ce22" table:formula="of:=AVERAGE([.R54:.R58])" office:value-type="float" office:value="9.219118" calcext:value-type="float">
            <text:p>9,219118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54:.X58])" office:value-type="float" office:value="0.669305" calcext:value-type="float">
            <text:p>0,669305</text:p>
          </table:table-cell>
          <table:table-cell table:style-name="ce22" table:formula="of:=AVERAGE([.Y54:.Y58])" office:value-type="float" office:value="0" calcext:value-type="float">
            <text:p>0</text:p>
          </table:table-cell>
          <table:table-cell table:style-name="ce22" table:formula="of:=AVERAGE([.Z54:.Z58])" office:value-type="float" office:value="0.669305" calcext:value-type="float">
            <text:p>0,669305</text:p>
          </table:table-cell>
          <table:table-cell table:style-name="ce22" table:formula="of:=AVERAGE([.AA54:.AA58])" office:value-type="float" office:value="5.942132" calcext:value-type="float">
            <text:p>5,942132</text:p>
          </table:table-cell>
          <table:table-cell table:style-name="ce22" table:formula="of:=AVERAGE([.AB54:.AB58])" office:value-type="float" office:value="24.6265" calcext:value-type="float">
            <text:p>24,6265</text:p>
          </table:table-cell>
          <table:table-cell table:style-name="ce22" table:formula="of:=AVERAGE([.AC54:.AC58])" office:value-type="float" office:value="312.8" calcext:value-type="float">
            <text:p>312,8</text:p>
          </table:table-cell>
          <table:table-cell table:style-name="ce22" table:formula="of:=AVERAGE([.AD54:.AD58])" office:value-type="float" office:value="28.82262" calcext:value-type="float">
            <text:p>28,82262</text:p>
          </table:table-cell>
          <table:table-cell table:style-name="ce22" table:formula="of:=AVERAGE([.AE54:.AE58])" office:value-type="float" office:value="29.39096" calcext:value-type="float">
            <text:p>29,39096</text:p>
          </table:table-cell>
          <table:table-cell table:style-name="ce22" table:formula="of:=AVERAGE([.AF54:.AF58])" office:value-type="float" office:value="0.715599" calcext:value-type="float">
            <text:p>0,715599</text:p>
          </table:table-cell>
          <table:table-cell table:style-name="ce22" table:formula="of:=AVERAGE([.AG54:.AG58])" office:value-type="float" office:value="0" calcext:value-type="float">
            <text:p>0</text:p>
          </table:table-cell>
          <table:table-cell table:style-name="ce22" table:formula="of:=AVERAGE([.AH54:.AH58])" office:value-type="float" office:value="0.715599" calcext:value-type="float">
            <text:p>0,715599</text:p>
          </table:table-cell>
          <table:table-cell table:style-name="ce22" table:formula="of:=AVERAGE([.AI54:.AI58])" office:value-type="float" office:value="5.895242" calcext:value-type="float">
            <text:p>5,895242</text:p>
          </table:table-cell>
          <table:table-cell table:style-name="ce22" table:formula="of:=AVERAGE([.AJ54:.AJ58])" office:value-type="float" office:value="12.16352" calcext:value-type="float">
            <text:p>12,16352</text:p>
          </table:table-cell>
          <table:table-cell table:style-name="ce22" table:formula="of:=AVERAGE([.AK54:.AK58])" office:value-type="float" office:value="137.8" calcext:value-type="float">
            <text:p>137,8</text:p>
          </table:table-cell>
          <table:table-cell table:style-name="ce22" table:formula="of:=AVERAGE([.AL54:.AL58])" office:value-type="float" office:value="14.68276" calcext:value-type="float">
            <text:p>14,68276</text:p>
          </table:table-cell>
          <table:table-cell table:style-name="ce22" table:formula="of:=AVERAGE([.AM54:.AM58])" office:value-type="float" office:value="12.13474" calcext:value-type="float">
            <text:p>12,13474</text:p>
          </table:table-cell>
          <table:table-cell table:number-columns-repeated="19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16" table:number-rows-spanned="1">
            <text:p>AGE-UN</text:p>
          </table:table-cell>
          <table:covered-table-cell table:number-columns-repeated="15" table:style-name="Default"/>
          <table:table-cell table:number-columns-repeated="5"/>
          <table:table-cell table:style-name="ce6" office:value-type="string" calcext:value-type="string" table:number-columns-spanned="16" table:number-rows-spanned="1">
            <text:p>AGE-UN</text:p>
          </table:table-cell>
          <table:covered-table-cell table:number-columns-repeated="1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18657" calcext:value-type="float">
            <text:p>5,18657</text:p>
          </table:table-cell>
          <table:table-cell table:style-name="ce30" office:value-type="float" office:value="22.2959" calcext:value-type="float">
            <text:p>22,295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24.3081" calcext:value-type="float">
            <text:p>24,3081</text:p>
          </table:table-cell>
          <table:table-cell table:style-name="ce34" office:value-type="float" office:value="23.8332" calcext:value-type="float">
            <text:p>23,833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18789" calcext:value-type="float">
            <text:p>5,18789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72174" calcext:value-type="float">
            <text:p>9,72174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52668" calcext:value-type="float">
            <text:p>6,52668</text:p>
          </table:table-cell>
          <table:table-cell table:style-name="ce48" office:value-type="float" office:value="21.9031" calcext:value-type="float">
            <text:p>21,9031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3.9288" calcext:value-type="float">
            <text:p>23,9288</text:p>
          </table:table-cell>
          <table:table-cell table:style-name="ce34" office:value-type="float" office:value="30.4813" calcext:value-type="float">
            <text:p>30,481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50387" calcext:value-type="float">
            <text:p>6,50387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9336" calcext:value-type="float">
            <text:p>12,9336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2086" calcext:value-type="float">
            <text:p>5,22086</text:p>
          </table:table-cell>
          <table:table-cell table:style-name="ce30" office:value-type="float" office:value="21.2545" calcext:value-type="float">
            <text:p>21,254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4.4204" calcext:value-type="float">
            <text:p>24,4204</text:p>
          </table:table-cell>
          <table:table-cell table:style-name="ce34" office:value-type="float" office:value="23.6282" calcext:value-type="float">
            <text:p>23,628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33827" calcext:value-type="float">
            <text:p>5,33827</text:p>
          </table:table-cell>
          <table:table-cell table:style-name="ce30" office:value-type="float" office:value="10.8797" calcext:value-type="float">
            <text:p>10,8797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4.4271" calcext:value-type="float">
            <text:p>14,4271</text:p>
          </table:table-cell>
          <table:table-cell table:style-name="ce30" office:value-type="float" office:value="9.69962" calcext:value-type="float">
            <text:p>9,69962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7848" calcext:value-type="float">
            <text:p>6,47848</text:p>
          </table:table-cell>
          <table:table-cell table:style-name="ce48" office:value-type="float" office:value="21.7309" calcext:value-type="float">
            <text:p>21,7309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23.8236" calcext:value-type="float">
            <text:p>23,8236</text:p>
          </table:table-cell>
          <table:table-cell table:style-name="ce34" office:value-type="float" office:value="30.519" calcext:value-type="float">
            <text:p>30,51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71359" calcext:value-type="float">
            <text:p>6,71359</text:p>
          </table:table-cell>
          <table:table-cell table:style-name="ce30" office:value-type="float" office:value="10.7979" calcext:value-type="float">
            <text:p>10,7979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5.6791" calcext:value-type="float">
            <text:p>15,6791</text:p>
          </table:table-cell>
          <table:table-cell table:style-name="ce30" office:value-type="float" office:value="12.8667" calcext:value-type="float">
            <text:p>12,866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2612" calcext:value-type="float">
            <text:p>5,22612</text:p>
          </table:table-cell>
          <table:table-cell table:style-name="ce48" office:value-type="float" office:value="21.7349" calcext:value-type="float">
            <text:p>21,7349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4.0423" calcext:value-type="float">
            <text:p>24,0423</text:p>
          </table:table-cell>
          <table:table-cell table:style-name="ce34" office:value-type="float" office:value="24.4696" calcext:value-type="float">
            <text:p>24,469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19082" calcext:value-type="float">
            <text:p>5,19082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10.4878" calcext:value-type="float">
            <text:p>10,4878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7118" calcext:value-type="float">
            <text:p>6,47118</text:p>
          </table:table-cell>
          <table:table-cell table:style-name="ce48" office:value-type="float" office:value="21.9684" calcext:value-type="float">
            <text:p>21,9684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3.9941" calcext:value-type="float">
            <text:p>23,9941</text:p>
          </table:table-cell>
          <table:table-cell table:style-name="ce34" office:value-type="float" office:value="30.6142" calcext:value-type="float">
            <text:p>30,614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40394" calcext:value-type="float">
            <text:p>6,4039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8322" calcext:value-type="float">
            <text:p>12,832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1655" calcext:value-type="float">
            <text:p>5,21655</text:p>
          </table:table-cell>
          <table:table-cell table:style-name="ce48" office:value-type="float" office:value="21.9077" calcext:value-type="float">
            <text:p>21,907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3.3029" calcext:value-type="float">
            <text:p>23,3029</text:p>
          </table:table-cell>
          <table:table-cell table:style-name="ce34" office:value-type="float" office:value="24.4074" calcext:value-type="float">
            <text:p>24,407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18252" calcext:value-type="float">
            <text:p>5,18252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78534" calcext:value-type="float">
            <text:p>9,78534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7809" calcext:value-type="float">
            <text:p>6,47809</text:p>
          </table:table-cell>
          <table:table-cell table:style-name="ce48" office:value-type="float" office:value="21.813" calcext:value-type="float">
            <text:p>21,813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23.7581" calcext:value-type="float">
            <text:p>23,7581</text:p>
          </table:table-cell>
          <table:table-cell table:style-name="ce34" office:value-type="float" office:value="31.6256" calcext:value-type="float">
            <text:p>31,625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43255" calcext:value-type="float">
            <text:p>6,4325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3.3937" calcext:value-type="float">
            <text:p>13,393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0393" calcext:value-type="float">
            <text:p>5,20393</text:p>
          </table:table-cell>
          <table:table-cell table:style-name="ce48" office:value-type="float" office:value="22.1389" calcext:value-type="float">
            <text:p>22,138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3.3731" calcext:value-type="float">
            <text:p>23,3731</text:p>
          </table:table-cell>
          <table:table-cell table:style-name="ce34" office:value-type="float" office:value="23.6163" calcext:value-type="float">
            <text:p>23,616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19704" calcext:value-type="float">
            <text:p>5,19704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10.0113" calcext:value-type="float">
            <text:p>10,0113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9779" calcext:value-type="float">
            <text:p>6,49779</text:p>
          </table:table-cell>
          <table:table-cell table:style-name="ce48" office:value-type="float" office:value="21.9214" calcext:value-type="float">
            <text:p>21,9214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4.0543" calcext:value-type="float">
            <text:p>24,0543</text:p>
          </table:table-cell>
          <table:table-cell table:style-name="ce34" office:value-type="float" office:value="30.7135" calcext:value-type="float">
            <text:p>30,713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36754" calcext:value-type="float">
            <text:p>6,36754</text:p>
          </table:table-cell>
          <table:table-cell table:style-name="ce30" office:value-type="float" office:value="10.8955" calcext:value-type="float">
            <text:p>10,8955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5.2648" calcext:value-type="float">
            <text:p>15,2648</text:p>
          </table:table-cell>
          <table:table-cell table:style-name="ce30" office:value-type="float" office:value="12.5878" calcext:value-type="float">
            <text:p>12,5878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66:.C70])" office:value-type="float" office:value="0.669305" calcext:value-type="float">
            <text:p>0,669305</text:p>
          </table:table-cell>
          <table:table-cell table:style-name="ce22" table:formula="of:=AVERAGE([.D66:.D70])" office:value-type="float" office:value="0" calcext:value-type="float">
            <text:p>0</text:p>
          </table:table-cell>
          <table:table-cell table:style-name="ce22" table:formula="of:=AVERAGE([.E66:.E70])" office:value-type="float" office:value="0.669305" calcext:value-type="float">
            <text:p>0,669305</text:p>
          </table:table-cell>
          <table:table-cell table:style-name="ce22" table:formula="of:=AVERAGE([.F66:.F70])" office:value-type="float" office:value="5.210806" calcext:value-type="float">
            <text:p>5,210806</text:p>
          </table:table-cell>
          <table:table-cell table:style-name="ce22" table:formula="of:=AVERAGE([.G66:.G70])" office:value-type="float" office:value="21.86638" calcext:value-type="float">
            <text:p>21,86638</text:p>
          </table:table-cell>
          <table:table-cell table:style-name="ce22" table:formula="of:=AVERAGE([.H66:.H70])" office:value-type="float" office:value="75.4" calcext:value-type="float">
            <text:p>75,4</text:p>
          </table:table-cell>
          <table:table-cell table:style-name="ce22" table:formula="of:=AVERAGE([.I66:.I70])" office:value-type="float" office:value="23.88936" calcext:value-type="float">
            <text:p>23,88936</text:p>
          </table:table-cell>
          <table:table-cell table:style-name="ce22" table:formula="of:=AVERAGE([.J66:.J70])" office:value-type="float" office:value="23.99094" calcext:value-type="float">
            <text:p>23,99094</text:p>
          </table:table-cell>
          <table:table-cell table:style-name="ce22" table:formula="of:=AVERAGE([.K66:.K70])" office:value-type="float" office:value="0.715599" calcext:value-type="float">
            <text:p>0,715599</text:p>
          </table:table-cell>
          <table:table-cell table:style-name="ce22" table:formula="of:=AVERAGE([.L66:.L70])" office:value-type="float" office:value="0" calcext:value-type="float">
            <text:p>0</text:p>
          </table:table-cell>
          <table:table-cell table:style-name="ce22" table:formula="of:=AVERAGE([.M66:.M70])" office:value-type="float" office:value="0.715599" calcext:value-type="float">
            <text:p>0,715599</text:p>
          </table:table-cell>
          <table:table-cell table:style-name="ce22" table:formula="of:=AVERAGE([.N66:.N70])" office:value-type="float" office:value="5.219308" calcext:value-type="float">
            <text:p>5,219308</text:p>
          </table:table-cell>
          <table:table-cell table:style-name="ce22" table:formula="of:=AVERAGE([.O66:.O70])" office:value-type="float" office:value="13.24394" calcext:value-type="float">
            <text:p>13,24394</text:p>
          </table:table-cell>
          <table:table-cell table:style-name="ce22" table:formula="of:=AVERAGE([.P66:.P70])" office:value-type="float" office:value="24.2" calcext:value-type="float">
            <text:p>24,2</text:p>
          </table:table-cell>
          <table:table-cell table:style-name="ce22" table:formula="of:=AVERAGE([.Q66:.Q70])" office:value-type="float" office:value="14.12894" calcext:value-type="float">
            <text:p>14,12894</text:p>
          </table:table-cell>
          <table:table-cell table:style-name="ce22" table:formula="of:=AVERAGE([.R66:.R70])" office:value-type="float" office:value="9.94116" calcext:value-type="float">
            <text:p>9,94116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66:.X70])" office:value-type="float" office:value="0.669305" calcext:value-type="float">
            <text:p>0,669305</text:p>
          </table:table-cell>
          <table:table-cell table:style-name="ce22" table:formula="of:=AVERAGE([.Y66:.Y70])" office:value-type="float" office:value="0" calcext:value-type="float">
            <text:p>0</text:p>
          </table:table-cell>
          <table:table-cell table:style-name="ce22" table:formula="of:=AVERAGE([.Z66:.Z70])" office:value-type="float" office:value="0.669305" calcext:value-type="float">
            <text:p>0,669305</text:p>
          </table:table-cell>
          <table:table-cell table:style-name="ce22" table:formula="of:=AVERAGE([.AA66:.AA70])" office:value-type="float" office:value="6.490444" calcext:value-type="float">
            <text:p>6,490444</text:p>
          </table:table-cell>
          <table:table-cell table:style-name="ce22" table:formula="of:=AVERAGE([.AB66:.AB70])" office:value-type="float" office:value="21.86736" calcext:value-type="float">
            <text:p>21,86736</text:p>
          </table:table-cell>
          <table:table-cell table:style-name="ce22" table:formula="of:=AVERAGE([.AC66:.AC70])" office:value-type="float" office:value="152.4" calcext:value-type="float">
            <text:p>152,4</text:p>
          </table:table-cell>
          <table:table-cell table:style-name="ce22" table:formula="of:=AVERAGE([.AD66:.AD70])" office:value-type="float" office:value="23.91178" calcext:value-type="float">
            <text:p>23,91178</text:p>
          </table:table-cell>
          <table:table-cell table:style-name="ce22" table:formula="of:=AVERAGE([.AE66:.AE70])" office:value-type="float" office:value="30.79072" calcext:value-type="float">
            <text:p>30,79072</text:p>
          </table:table-cell>
          <table:table-cell table:style-name="ce22" table:formula="of:=AVERAGE([.AF66:.AF70])" office:value-type="float" office:value="0.715599" calcext:value-type="float">
            <text:p>0,715599</text:p>
          </table:table-cell>
          <table:table-cell table:style-name="ce22" table:formula="of:=AVERAGE([.AG66:.AG70])" office:value-type="float" office:value="0" calcext:value-type="float">
            <text:p>0</text:p>
          </table:table-cell>
          <table:table-cell table:style-name="ce22" table:formula="of:=AVERAGE([.AH66:.AH70])" office:value-type="float" office:value="0.715599" calcext:value-type="float">
            <text:p>0,715599</text:p>
          </table:table-cell>
          <table:table-cell table:style-name="ce22" table:formula="of:=AVERAGE([.AI66:.AI70])" office:value-type="float" office:value="6.484298" calcext:value-type="float">
            <text:p>6,484298</text:p>
          </table:table-cell>
          <table:table-cell table:style-name="ce22" table:formula="of:=AVERAGE([.AJ66:.AJ70])" office:value-type="float" office:value="12.91094" calcext:value-type="float">
            <text:p>12,91094</text:p>
          </table:table-cell>
          <table:table-cell table:style-name="ce22" table:formula="of:=AVERAGE([.AK66:.AK70])" office:value-type="float" office:value="101.2" calcext:value-type="float">
            <text:p>101,2</text:p>
          </table:table-cell>
          <table:table-cell table:style-name="ce22" table:formula="of:=AVERAGE([.AL66:.AL70])" office:value-type="float" office:value="14.76104" calcext:value-type="float">
            <text:p>14,76104</text:p>
          </table:table-cell>
          <table:table-cell table:style-name="ce22" table:formula="of:=AVERAGE([.AM66:.AM70])" office:value-type="float" office:value="12.9228" calcext:value-type="float">
            <text:p>12,9228</text:p>
          </table:table-cell>
          <table:table-cell table:number-columns-repeated="19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16" table:number-rows-spanned="1">
            <text:p>AGE-SF</text:p>
          </table:table-cell>
          <table:covered-table-cell table:number-columns-repeated="15" table:style-name="Default"/>
          <table:table-cell table:number-columns-repeated="5"/>
          <table:table-cell table:style-name="ce6" office:value-type="string" calcext:value-type="string" table:number-columns-spanned="16" table:number-rows-spanned="1">
            <text:p>AGE-SF</text:p>
          </table:table-cell>
          <table:covered-table-cell table:number-columns-repeated="1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19865" calcext:value-type="float">
            <text:p>5,19865</text:p>
          </table:table-cell>
          <table:table-cell table:style-name="ce30" office:value-type="float" office:value="21.0227" calcext:value-type="float">
            <text:p>21,0227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3.5715" calcext:value-type="float">
            <text:p>23,5715</text:p>
          </table:table-cell>
          <table:table-cell table:style-name="ce34" office:value-type="float" office:value="23.7729" calcext:value-type="float">
            <text:p>23,772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25002" calcext:value-type="float">
            <text:p>5,25002</text:p>
          </table:table-cell>
          <table:table-cell table:style-name="ce30" office:value-type="float" office:value="10.8127" calcext:value-type="float">
            <text:p>10,8127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4.7624" calcext:value-type="float">
            <text:p>14,7624</text:p>
          </table:table-cell>
          <table:table-cell table:style-name="ce30" office:value-type="float" office:value="9.6559" calcext:value-type="float">
            <text:p>9,6559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50742" calcext:value-type="float">
            <text:p>6,50742</text:p>
          </table:table-cell>
          <table:table-cell table:style-name="ce48" office:value-type="float" office:value="22.6302" calcext:value-type="float">
            <text:p>22,6302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24.5351" calcext:value-type="float">
            <text:p>24,5351</text:p>
          </table:table-cell>
          <table:table-cell table:style-name="ce34" office:value-type="float" office:value="30.511" calcext:value-type="float">
            <text:p>30,51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53209" calcext:value-type="float">
            <text:p>6,5320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5892" calcext:value-type="float">
            <text:p>12,589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0306" calcext:value-type="float">
            <text:p>5,20306</text:p>
          </table:table-cell>
          <table:table-cell table:style-name="ce30" office:value-type="float" office:value="22.1983" calcext:value-type="float">
            <text:p>22,1983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24.4251" calcext:value-type="float">
            <text:p>24,4251</text:p>
          </table:table-cell>
          <table:table-cell table:style-name="ce34" office:value-type="float" office:value="23.6373" calcext:value-type="float">
            <text:p>23,637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16963" calcext:value-type="float">
            <text:p>5,16963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7253" calcext:value-type="float">
            <text:p>9,7253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5995" calcext:value-type="float">
            <text:p>6,45995</text:p>
          </table:table-cell>
          <table:table-cell table:style-name="ce48" office:value-type="float" office:value="21.715" calcext:value-type="float">
            <text:p>21,71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23.5662" calcext:value-type="float">
            <text:p>23,5662</text:p>
          </table:table-cell>
          <table:table-cell table:style-name="ce34" office:value-type="float" office:value="30.4842" calcext:value-type="float">
            <text:p>30,484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52826" calcext:value-type="float">
            <text:p>6,5282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8224" calcext:value-type="float">
            <text:p>12,8224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2084" calcext:value-type="float">
            <text:p>5,22084</text:p>
          </table:table-cell>
          <table:table-cell table:style-name="ce48" office:value-type="float" office:value="21.8776" calcext:value-type="float">
            <text:p>21,877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3.9434" calcext:value-type="float">
            <text:p>23,9434</text:p>
          </table:table-cell>
          <table:table-cell table:style-name="ce34" office:value-type="float" office:value="23.9007" calcext:value-type="float">
            <text:p>23,900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29405" calcext:value-type="float">
            <text:p>5,29405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10.0588" calcext:value-type="float">
            <text:p>10,0588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899" calcext:value-type="float">
            <text:p>6,4899</text:p>
          </table:table-cell>
          <table:table-cell table:style-name="ce48" office:value-type="float" office:value="21.939" calcext:value-type="float">
            <text:p>21,939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24.5012" calcext:value-type="float">
            <text:p>24,5012</text:p>
          </table:table-cell>
          <table:table-cell table:style-name="ce34" office:value-type="float" office:value="30.5162" calcext:value-type="float">
            <text:p>30,516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37084" calcext:value-type="float">
            <text:p>6,3708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7701" calcext:value-type="float">
            <text:p>12,7701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19398" calcext:value-type="float">
            <text:p>5,19398</text:p>
          </table:table-cell>
          <table:table-cell table:style-name="ce48" office:value-type="float" office:value="22.2444" calcext:value-type="float">
            <text:p>22,2444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4.9542" calcext:value-type="float">
            <text:p>24,9542</text:p>
          </table:table-cell>
          <table:table-cell table:style-name="ce34" office:value-type="float" office:value="23.6347" calcext:value-type="float">
            <text:p>23,634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36002" calcext:value-type="float">
            <text:p>5,36002</text:p>
          </table:table-cell>
          <table:table-cell table:style-name="ce30" office:value-type="float" office:value="10.8225" calcext:value-type="float">
            <text:p>10,8225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5.0282" calcext:value-type="float">
            <text:p>15,0282</text:p>
          </table:table-cell>
          <table:table-cell table:style-name="ce30" office:value-type="float" office:value="9.67239" calcext:value-type="float">
            <text:p>9,67239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8147" calcext:value-type="float">
            <text:p>6,48147</text:p>
          </table:table-cell>
          <table:table-cell table:style-name="ce48" office:value-type="float" office:value="21.8314" calcext:value-type="float">
            <text:p>21,8314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4.1521" calcext:value-type="float">
            <text:p>24,1521</text:p>
          </table:table-cell>
          <table:table-cell table:style-name="ce34" office:value-type="float" office:value="30.4623" calcext:value-type="float">
            <text:p>30,462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46035" calcext:value-type="float">
            <text:p>6,46035</text:p>
          </table:table-cell>
          <table:table-cell table:style-name="ce30" office:value-type="float" office:value="10.8208" calcext:value-type="float">
            <text:p>10,820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5.4643" calcext:value-type="float">
            <text:p>15,4643</text:p>
          </table:table-cell>
          <table:table-cell table:style-name="ce30" office:value-type="float" office:value="12.8347" calcext:value-type="float">
            <text:p>12,834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21059" calcext:value-type="float">
            <text:p>5,21059</text:p>
          </table:table-cell>
          <table:table-cell table:style-name="ce48" office:value-type="float" office:value="21.2511" calcext:value-type="float">
            <text:p>21,2511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4.3365" calcext:value-type="float">
            <text:p>24,3365</text:p>
          </table:table-cell>
          <table:table-cell table:style-name="ce34" office:value-type="float" office:value="23.6062" calcext:value-type="float">
            <text:p>23,606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1559" calcext:value-type="float">
            <text:p>5,1559</text:p>
          </table:table-cell>
          <table:table-cell table:style-name="ce30" office:value-type="float" office:value="10.8093" calcext:value-type="float">
            <text:p>10,809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4.9052" calcext:value-type="float">
            <text:p>14,9052</text:p>
          </table:table-cell>
          <table:table-cell table:style-name="ce30" office:value-type="float" office:value="9.94849" calcext:value-type="float">
            <text:p>9,94849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6.46886" calcext:value-type="float">
            <text:p>6,46886</text:p>
          </table:table-cell>
          <table:table-cell table:style-name="ce48" office:value-type="float" office:value="21.6596" calcext:value-type="float">
            <text:p>21,659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3.9804" calcext:value-type="float">
            <text:p>23,9804</text:p>
          </table:table-cell>
          <table:table-cell table:style-name="ce34" office:value-type="float" office:value="30.5146" calcext:value-type="float">
            <text:p>30,514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6.37909" calcext:value-type="float">
            <text:p>6,3790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4856" calcext:value-type="float">
            <text:p>12,4856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78:.C82])" office:value-type="float" office:value="0.669305" calcext:value-type="float">
            <text:p>0,669305</text:p>
          </table:table-cell>
          <table:table-cell table:style-name="ce22" table:formula="of:=AVERAGE([.D78:.D82])" office:value-type="float" office:value="0" calcext:value-type="float">
            <text:p>0</text:p>
          </table:table-cell>
          <table:table-cell table:style-name="ce22" table:formula="of:=AVERAGE([.E78:.E82])" office:value-type="float" office:value="0.669305" calcext:value-type="float">
            <text:p>0,669305</text:p>
          </table:table-cell>
          <table:table-cell table:style-name="ce22" table:formula="of:=AVERAGE([.F78:.F82])" office:value-type="float" office:value="5.205424" calcext:value-type="float">
            <text:p>5,205424</text:p>
          </table:table-cell>
          <table:table-cell table:style-name="ce22" table:formula="of:=AVERAGE([.G78:.G82])" office:value-type="float" office:value="21.71882" calcext:value-type="float">
            <text:p>21,71882</text:p>
          </table:table-cell>
          <table:table-cell table:style-name="ce22" table:formula="of:=AVERAGE([.H78:.H82])" office:value-type="float" office:value="94.2" calcext:value-type="float">
            <text:p>94,2</text:p>
          </table:table-cell>
          <table:table-cell table:style-name="ce22" table:formula="of:=AVERAGE([.I78:.I82])" office:value-type="float" office:value="24.24614" calcext:value-type="float">
            <text:p>24,24614</text:p>
          </table:table-cell>
          <table:table-cell table:style-name="ce22" table:formula="of:=AVERAGE([.J78:.J82])" office:value-type="float" office:value="23.71036" calcext:value-type="float">
            <text:p>23,71036</text:p>
          </table:table-cell>
          <table:table-cell table:style-name="ce22" table:formula="of:=AVERAGE([.K78:.K82])" office:value-type="float" office:value="0.715599" calcext:value-type="float">
            <text:p>0,715599</text:p>
          </table:table-cell>
          <table:table-cell table:style-name="ce22" table:formula="of:=AVERAGE([.L78:.L82])" office:value-type="float" office:value="0" calcext:value-type="float">
            <text:p>0</text:p>
          </table:table-cell>
          <table:table-cell table:style-name="ce22" table:formula="of:=AVERAGE([.M78:.M82])" office:value-type="float" office:value="0.715599" calcext:value-type="float">
            <text:p>0,715599</text:p>
          </table:table-cell>
          <table:table-cell table:style-name="ce22" table:formula="of:=AVERAGE([.N78:.N82])" office:value-type="float" office:value="5.245924" calcext:value-type="float">
            <text:p>5,245924</text:p>
          </table:table-cell>
          <table:table-cell table:style-name="ce22" table:formula="of:=AVERAGE([.O78:.O82])" office:value-type="float" office:value="12.0229" calcext:value-type="float">
            <text:p>12,0229</text:p>
          </table:table-cell>
          <table:table-cell table:style-name="ce22" table:formula="of:=AVERAGE([.P78:.P82])" office:value-type="float" office:value="69.4" calcext:value-type="float">
            <text:p>69,4</text:p>
          </table:table-cell>
          <table:table-cell table:style-name="ce22" table:formula="of:=AVERAGE([.Q78:.Q82])" office:value-type="float" office:value="14.56092" calcext:value-type="float">
            <text:p>14,56092</text:p>
          </table:table-cell>
          <table:table-cell table:style-name="ce22" table:formula="of:=AVERAGE([.R78:.R82])" office:value-type="float" office:value="9.812176" calcext:value-type="float">
            <text:p>9,812176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78:.X82])" office:value-type="float" office:value="0.669305" calcext:value-type="float">
            <text:p>0,669305</text:p>
          </table:table-cell>
          <table:table-cell table:style-name="ce22" table:formula="of:=AVERAGE([.Y78:.Y82])" office:value-type="float" office:value="0" calcext:value-type="float">
            <text:p>0</text:p>
          </table:table-cell>
          <table:table-cell table:style-name="ce22" table:formula="of:=AVERAGE([.Z78:.Z82])" office:value-type="float" office:value="0.669305" calcext:value-type="float">
            <text:p>0,669305</text:p>
          </table:table-cell>
          <table:table-cell table:style-name="ce22" table:formula="of:=AVERAGE([.AA78:.AA82])" office:value-type="float" office:value="6.48152" calcext:value-type="float">
            <text:p>6,48152</text:p>
          </table:table-cell>
          <table:table-cell table:style-name="ce22" table:formula="of:=AVERAGE([.AB78:.AB82])" office:value-type="float" office:value="21.95504" calcext:value-type="float">
            <text:p>21,95504</text:p>
          </table:table-cell>
          <table:table-cell table:style-name="ce22" table:formula="of:=AVERAGE([.AC78:.AC82])" office:value-type="float" office:value="163.4" calcext:value-type="float">
            <text:p>163,4</text:p>
          </table:table-cell>
          <table:table-cell table:style-name="ce22" table:formula="of:=AVERAGE([.AD78:.AD82])" office:value-type="float" office:value="24.147" calcext:value-type="float">
            <text:p>24,147</text:p>
          </table:table-cell>
          <table:table-cell table:style-name="ce22" table:formula="of:=AVERAGE([.AE78:.AE82])" office:value-type="float" office:value="30.49766" calcext:value-type="float">
            <text:p>30,49766</text:p>
          </table:table-cell>
          <table:table-cell table:style-name="ce22" table:formula="of:=AVERAGE([.AF78:.AF82])" office:value-type="float" office:value="0.715599" calcext:value-type="float">
            <text:p>0,715599</text:p>
          </table:table-cell>
          <table:table-cell table:style-name="ce22" table:formula="of:=AVERAGE([.AG78:.AG82])" office:value-type="float" office:value="0" calcext:value-type="float">
            <text:p>0</text:p>
          </table:table-cell>
          <table:table-cell table:style-name="ce22" table:formula="of:=AVERAGE([.AH78:.AH82])" office:value-type="float" office:value="0.715599" calcext:value-type="float">
            <text:p>0,715599</text:p>
          </table:table-cell>
          <table:table-cell table:style-name="ce22" table:formula="of:=AVERAGE([.AI78:.AI82])" office:value-type="float" office:value="6.454126" calcext:value-type="float">
            <text:p>6,454126</text:p>
          </table:table-cell>
          <table:table-cell table:style-name="ce22" table:formula="of:=AVERAGE([.AJ78:.AJ82])" office:value-type="float" office:value="13.59384" calcext:value-type="float">
            <text:p>13,59384</text:p>
          </table:table-cell>
          <table:table-cell table:style-name="ce22" table:formula="of:=AVERAGE([.AK78:.AK82])" office:value-type="float" office:value="50.8" calcext:value-type="float">
            <text:p>50,8</text:p>
          </table:table-cell>
          <table:table-cell table:style-name="ce22" table:formula="of:=AVERAGE([.AL78:.AL82])" office:value-type="float" office:value="14.52254" calcext:value-type="float">
            <text:p>14,52254</text:p>
          </table:table-cell>
          <table:table-cell table:style-name="ce22" table:formula="of:=AVERAGE([.AM78:.AM82])" office:value-type="float" office:value="12.7004" calcext:value-type="float">
            <text:p>12,7004</text:p>
          </table:table-cell>
          <table:table-cell table:number-columns-repeated="19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16" table:number-rows-spanned="1">
            <text:p>AM-1,0,10</text:p>
          </table:table-cell>
          <table:covered-table-cell table:number-columns-repeated="15" table:style-name="Default"/>
          <table:table-cell table:number-columns-repeated="5"/>
          <table:table-cell table:style-name="ce6" office:value-type="string" calcext:value-type="string" table:number-columns-spanned="16" table:number-rows-spanned="1">
            <text:p>AM-1,0,10</text:p>
          </table:table-cell>
          <table:covered-table-cell table:number-columns-repeated="1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9166" calcext:value-type="float">
            <text:p>4,59166</text:p>
          </table:table-cell>
          <table:table-cell table:style-name="ce30" office:value-type="float" office:value="22.0861" calcext:value-type="float">
            <text:p>22,086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3.7227" calcext:value-type="float">
            <text:p>23,7227</text:p>
          </table:table-cell>
          <table:table-cell table:style-name="ce34" office:value-type="float" office:value="22.0237" calcext:value-type="float">
            <text:p>22,023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9551" calcext:value-type="float">
            <text:p>4,59551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8.9536" calcext:value-type="float">
            <text:p>8,9536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4074" calcext:value-type="float">
            <text:p>5,84074</text:p>
          </table:table-cell>
          <table:table-cell table:style-name="ce48" office:value-type="float" office:value="22.2887" calcext:value-type="float">
            <text:p>22,2887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24.69" calcext:value-type="float">
            <text:p>24,69</text:p>
          </table:table-cell>
          <table:table-cell table:style-name="ce34" office:value-type="float" office:value="28.8284" calcext:value-type="float">
            <text:p>28,828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1235" calcext:value-type="float">
            <text:p>5,7123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3.4358" calcext:value-type="float">
            <text:p>13,4358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7886" calcext:value-type="float">
            <text:p>4,57886</text:p>
          </table:table-cell>
          <table:table-cell table:style-name="ce48" office:value-type="float" office:value="22.056" calcext:value-type="float">
            <text:p>22,056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24.1756" calcext:value-type="float">
            <text:p>24,1756</text:p>
          </table:table-cell>
          <table:table-cell table:style-name="ce34" office:value-type="float" office:value="22.6149" calcext:value-type="float">
            <text:p>22,614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70443" calcext:value-type="float">
            <text:p>4,70443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8.96258" calcext:value-type="float">
            <text:p>8,96258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384" calcext:value-type="float">
            <text:p>5,83384</text:p>
          </table:table-cell>
          <table:table-cell table:style-name="ce48" office:value-type="float" office:value="21.5778" calcext:value-type="float">
            <text:p>21,5778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4.8912" calcext:value-type="float">
            <text:p>24,8912</text:p>
          </table:table-cell>
          <table:table-cell table:style-name="ce34" office:value-type="float" office:value="28.8813" calcext:value-type="float">
            <text:p>28,8813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1071" calcext:value-type="float">
            <text:p>5,81071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3253" calcext:value-type="float">
            <text:p>12,3253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3521" calcext:value-type="float">
            <text:p>4,63521</text:p>
          </table:table-cell>
          <table:table-cell table:style-name="ce48" office:value-type="float" office:value="21.4325" calcext:value-type="float">
            <text:p>21,4325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4.5716" calcext:value-type="float">
            <text:p>24,5716</text:p>
          </table:table-cell>
          <table:table-cell table:style-name="ce34" office:value-type="float" office:value="22.3105" calcext:value-type="float">
            <text:p>22,310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6192" calcext:value-type="float">
            <text:p>4,56192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02386" calcext:value-type="float">
            <text:p>9,02386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845" calcext:value-type="float">
            <text:p>5,83845</text:p>
          </table:table-cell>
          <table:table-cell table:style-name="ce48" office:value-type="float" office:value="22.1679" calcext:value-type="float">
            <text:p>22,1679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4.207" calcext:value-type="float">
            <text:p>24,207</text:p>
          </table:table-cell>
          <table:table-cell table:style-name="ce34" office:value-type="float" office:value="29.9921" calcext:value-type="float">
            <text:p>29,992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2255" calcext:value-type="float">
            <text:p>5,7225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062" calcext:value-type="float">
            <text:p>12,06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8209" calcext:value-type="float">
            <text:p>4,58209</text:p>
          </table:table-cell>
          <table:table-cell table:style-name="ce48" office:value-type="float" office:value="22.2379" calcext:value-type="float">
            <text:p>22,237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3.9818" calcext:value-type="float">
            <text:p>23,9818</text:p>
          </table:table-cell>
          <table:table-cell table:style-name="ce34" office:value-type="float" office:value="22.001" calcext:value-type="float">
            <text:p>22,00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8721" calcext:value-type="float">
            <text:p>4,68721</text:p>
          </table:table-cell>
          <table:table-cell table:style-name="ce30" office:value-type="float" office:value="10.7267" calcext:value-type="float">
            <text:p>10,7267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4.3107" calcext:value-type="float">
            <text:p>14,3107</text:p>
          </table:table-cell>
          <table:table-cell table:style-name="ce30" office:value-type="float" office:value="8.97394" calcext:value-type="float">
            <text:p>8,97394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5906" calcext:value-type="float">
            <text:p>5,85906</text:p>
          </table:table-cell>
          <table:table-cell table:style-name="ce48" office:value-type="float" office:value="21.7594" calcext:value-type="float">
            <text:p>21,7594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23.9997" calcext:value-type="float">
            <text:p>23,9997</text:p>
          </table:table-cell>
          <table:table-cell table:style-name="ce34" office:value-type="float" office:value="29.0021" calcext:value-type="float">
            <text:p>29,002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3034" calcext:value-type="float">
            <text:p>5,8303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1101" calcext:value-type="float">
            <text:p>12,1101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9271" calcext:value-type="float">
            <text:p>4,59271</text:p>
          </table:table-cell>
          <table:table-cell table:style-name="ce48" office:value-type="float" office:value="22.1737" calcext:value-type="float">
            <text:p>22,17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4.1591" calcext:value-type="float">
            <text:p>24,1591</text:p>
          </table:table-cell>
          <table:table-cell table:style-name="ce34" office:value-type="float" office:value="21.9816" calcext:value-type="float">
            <text:p>21,981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3656" calcext:value-type="float">
            <text:p>4,53656</text:p>
          </table:table-cell>
          <table:table-cell table:style-name="ce30" office:value-type="float" office:value="10.7686" calcext:value-type="float">
            <text:p>10,768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4.4623" calcext:value-type="float">
            <text:p>14,4623</text:p>
          </table:table-cell>
          <table:table-cell table:style-name="ce30" office:value-type="float" office:value="9.11605" calcext:value-type="float">
            <text:p>9,11605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189" calcext:value-type="float">
            <text:p>5,83189</text:p>
          </table:table-cell>
          <table:table-cell table:style-name="ce48" office:value-type="float" office:value="22.0236" calcext:value-type="float">
            <text:p>22,0236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4.1565" calcext:value-type="float">
            <text:p>24,1565</text:p>
          </table:table-cell>
          <table:table-cell table:style-name="ce34" office:value-type="float" office:value="28.9811" calcext:value-type="float">
            <text:p>28,981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3508" calcext:value-type="float">
            <text:p>5,7350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7175" calcext:value-type="float">
            <text:p>11,7175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90:.C94])" office:value-type="float" office:value="0.669305" calcext:value-type="float">
            <text:p>0,669305</text:p>
          </table:table-cell>
          <table:table-cell table:style-name="ce22" table:formula="of:=AVERAGE([.D90:.D94])" office:value-type="float" office:value="0" calcext:value-type="float">
            <text:p>0</text:p>
          </table:table-cell>
          <table:table-cell table:style-name="ce22" table:formula="of:=AVERAGE([.E90:.E94])" office:value-type="float" office:value="0.669305" calcext:value-type="float">
            <text:p>0,669305</text:p>
          </table:table-cell>
          <table:table-cell table:style-name="ce22" table:formula="of:=AVERAGE([.F90:.F94])" office:value-type="float" office:value="4.596106" calcext:value-type="float">
            <text:p>4,596106</text:p>
          </table:table-cell>
          <table:table-cell table:style-name="ce22" table:formula="of:=AVERAGE([.G90:.G94])" office:value-type="float" office:value="21.99724" calcext:value-type="float">
            <text:p>21,99724</text:p>
          </table:table-cell>
          <table:table-cell table:style-name="ce22" table:formula="of:=AVERAGE([.H90:.H94])" office:value-type="float" office:value="79.2" calcext:value-type="float">
            <text:p>79,2</text:p>
          </table:table-cell>
          <table:table-cell table:style-name="ce22" table:formula="of:=AVERAGE([.I90:.I94])" office:value-type="float" office:value="24.12216" calcext:value-type="float">
            <text:p>24,12216</text:p>
          </table:table-cell>
          <table:table-cell table:style-name="ce22" table:formula="of:=AVERAGE([.J90:.J94])" office:value-type="float" office:value="22.18634" calcext:value-type="float">
            <text:p>22,18634</text:p>
          </table:table-cell>
          <table:table-cell table:style-name="ce22" table:formula="of:=AVERAGE([.K90:.K94])" office:value-type="float" office:value="0.715599" calcext:value-type="float">
            <text:p>0,715599</text:p>
          </table:table-cell>
          <table:table-cell table:style-name="ce22" table:formula="of:=AVERAGE([.L90:.L94])" office:value-type="float" office:value="0" calcext:value-type="float">
            <text:p>0</text:p>
          </table:table-cell>
          <table:table-cell table:style-name="ce22" table:formula="of:=AVERAGE([.M90:.M94])" office:value-type="float" office:value="0.715599" calcext:value-type="float">
            <text:p>0,715599</text:p>
          </table:table-cell>
          <table:table-cell table:style-name="ce22" table:formula="of:=AVERAGE([.N90:.N94])" office:value-type="float" office:value="4.617126" calcext:value-type="float">
            <text:p>4,617126</text:p>
          </table:table-cell>
          <table:table-cell table:style-name="ce22" table:formula="of:=AVERAGE([.O90:.O94])" office:value-type="float" office:value="12.60006" calcext:value-type="float">
            <text:p>12,60006</text:p>
          </table:table-cell>
          <table:table-cell table:style-name="ce22" table:formula="of:=AVERAGE([.P90:.P94])" office:value-type="float" office:value="43.4" calcext:value-type="float">
            <text:p>43,4</text:p>
          </table:table-cell>
          <table:table-cell table:style-name="ce22" table:formula="of:=AVERAGE([.Q90:.Q94])" office:value-type="float" office:value="14.18724" calcext:value-type="float">
            <text:p>14,18724</text:p>
          </table:table-cell>
          <table:table-cell table:style-name="ce22" table:formula="of:=AVERAGE([.R90:.R94])" office:value-type="float" office:value="9.006006" calcext:value-type="float">
            <text:p>9,006006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90:.X94])" office:value-type="float" office:value="0.669305" calcext:value-type="float">
            <text:p>0,669305</text:p>
          </table:table-cell>
          <table:table-cell table:style-name="ce22" table:formula="of:=AVERAGE([.Y90:.Y94])" office:value-type="float" office:value="0" calcext:value-type="float">
            <text:p>0</text:p>
          </table:table-cell>
          <table:table-cell table:style-name="ce22" table:formula="of:=AVERAGE([.Z90:.Z94])" office:value-type="float" office:value="0.669305" calcext:value-type="float">
            <text:p>0,669305</text:p>
          </table:table-cell>
          <table:table-cell table:style-name="ce22" table:formula="of:=AVERAGE([.AA90:.AA94])" office:value-type="float" office:value="5.840796" calcext:value-type="float">
            <text:p>5,840796</text:p>
          </table:table-cell>
          <table:table-cell table:style-name="ce22" table:formula="of:=AVERAGE([.AB90:.AB94])" office:value-type="float" office:value="21.96348" calcext:value-type="float">
            <text:p>21,96348</text:p>
          </table:table-cell>
          <table:table-cell table:style-name="ce22" table:formula="of:=AVERAGE([.AC90:.AC94])" office:value-type="float" office:value="180.8" calcext:value-type="float">
            <text:p>180,8</text:p>
          </table:table-cell>
          <table:table-cell table:style-name="ce22" table:formula="of:=AVERAGE([.AD90:.AD94])" office:value-type="float" office:value="24.38888" calcext:value-type="float">
            <text:p>24,38888</text:p>
          </table:table-cell>
          <table:table-cell table:style-name="ce22" table:formula="of:=AVERAGE([.AE90:.AE94])" office:value-type="float" office:value="29.137" calcext:value-type="float">
            <text:p>29,137</text:p>
          </table:table-cell>
          <table:table-cell table:style-name="ce22" table:formula="of:=AVERAGE([.AF90:.AF94])" office:value-type="float" office:value="0.715599" calcext:value-type="float">
            <text:p>0,715599</text:p>
          </table:table-cell>
          <table:table-cell table:style-name="ce22" table:formula="of:=AVERAGE([.AG90:.AG94])" office:value-type="float" office:value="0" calcext:value-type="float">
            <text:p>0</text:p>
          </table:table-cell>
          <table:table-cell table:style-name="ce22" table:formula="of:=AVERAGE([.AH90:.AH94])" office:value-type="float" office:value="0.715599" calcext:value-type="float">
            <text:p>0,715599</text:p>
          </table:table-cell>
          <table:table-cell table:style-name="ce22" table:formula="of:=AVERAGE([.AI90:.AI94])" office:value-type="float" office:value="5.762206" calcext:value-type="float">
            <text:p>5,762206</text:p>
          </table:table-cell>
          <table:table-cell table:style-name="ce22" table:formula="of:=AVERAGE([.AJ90:.AJ94])" office:value-type="float" office:value="14.2871" calcext:value-type="float">
            <text:p>14,2871</text:p>
          </table:table-cell>
          <table:table-cell table:style-name="ce22" table:formula="of:=AVERAGE([.AK90:.AK94])" office:value-type="float" office:value="0" calcext:value-type="float">
            <text:p>0</text:p>
          </table:table-cell>
          <table:table-cell table:style-name="ce22" table:formula="of:=AVERAGE([.AL90:.AL94])" office:value-type="float" office:value="14.2871" calcext:value-type="float">
            <text:p>14,2871</text:p>
          </table:table-cell>
          <table:table-cell table:style-name="ce22" table:formula="of:=AVERAGE([.AM90:.AM94])" office:value-type="float" office:value="12.33014" calcext:value-type="float">
            <text:p>12,33014</text:p>
          </table:table-cell>
          <table:table-cell table:number-columns-repeated="19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16" table:number-rows-spanned="1">
            <text:p>AM-0,1,10</text:p>
          </table:table-cell>
          <table:covered-table-cell table:number-columns-repeated="15" table:style-name="Default"/>
          <table:table-cell table:number-columns-repeated="5"/>
          <table:table-cell table:style-name="ce6" office:value-type="string" calcext:value-type="string" table:number-columns-spanned="16" table:number-rows-spanned="1">
            <text:p>AM-0,1,10</text:p>
          </table:table-cell>
          <table:covered-table-cell table:number-columns-repeated="1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8539" calcext:value-type="float">
            <text:p>4,58539</text:p>
          </table:table-cell>
          <table:table-cell table:style-name="ce30" office:value-type="float" office:value="22.0955" calcext:value-type="float">
            <text:p>22,095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3.8931" calcext:value-type="float">
            <text:p>23,8931</text:p>
          </table:table-cell>
          <table:table-cell table:style-name="ce34" office:value-type="float" office:value="22.0326" calcext:value-type="float">
            <text:p>22,032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3186" calcext:value-type="float">
            <text:p>4,63186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8.94737" calcext:value-type="float">
            <text:p>8,94737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4251" calcext:value-type="float">
            <text:p>5,84251</text:p>
          </table:table-cell>
          <table:table-cell table:style-name="ce48" office:value-type="float" office:value="21.5508" calcext:value-type="float">
            <text:p>21,5508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5.0789" calcext:value-type="float">
            <text:p>25,0789</text:p>
          </table:table-cell>
          <table:table-cell table:style-name="ce34" office:value-type="float" office:value="28.8317" calcext:value-type="float">
            <text:p>28,831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0861" calcext:value-type="float">
            <text:p>5,80861</text:p>
          </table:table-cell>
          <table:table-cell table:style-name="ce30" office:value-type="float" office:value="10.8159" calcext:value-type="float">
            <text:p>10,8159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5.5143" calcext:value-type="float">
            <text:p>15,5143</text:p>
          </table:table-cell>
          <table:table-cell table:style-name="ce30" office:value-type="float" office:value="13.5615" calcext:value-type="float">
            <text:p>13,5615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8065" calcext:value-type="float">
            <text:p>4,58065</text:p>
          </table:table-cell>
          <table:table-cell table:style-name="ce48" office:value-type="float" office:value="22.0162" calcext:value-type="float">
            <text:p>22,016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3.9211" calcext:value-type="float">
            <text:p>23,9211</text:p>
          </table:table-cell>
          <table:table-cell table:style-name="ce34" office:value-type="float" office:value="23.2728" calcext:value-type="float">
            <text:p>23,2728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2866" calcext:value-type="float">
            <text:p>4,62866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8.95578" calcext:value-type="float">
            <text:p>8,95578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999" calcext:value-type="float">
            <text:p>5,83999</text:p>
          </table:table-cell>
          <table:table-cell table:style-name="ce48" office:value-type="float" office:value="21.8237" calcext:value-type="float">
            <text:p>21,8237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23.4872" calcext:value-type="float">
            <text:p>23,4872</text:p>
          </table:table-cell>
          <table:table-cell table:style-name="ce34" office:value-type="float" office:value="28.8792" calcext:value-type="float">
            <text:p>28,879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068" calcext:value-type="float">
            <text:p>5,7068</text:p>
          </table:table-cell>
          <table:table-cell table:style-name="ce30" office:value-type="float" office:value="10.7512" calcext:value-type="float">
            <text:p>10,7512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4.828" calcext:value-type="float">
            <text:p>14,828</text:p>
          </table:table-cell>
          <table:table-cell table:style-name="ce30" office:value-type="float" office:value="11.9709" calcext:value-type="float">
            <text:p>11,9709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1676" calcext:value-type="float">
            <text:p>4,61676</text:p>
          </table:table-cell>
          <table:table-cell table:style-name="ce48" office:value-type="float" office:value="21.7309" calcext:value-type="float">
            <text:p>21,7309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23.9577" calcext:value-type="float">
            <text:p>23,9577</text:p>
          </table:table-cell>
          <table:table-cell table:style-name="ce34" office:value-type="float" office:value="22774" calcext:value-type="float">
            <text:p>2277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8879" calcext:value-type="float">
            <text:p>4,58879</text:p>
          </table:table-cell>
          <table:table-cell table:style-name="ce30" office:value-type="float" office:value="10.7214" calcext:value-type="float">
            <text:p>10,7214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4.2688" calcext:value-type="float">
            <text:p>14,2688</text:p>
          </table:table-cell>
          <table:table-cell table:style-name="ce30" office:value-type="float" office:value="9.25847" calcext:value-type="float">
            <text:p>9,25847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4448" calcext:value-type="float">
            <text:p>5,84448</text:p>
          </table:table-cell>
          <table:table-cell table:style-name="ce48" office:value-type="float" office:value="21.8316" calcext:value-type="float">
            <text:p>21,8316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3.8706" calcext:value-type="float">
            <text:p>23,8706</text:p>
          </table:table-cell>
          <table:table-cell table:style-name="ce34" office:value-type="float" office:value="29.69" calcext:value-type="float">
            <text:p>29,6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1537" calcext:value-type="float">
            <text:p>5,71537</text:p>
          </table:table-cell>
          <table:table-cell table:style-name="ce30" office:value-type="float" office:value="10.6872" calcext:value-type="float">
            <text:p>10,687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4.9102" calcext:value-type="float">
            <text:p>14,9102</text:p>
          </table:table-cell>
          <table:table-cell table:style-name="ce30" office:value-type="float" office:value="12.1271" calcext:value-type="float">
            <text:p>12,1271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8293" calcext:value-type="float">
            <text:p>4,58293</text:p>
          </table:table-cell>
          <table:table-cell table:style-name="ce48" office:value-type="float" office:value="21.5617" calcext:value-type="float">
            <text:p>21,5617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4.6203" calcext:value-type="float">
            <text:p>24,6203</text:p>
          </table:table-cell>
          <table:table-cell table:style-name="ce34" office:value-type="float" office:value="21.9865" calcext:value-type="float">
            <text:p>21,9865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7922" calcext:value-type="float">
            <text:p>4,67922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20484" calcext:value-type="float">
            <text:p>9,20484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203" calcext:value-type="float">
            <text:p>5,83203</text:p>
          </table:table-cell>
          <table:table-cell table:style-name="ce48" office:value-type="float" office:value="21.3635" calcext:value-type="float">
            <text:p>21,3635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4.5697" calcext:value-type="float">
            <text:p>24,5697</text:p>
          </table:table-cell>
          <table:table-cell table:style-name="ce34" office:value-type="float" office:value="29.5446" calcext:value-type="float">
            <text:p>29,544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865" calcext:value-type="float">
            <text:p>5,786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007" calcext:value-type="float">
            <text:p>12,00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0036" calcext:value-type="float">
            <text:p>4,60036</text:p>
          </table:table-cell>
          <table:table-cell table:style-name="ce48" office:value-type="float" office:value="22.2012" calcext:value-type="float">
            <text:p>22,201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4.1598" calcext:value-type="float">
            <text:p>24,1598</text:p>
          </table:table-cell>
          <table:table-cell table:style-name="ce34" office:value-type="float" office:value="22.7359" calcext:value-type="float">
            <text:p>22,7359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349" calcext:value-type="float">
            <text:p>4,5349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19594" calcext:value-type="float">
            <text:p>9,19594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87" calcext:value-type="float">
            <text:p>5,8387</text:p>
          </table:table-cell>
          <table:table-cell table:style-name="ce48" office:value-type="float" office:value="21.8946" calcext:value-type="float">
            <text:p>21,8946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24.2825" calcext:value-type="float">
            <text:p>24,2825</text:p>
          </table:table-cell>
          <table:table-cell table:style-name="ce34" office:value-type="float" office:value="28.8172" calcext:value-type="float">
            <text:p>28,817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7241" calcext:value-type="float">
            <text:p>5,87241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7272" calcext:value-type="float">
            <text:p>11,7272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102:.C106])" office:value-type="float" office:value="0.669305" calcext:value-type="float">
            <text:p>0,669305</text:p>
          </table:table-cell>
          <table:table-cell table:style-name="ce22" table:formula="of:=AVERAGE([.D102:.D106])" office:value-type="float" office:value="0" calcext:value-type="float">
            <text:p>0</text:p>
          </table:table-cell>
          <table:table-cell table:style-name="ce22" table:formula="of:=AVERAGE([.E102:.E106])" office:value-type="float" office:value="0.669305" calcext:value-type="float">
            <text:p>0,669305</text:p>
          </table:table-cell>
          <table:table-cell table:style-name="ce22" table:formula="of:=AVERAGE([.F102:.F106])" office:value-type="float" office:value="4.593218" calcext:value-type="float">
            <text:p>4,593218</text:p>
          </table:table-cell>
          <table:table-cell table:style-name="ce22" table:formula="of:=AVERAGE([.G102:.G106])" office:value-type="float" office:value="21.9211" calcext:value-type="float">
            <text:p>21,9211</text:p>
          </table:table-cell>
          <table:table-cell table:style-name="ce22" table:formula="of:=AVERAGE([.H102:.H106])" office:value-type="float" office:value="81.6" calcext:value-type="float">
            <text:p>81,6</text:p>
          </table:table-cell>
          <table:table-cell table:style-name="ce22" table:formula="of:=AVERAGE([.I102:.I106])" office:value-type="float" office:value="24.1104" calcext:value-type="float">
            <text:p>24,1104</text:p>
          </table:table-cell>
          <table:table-cell table:style-name="ce22" table:formula="of:=AVERAGE([.J102:.J106])" office:value-type="float" office:value="4572.80556" calcext:value-type="float">
            <text:p>4572,80556</text:p>
          </table:table-cell>
          <table:table-cell table:style-name="ce22" table:formula="of:=AVERAGE([.K102:.K106])" office:value-type="float" office:value="0.715599" calcext:value-type="float">
            <text:p>0,715599</text:p>
          </table:table-cell>
          <table:table-cell table:style-name="ce22" table:formula="of:=AVERAGE([.L102:.L106])" office:value-type="float" office:value="0" calcext:value-type="float">
            <text:p>0</text:p>
          </table:table-cell>
          <table:table-cell table:style-name="ce22" table:formula="of:=AVERAGE([.M102:.M106])" office:value-type="float" office:value="0.715599" calcext:value-type="float">
            <text:p>0,715599</text:p>
          </table:table-cell>
          <table:table-cell table:style-name="ce22" table:formula="of:=AVERAGE([.N102:.N106])" office:value-type="float" office:value="4.612686" calcext:value-type="float">
            <text:p>4,612686</text:p>
          </table:table-cell>
          <table:table-cell table:style-name="ce22" table:formula="of:=AVERAGE([.O102:.O106])" office:value-type="float" office:value="13.21228" calcext:value-type="float">
            <text:p>13,21228</text:p>
          </table:table-cell>
          <table:table-cell table:style-name="ce22" table:formula="of:=AVERAGE([.P102:.P106])" office:value-type="float" office:value="24.2" calcext:value-type="float">
            <text:p>24,2</text:p>
          </table:table-cell>
          <table:table-cell table:style-name="ce22" table:formula="of:=AVERAGE([.Q102:.Q106])" office:value-type="float" office:value="14.09728" calcext:value-type="float">
            <text:p>14,09728</text:p>
          </table:table-cell>
          <table:table-cell table:style-name="ce22" table:formula="of:=AVERAGE([.R102:.R106])" office:value-type="float" office:value="9.11248" calcext:value-type="float">
            <text:p>9,11248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102:.X106])" office:value-type="float" office:value="0.669305" calcext:value-type="float">
            <text:p>0,669305</text:p>
          </table:table-cell>
          <table:table-cell table:style-name="ce22" table:formula="of:=AVERAGE([.Y102:.Y106])" office:value-type="float" office:value="0" calcext:value-type="float">
            <text:p>0</text:p>
          </table:table-cell>
          <table:table-cell table:style-name="ce22" table:formula="of:=AVERAGE([.Z102:.Z106])" office:value-type="float" office:value="0.669305" calcext:value-type="float">
            <text:p>0,669305</text:p>
          </table:table-cell>
          <table:table-cell table:style-name="ce22" table:formula="of:=AVERAGE([.AA102:.AA106])" office:value-type="float" office:value="5.839542" calcext:value-type="float">
            <text:p>5,839542</text:p>
          </table:table-cell>
          <table:table-cell table:style-name="ce22" table:formula="of:=AVERAGE([.AB102:.AB106])" office:value-type="float" office:value="21.69284" calcext:value-type="float">
            <text:p>21,69284</text:p>
          </table:table-cell>
          <table:table-cell table:style-name="ce22" table:formula="of:=AVERAGE([.AC102:.AC106])" office:value-type="float" office:value="191.2" calcext:value-type="float">
            <text:p>191,2</text:p>
          </table:table-cell>
          <table:table-cell table:style-name="ce22" table:formula="of:=AVERAGE([.AD102:.AD106])" office:value-type="float" office:value="24.25778" calcext:value-type="float">
            <text:p>24,25778</text:p>
          </table:table-cell>
          <table:table-cell table:style-name="ce22" table:formula="of:=AVERAGE([.AE102:.AE106])" office:value-type="float" office:value="29.15254" calcext:value-type="float">
            <text:p>29,15254</text:p>
          </table:table-cell>
          <table:table-cell table:style-name="ce22" table:formula="of:=AVERAGE([.AF102:.AF106])" office:value-type="float" office:value="0.715599" calcext:value-type="float">
            <text:p>0,715599</text:p>
          </table:table-cell>
          <table:table-cell table:style-name="ce22" table:formula="of:=AVERAGE([.AG102:.AG106])" office:value-type="float" office:value="0" calcext:value-type="float">
            <text:p>0</text:p>
          </table:table-cell>
          <table:table-cell table:style-name="ce22" table:formula="of:=AVERAGE([.AH102:.AH106])" office:value-type="float" office:value="0.715599" calcext:value-type="float">
            <text:p>0,715599</text:p>
          </table:table-cell>
          <table:table-cell table:style-name="ce22" table:formula="of:=AVERAGE([.AI102:.AI106])" office:value-type="float" office:value="5.777938" calcext:value-type="float">
            <text:p>5,777938</text:p>
          </table:table-cell>
          <table:table-cell table:style-name="ce22" table:formula="of:=AVERAGE([.AJ102:.AJ106])" office:value-type="float" office:value="12.1657" calcext:value-type="float">
            <text:p>12,1657</text:p>
          </table:table-cell>
          <table:table-cell table:style-name="ce22" table:formula="of:=AVERAGE([.AK102:.AK106])" office:value-type="float" office:value="142.2" calcext:value-type="float">
            <text:p>142,2</text:p>
          </table:table-cell>
          <table:table-cell table:style-name="ce22" table:formula="of:=AVERAGE([.AL102:.AL106])" office:value-type="float" office:value="14.76534" calcext:value-type="float">
            <text:p>14,76534</text:p>
          </table:table-cell>
          <table:table-cell table:style-name="ce22" table:formula="of:=AVERAGE([.AM102:.AM106])" office:value-type="float" office:value="12.27874" calcext:value-type="float">
            <text:p>12,27874</text:p>
          </table:table-cell>
          <table:table-cell table:number-columns-repeated="19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16" table:number-rows-spanned="1">
            <text:p>AM-1,0,10mej</text:p>
          </table:table-cell>
          <table:covered-table-cell table:number-columns-repeated="15" table:style-name="Default"/>
          <table:table-cell table:number-columns-repeated="5"/>
          <table:table-cell table:style-name="ce6" office:value-type="string" calcext:value-type="string" table:number-columns-spanned="16" table:number-rows-spanned="1">
            <text:p>AM-1,0,10mej</text:p>
          </table:table-cell>
          <table:covered-table-cell table:number-columns-repeated="15"/>
          <table:table-cell table:number-columns-repeated="19"/>
        </table:table-row>
        <table:table-row table:style-name="ro1">
          <table:table-cell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19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905" calcext:value-type="float">
            <text:p>4,5905</text:p>
          </table:table-cell>
          <table:table-cell table:style-name="ce30" office:value-type="float" office:value="21.1825" calcext:value-type="float">
            <text:p>21,1825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24.0801" calcext:value-type="float">
            <text:p>24,0801</text:p>
          </table:table-cell>
          <table:table-cell table:style-name="ce34" office:value-type="float" office:value="22.4171" calcext:value-type="float">
            <text:p>22,417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7316" calcext:value-type="float">
            <text:p>4,57316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8.95359" calcext:value-type="float">
            <text:p>8,95359</text:p>
          </table:table-cell>
          <table:table-cell table:number-columns-repeated="4"/>
          <table:table-cell table:style-name="ce6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413" calcext:value-type="float">
            <text:p>5,83413</text:p>
          </table:table-cell>
          <table:table-cell table:style-name="ce48" office:value-type="float" office:value="21.9656" calcext:value-type="float">
            <text:p>21,965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3.7765" calcext:value-type="float">
            <text:p>23,7765</text:p>
          </table:table-cell>
          <table:table-cell table:style-name="ce34" office:value-type="float" office:value="29.0466" calcext:value-type="float">
            <text:p>29,046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87652" calcext:value-type="float">
            <text:p>5,87652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3.6623" calcext:value-type="float">
            <text:p>13,6623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8699" calcext:value-type="float">
            <text:p>4,58699</text:p>
          </table:table-cell>
          <table:table-cell table:style-name="ce48" office:value-type="float" office:value="21.4756" calcext:value-type="float">
            <text:p>21,4756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4.7757" calcext:value-type="float">
            <text:p>24,7757</text:p>
          </table:table-cell>
          <table:table-cell table:style-name="ce34" office:value-type="float" office:value="22.4121" calcext:value-type="float">
            <text:p>22,412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6348" calcext:value-type="float">
            <text:p>4,56348</text:p>
          </table:table-cell>
          <table:table-cell table:style-name="ce30" office:value-type="float" office:value="10.8773" calcext:value-type="float">
            <text:p>10,8773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4.6076" calcext:value-type="float">
            <text:p>14,6076</text:p>
          </table:table-cell>
          <table:table-cell table:style-name="ce30" office:value-type="float" office:value="9.06505" calcext:value-type="float">
            <text:p>9,06505</text:p>
          </table:table-cell>
          <table:table-cell table:number-columns-repeated="4"/>
          <table:table-cell table:style-name="ce6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4097" calcext:value-type="float">
            <text:p>5,84097</text:p>
          </table:table-cell>
          <table:table-cell table:style-name="ce48" office:value-type="float" office:value="21.6076" calcext:value-type="float">
            <text:p>21,6076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24.4382" calcext:value-type="float">
            <text:p>24,4382</text:p>
          </table:table-cell>
          <table:table-cell table:style-name="ce34" office:value-type="float" office:value="28.8271" calcext:value-type="float">
            <text:p>28,8271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0586" calcext:value-type="float">
            <text:p>5,7058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0491" calcext:value-type="float">
            <text:p>12,0491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2438" calcext:value-type="float">
            <text:p>4,62438</text:p>
          </table:table-cell>
          <table:table-cell table:style-name="ce48" office:value-type="float" office:value="21.2799" calcext:value-type="float">
            <text:p>21,2799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24.4726" calcext:value-type="float">
            <text:p>24,4726</text:p>
          </table:table-cell>
          <table:table-cell table:style-name="ce34" office:value-type="float" office:value="23.8774" calcext:value-type="float">
            <text:p>23,877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67626" calcext:value-type="float">
            <text:p>4,67626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66818" calcext:value-type="float">
            <text:p>9,66818</text:p>
          </table:table-cell>
          <table:table-cell table:number-columns-repeated="4"/>
          <table:table-cell table:style-name="ce6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4839" calcext:value-type="float">
            <text:p>5,84839</text:p>
          </table:table-cell>
          <table:table-cell table:style-name="ce48" office:value-type="float" office:value="22.0689" calcext:value-type="float">
            <text:p>22,0689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24.3091" calcext:value-type="float">
            <text:p>24,3091</text:p>
          </table:table-cell>
          <table:table-cell table:style-name="ce34" office:value-type="float" office:value="29.7847" calcext:value-type="float">
            <text:p>29,784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2114" calcext:value-type="float">
            <text:p>5,7211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816" calcext:value-type="float">
            <text:p>12,2816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58775" calcext:value-type="float">
            <text:p>4,58775</text:p>
          </table:table-cell>
          <table:table-cell table:style-name="ce48" office:value-type="float" office:value="21.4811" calcext:value-type="float">
            <text:p>21,4811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4.4055" calcext:value-type="float">
            <text:p>24,4055</text:p>
          </table:table-cell>
          <table:table-cell table:style-name="ce34" office:value-type="float" office:value="21.9712" calcext:value-type="float">
            <text:p>21,971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4943" calcext:value-type="float">
            <text:p>4,54943</text:p>
          </table:table-cell>
          <table:table-cell table:style-name="ce30" office:value-type="float" office:value="10.8891" calcext:value-type="float">
            <text:p>10,8891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4.4731" calcext:value-type="float">
            <text:p>14,4731</text:p>
          </table:table-cell>
          <table:table-cell table:style-name="ce30" office:value-type="float" office:value="8.96344" calcext:value-type="float">
            <text:p>8,96344</text:p>
          </table:table-cell>
          <table:table-cell table:number-columns-repeated="4"/>
          <table:table-cell table:style-name="ce6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029" calcext:value-type="float">
            <text:p>5,83029</text:p>
          </table:table-cell>
          <table:table-cell table:style-name="ce48" office:value-type="float" office:value="21.7659" calcext:value-type="float">
            <text:p>21,7659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4.1806" calcext:value-type="float">
            <text:p>24,1806</text:p>
          </table:table-cell>
          <table:table-cell table:style-name="ce34" office:value-type="float" office:value="29.8308" calcext:value-type="float">
            <text:p>29,8308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0733" calcext:value-type="float">
            <text:p>5,70733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8478" calcext:value-type="float">
            <text:p>11,8478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4.60382" calcext:value-type="float">
            <text:p>4,60382</text:p>
          </table:table-cell>
          <table:table-cell table:style-name="ce48" office:value-type="float" office:value="21.7043" calcext:value-type="float">
            <text:p>21,7043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24.28" calcext:value-type="float">
            <text:p>24,28</text:p>
          </table:table-cell>
          <table:table-cell table:style-name="ce34" office:value-type="float" office:value="22.4706" calcext:value-type="float">
            <text:p>22,4706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4.53608" calcext:value-type="float">
            <text:p>4,53608</text:p>
          </table:table-cell>
          <table:table-cell table:style-name="ce30" office:value-type="float" office:value="13.835" calcext:value-type="float">
            <text:p>13,8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.0544" calcext:value-type="float">
            <text:p>14,0544</text:p>
          </table:table-cell>
          <table:table-cell table:style-name="ce30" office:value-type="float" office:value="9.09425" calcext:value-type="float">
            <text:p>9,09425</text:p>
          </table:table-cell>
          <table:table-cell table:number-columns-repeated="4"/>
          <table:table-cell table:style-name="ce6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5.83855" calcext:value-type="float">
            <text:p>5,83855</text:p>
          </table:table-cell>
          <table:table-cell table:style-name="ce48" office:value-type="float" office:value="21.8143" calcext:value-type="float">
            <text:p>21,8143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24.2692" calcext:value-type="float">
            <text:p>24,2692</text:p>
          </table:table-cell>
          <table:table-cell table:style-name="ce34" office:value-type="float" office:value="28.8187" calcext:value-type="float">
            <text:p>28,8187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4" office:value-type="float" office:value="5.74126" calcext:value-type="float">
            <text:p>5,74126</text:p>
          </table:table-cell>
          <table:table-cell table:style-name="ce30" office:value-type="float" office:value="10.7892" calcext:value-type="float">
            <text:p>10,789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5.0123" calcext:value-type="float">
            <text:p>15,0123</text:p>
          </table:table-cell>
          <table:table-cell table:style-name="ce30" office:value-type="float" office:value="11.7402" calcext:value-type="float">
            <text:p>11,7402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114:.C118])" office:value-type="float" office:value="0.669305" calcext:value-type="float">
            <text:p>0,669305</text:p>
          </table:table-cell>
          <table:table-cell table:style-name="ce22" table:formula="of:=AVERAGE([.D114:.D118])" office:value-type="float" office:value="0" calcext:value-type="float">
            <text:p>0</text:p>
          </table:table-cell>
          <table:table-cell table:style-name="ce22" table:formula="of:=AVERAGE([.E114:.E118])" office:value-type="float" office:value="0.669305" calcext:value-type="float">
            <text:p>0,669305</text:p>
          </table:table-cell>
          <table:table-cell table:style-name="ce22" table:formula="of:=AVERAGE([.F114:.F118])" office:value-type="float" office:value="4.598688" calcext:value-type="float">
            <text:p>4,598688</text:p>
          </table:table-cell>
          <table:table-cell table:style-name="ce22" table:formula="of:=AVERAGE([.G114:.G118])" office:value-type="float" office:value="21.42468" calcext:value-type="float">
            <text:p>21,42468</text:p>
          </table:table-cell>
          <table:table-cell table:style-name="ce22" table:formula="of:=AVERAGE([.H114:.H118])" office:value-type="float" office:value="111" calcext:value-type="float">
            <text:p>111</text:p>
          </table:table-cell>
          <table:table-cell table:style-name="ce22" table:formula="of:=AVERAGE([.I114:.I118])" office:value-type="float" office:value="24.40278" calcext:value-type="float">
            <text:p>24,40278</text:p>
          </table:table-cell>
          <table:table-cell table:style-name="ce22" table:formula="of:=AVERAGE([.J114:.J118])" office:value-type="float" office:value="22.62968" calcext:value-type="float">
            <text:p>22,62968</text:p>
          </table:table-cell>
          <table:table-cell table:style-name="ce22" table:formula="of:=AVERAGE([.K114:.K118])" office:value-type="float" office:value="0.715599" calcext:value-type="float">
            <text:p>0,715599</text:p>
          </table:table-cell>
          <table:table-cell table:style-name="ce22" table:formula="of:=AVERAGE([.L114:.L118])" office:value-type="float" office:value="0" calcext:value-type="float">
            <text:p>0</text:p>
          </table:table-cell>
          <table:table-cell table:style-name="ce22" table:formula="of:=AVERAGE([.M114:.M118])" office:value-type="float" office:value="0.715599" calcext:value-type="float">
            <text:p>0,715599</text:p>
          </table:table-cell>
          <table:table-cell table:style-name="ce22" table:formula="of:=AVERAGE([.N114:.N118])" office:value-type="float" office:value="4.579682" calcext:value-type="float">
            <text:p>4,579682</text:p>
          </table:table-cell>
          <table:table-cell table:style-name="ce22" table:formula="of:=AVERAGE([.O114:.O118])" office:value-type="float" office:value="12.65428" calcext:value-type="float">
            <text:p>12,65428</text:p>
          </table:table-cell>
          <table:table-cell table:style-name="ce22" table:formula="of:=AVERAGE([.P114:.P118])" office:value-type="float" office:value="43.6" calcext:value-type="float">
            <text:p>43,6</text:p>
          </table:table-cell>
          <table:table-cell table:style-name="ce22" table:formula="of:=AVERAGE([.Q114:.Q118])" office:value-type="float" office:value="14.24878" calcext:value-type="float">
            <text:p>14,24878</text:p>
          </table:table-cell>
          <table:table-cell table:style-name="ce22" table:formula="of:=AVERAGE([.R114:.R118])" office:value-type="float" office:value="9.148902" calcext:value-type="float">
            <text:p>9,148902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114:.X118])" office:value-type="float" office:value="0.669305" calcext:value-type="float">
            <text:p>0,669305</text:p>
          </table:table-cell>
          <table:table-cell table:style-name="ce22" table:formula="of:=AVERAGE([.Y114:.Y118])" office:value-type="float" office:value="0" calcext:value-type="float">
            <text:p>0</text:p>
          </table:table-cell>
          <table:table-cell table:style-name="ce22" table:formula="of:=AVERAGE([.Z114:.Z118])" office:value-type="float" office:value="0.669305" calcext:value-type="float">
            <text:p>0,669305</text:p>
          </table:table-cell>
          <table:table-cell table:style-name="ce22" table:formula="of:=AVERAGE([.AA114:.AA118])" office:value-type="float" office:value="5.838466" calcext:value-type="float">
            <text:p>5,838466</text:p>
          </table:table-cell>
          <table:table-cell table:style-name="ce22" table:formula="of:=AVERAGE([.AB114:.AB118])" office:value-type="float" office:value="21.84446" calcext:value-type="float">
            <text:p>21,84446</text:p>
          </table:table-cell>
          <table:table-cell table:style-name="ce22" table:formula="of:=AVERAGE([.AC114:.AC118])" office:value-type="float" office:value="175.2" calcext:value-type="float">
            <text:p>175,2</text:p>
          </table:table-cell>
          <table:table-cell table:style-name="ce22" table:formula="of:=AVERAGE([.AD114:.AD118])" office:value-type="float" office:value="24.19472" calcext:value-type="float">
            <text:p>24,19472</text:p>
          </table:table-cell>
          <table:table-cell table:style-name="ce22" table:formula="of:=AVERAGE([.AE114:.AE118])" office:value-type="float" office:value="29.26158" calcext:value-type="float">
            <text:p>29,26158</text:p>
          </table:table-cell>
          <table:table-cell table:style-name="ce22" table:formula="of:=AVERAGE([.AF114:.AF118])" office:value-type="float" office:value="0.715599" calcext:value-type="float">
            <text:p>0,715599</text:p>
          </table:table-cell>
          <table:table-cell table:style-name="ce22" table:formula="of:=AVERAGE([.AG114:.AG118])" office:value-type="float" office:value="0" calcext:value-type="float">
            <text:p>0</text:p>
          </table:table-cell>
          <table:table-cell table:style-name="ce22" table:formula="of:=AVERAGE([.AH114:.AH118])" office:value-type="float" office:value="0.715599" calcext:value-type="float">
            <text:p>0,715599</text:p>
          </table:table-cell>
          <table:table-cell table:style-name="ce22" table:formula="of:=AVERAGE([.AI114:.AI118])" office:value-type="float" office:value="5.750422" calcext:value-type="float">
            <text:p>5,750422</text:p>
          </table:table-cell>
          <table:table-cell table:style-name="ce22" table:formula="of:=AVERAGE([.AJ114:.AJ118])" office:value-type="float" office:value="13.58752" calcext:value-type="float">
            <text:p>13,58752</text:p>
          </table:table-cell>
          <table:table-cell table:style-name="ce22" table:formula="of:=AVERAGE([.AK114:.AK118])" office:value-type="float" office:value="46.2" calcext:value-type="float">
            <text:p>46,2</text:p>
          </table:table-cell>
          <table:table-cell table:style-name="ce22" table:formula="of:=AVERAGE([.AL114:.AL118])" office:value-type="float" office:value="14.43214" calcext:value-type="float">
            <text:p>14,43214</text:p>
          </table:table-cell>
          <table:table-cell table:style-name="ce22" table:formula="of:=AVERAGE([.AM114:.AM118])" office:value-type="float" office:value="12.3162" calcext:value-type="float">
            <text:p>12,3162</text:p>
          </table:table-cell>
          <table:table-cell table:number-columns-repeated="19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0"/>
        </table:table-row>
        <table:table-row table:style-name="ro1" table:number-rows-repeated="5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ce2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Default"/>
          <table:table-cell table:number-columns-repeated="4"/>
          <table:table-cell table:style-name="ce2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RAND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/>
          <table:table-cell table:number-columns-repeated="19"/>
        </table:table-row>
        <table:table-row table:style-name="ro1">
          <table:table-cell/>
          <table:table-cell table:style-name="ce2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2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17" office:value-type="string" calcext:value-type="string">
            <text:p>AGG-UN</text:p>
          </table:table-cell>
          <table:table-cell table:style-name="ce42" table:formula="of:=[.C47]" office:value-type="float" office:value="0.669305" calcext:value-type="float">
            <text:p>0,669305</text:p>
          </table:table-cell>
          <table:table-cell table:style-name="ce42" table:formula="of:=[.D47]" office:value-type="float" office:value="0" calcext:value-type="float">
            <text:p>0</text:p>
          </table:table-cell>
          <table:table-cell table:style-name="ce42" table:formula="of:=[.E47]" office:value-type="float" office:value="0.669305" calcext:value-type="float">
            <text:p>0,669305</text:p>
          </table:table-cell>
          <table:table-cell table:style-name="ce42" table:formula="of:=[.F47]" office:value-type="float" office:value="4.713256" calcext:value-type="float">
            <text:p>4,713256</text:p>
          </table:table-cell>
          <table:table-cell table:style-name="ce42" table:formula="of:=[.G47]" office:value-type="float" office:value="23.67786" calcext:value-type="float">
            <text:p>23,67786</text:p>
          </table:table-cell>
          <table:table-cell table:style-name="ce42" table:formula="of:=[.H47]" office:value-type="float" office:value="143.6" calcext:value-type="float">
            <text:p>143,6</text:p>
          </table:table-cell>
          <table:table-cell table:style-name="ce42" table:formula="of:=[.I47]" office:value-type="float" office:value="27.53056" calcext:value-type="float">
            <text:p>27,53056</text:p>
          </table:table-cell>
          <table:table-cell table:style-name="ce42" table:formula="of:=[.J47]" office:value-type="float" office:value="22.65584" calcext:value-type="float">
            <text:p>22,65584</text:p>
          </table:table-cell>
          <table:table-cell table:style-name="ce42" table:formula="of:=[.K47]" office:value-type="float" office:value="0.715599" calcext:value-type="float">
            <text:p>0,715599</text:p>
          </table:table-cell>
          <table:table-cell table:style-name="ce42" table:formula="of:=[.L47]" office:value-type="float" office:value="0" calcext:value-type="float">
            <text:p>0</text:p>
          </table:table-cell>
          <table:table-cell table:style-name="ce42" table:formula="of:=[.M47]" office:value-type="float" office:value="0.715599" calcext:value-type="float">
            <text:p>0,715599</text:p>
          </table:table-cell>
          <table:table-cell table:style-name="ce42" table:formula="of:=[.N47]" office:value-type="float" office:value="4.778364" calcext:value-type="float">
            <text:p>4,778364</text:p>
          </table:table-cell>
          <table:table-cell table:style-name="ce42" table:formula="of:=[.O47]" office:value-type="float" office:value="13.19272" calcext:value-type="float">
            <text:p>13,19272</text:p>
          </table:table-cell>
          <table:table-cell table:style-name="ce42" table:formula="of:=[.P47]" office:value-type="float" office:value="24" calcext:value-type="float">
            <text:p>24</text:p>
          </table:table-cell>
          <table:table-cell table:style-name="ce42" table:formula="of:=[.Q47]" office:value-type="float" office:value="14.0704" calcext:value-type="float">
            <text:p>14,0704</text:p>
          </table:table-cell>
          <table:table-cell table:style-name="ce42" table:formula="of:=[.R47]" office:value-type="float" office:value="9.265934" calcext:value-type="float">
            <text:p>9,265934</text:p>
          </table:table-cell>
          <table:table-cell table:number-columns-repeated="4"/>
          <table:table-cell table:style-name="ce17" office:value-type="string" calcext:value-type="string">
            <text:p>AGG-UN</text:p>
          </table:table-cell>
          <table:table-cell table:style-name="ce42" table:formula="of:=[.X47]" office:value-type="float" office:value="0.669305" calcext:value-type="float">
            <text:p>0,669305</text:p>
          </table:table-cell>
          <table:table-cell table:style-name="ce42" table:formula="of:=[.Y47]" office:value-type="float" office:value="0" calcext:value-type="float">
            <text:p>0</text:p>
          </table:table-cell>
          <table:table-cell table:style-name="ce42" table:formula="of:=[.Z47]" office:value-type="float" office:value="0.669305" calcext:value-type="float">
            <text:p>0,669305</text:p>
          </table:table-cell>
          <table:table-cell table:style-name="ce42" table:formula="of:=[.AA47]" office:value-type="float" office:value="6.120092" calcext:value-type="float">
            <text:p>6,120092</text:p>
          </table:table-cell>
          <table:table-cell table:style-name="ce42" table:formula="of:=[.AB47]" office:value-type="float" office:value="22.96608" calcext:value-type="float">
            <text:p>22,96608</text:p>
          </table:table-cell>
          <table:table-cell table:style-name="ce42" table:formula="of:=[.AC47]" office:value-type="float" office:value="308" calcext:value-type="float">
            <text:p>308</text:p>
          </table:table-cell>
          <table:table-cell table:style-name="ce42" table:formula="of:=[.AD47]" office:value-type="float" office:value="27.09782" calcext:value-type="float">
            <text:p>27,09782</text:p>
          </table:table-cell>
          <table:table-cell table:style-name="ce42" table:formula="of:=[.AE47]" office:value-type="float" office:value="29.51196" calcext:value-type="float">
            <text:p>29,51196</text:p>
          </table:table-cell>
          <table:table-cell table:style-name="ce42" table:formula="of:=[.AF47]" office:value-type="float" office:value="0.715599" calcext:value-type="float">
            <text:p>0,715599</text:p>
          </table:table-cell>
          <table:table-cell table:style-name="ce42" table:formula="of:=[.AG47]" office:value-type="float" office:value="0" calcext:value-type="float">
            <text:p>0</text:p>
          </table:table-cell>
          <table:table-cell table:style-name="ce42" table:formula="of:=[.AH47]" office:value-type="float" office:value="0.715599" calcext:value-type="float">
            <text:p>0,715599</text:p>
          </table:table-cell>
          <table:table-cell table:style-name="ce42" table:formula="of:=[.AI47]" office:value-type="float" office:value="5.914376" calcext:value-type="float">
            <text:p>5,914376</text:p>
          </table:table-cell>
          <table:table-cell table:style-name="ce42" table:formula="of:=[.AJ47]" office:value-type="float" office:value="13.56186" calcext:value-type="float">
            <text:p>13,56186</text:p>
          </table:table-cell>
          <table:table-cell table:style-name="ce42" table:formula="of:=[.AK47]" office:value-type="float" office:value="45.4" calcext:value-type="float">
            <text:p>45,4</text:p>
          </table:table-cell>
          <table:table-cell table:style-name="ce42" table:formula="of:=[.AL47]" office:value-type="float" office:value="14.39184" calcext:value-type="float">
            <text:p>14,39184</text:p>
          </table:table-cell>
          <table:table-cell table:style-name="ce42" table:formula="of:=[.AM47]" office:value-type="float" office:value="12.1408" calcext:value-type="float">
            <text:p>12,1408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AGG_SF</text:p>
          </table:table-cell>
          <table:table-cell table:style-name="ce43" table:formula="of:=[.C59]" office:value-type="float" office:value="0.669305" calcext:value-type="float">
            <text:p>0,669305</text:p>
          </table:table-cell>
          <table:table-cell table:style-name="ce43" table:formula="of:=[.D59]" office:value-type="float" office:value="0" calcext:value-type="float">
            <text:p>0</text:p>
          </table:table-cell>
          <table:table-cell table:style-name="ce43" table:formula="of:=[.E59]" office:value-type="float" office:value="0.669305" calcext:value-type="float">
            <text:p>0,669305</text:p>
          </table:table-cell>
          <table:table-cell table:style-name="ce43" table:formula="of:=[.F59]" office:value-type="float" office:value="4.701788" calcext:value-type="float">
            <text:p>4,701788</text:p>
          </table:table-cell>
          <table:table-cell table:style-name="ce43" table:formula="of:=[.G59]" office:value-type="float" office:value="26.17966" calcext:value-type="float">
            <text:p>26,17966</text:p>
          </table:table-cell>
          <table:table-cell table:style-name="ce43" table:formula="of:=[.H59]" office:value-type="float" office:value="210" calcext:value-type="float">
            <text:p>210</text:p>
          </table:table-cell>
          <table:table-cell table:style-name="ce43" table:formula="of:=[.I59]" office:value-type="float" office:value="31.81386" calcext:value-type="float">
            <text:p>31,81386</text:p>
          </table:table-cell>
          <table:table-cell table:style-name="ce43" table:formula="of:=[.J59]" office:value-type="float" office:value="22.90906" calcext:value-type="float">
            <text:p>22,90906</text:p>
          </table:table-cell>
          <table:table-cell table:style-name="ce43" table:formula="of:=[.K59]" office:value-type="float" office:value="0.715599" calcext:value-type="float">
            <text:p>0,715599</text:p>
          </table:table-cell>
          <table:table-cell table:style-name="ce43" table:formula="of:=[.L59]" office:value-type="float" office:value="0" calcext:value-type="float">
            <text:p>0</text:p>
          </table:table-cell>
          <table:table-cell table:style-name="ce43" table:formula="of:=[.M59]" office:value-type="float" office:value="0.715599" calcext:value-type="float">
            <text:p>0,715599</text:p>
          </table:table-cell>
          <table:table-cell table:style-name="ce43" table:formula="of:=[.N59]" office:value-type="float" office:value="4.724774" calcext:value-type="float">
            <text:p>4,724774</text:p>
          </table:table-cell>
          <table:table-cell table:style-name="ce43" table:formula="of:=[.O59]" office:value-type="float" office:value="12.6411" calcext:value-type="float">
            <text:p>12,6411</text:p>
          </table:table-cell>
          <table:table-cell table:style-name="ce43" table:formula="of:=[.P59]" office:value-type="float" office:value="46.6" calcext:value-type="float">
            <text:p>46,6</text:p>
          </table:table-cell>
          <table:table-cell table:style-name="ce43" table:formula="of:=[.Q59]" office:value-type="float" office:value="14.3453" calcext:value-type="float">
            <text:p>14,3453</text:p>
          </table:table-cell>
          <table:table-cell table:style-name="ce43" table:formula="of:=[.R59]" office:value-type="float" office:value="9.219118" calcext:value-type="float">
            <text:p>9,219118</text:p>
          </table:table-cell>
          <table:table-cell table:number-columns-repeated="4"/>
          <table:table-cell table:style-name="ce13" office:value-type="string" calcext:value-type="string">
            <text:p>AGG_SF</text:p>
          </table:table-cell>
          <table:table-cell table:style-name="ce43" table:formula="of:=[.X59]" office:value-type="float" office:value="0.669305" calcext:value-type="float">
            <text:p>0,669305</text:p>
          </table:table-cell>
          <table:table-cell table:style-name="ce43" table:formula="of:=[.Y59]" office:value-type="float" office:value="0" calcext:value-type="float">
            <text:p>0</text:p>
          </table:table-cell>
          <table:table-cell table:style-name="ce43" table:formula="of:=[.Z59]" office:value-type="float" office:value="0.669305" calcext:value-type="float">
            <text:p>0,669305</text:p>
          </table:table-cell>
          <table:table-cell table:style-name="ce43" table:formula="of:=[.AA59]" office:value-type="float" office:value="5.942132" calcext:value-type="float">
            <text:p>5,942132</text:p>
          </table:table-cell>
          <table:table-cell table:style-name="ce43" table:formula="of:=[.AB59]" office:value-type="float" office:value="24.6265" calcext:value-type="float">
            <text:p>24,6265</text:p>
          </table:table-cell>
          <table:table-cell table:style-name="ce43" table:formula="of:=[.AC59]" office:value-type="float" office:value="312.8" calcext:value-type="float">
            <text:p>312,8</text:p>
          </table:table-cell>
          <table:table-cell table:style-name="ce43" table:formula="of:=[.AD59]" office:value-type="float" office:value="28.82262" calcext:value-type="float">
            <text:p>28,82262</text:p>
          </table:table-cell>
          <table:table-cell table:style-name="ce43" table:formula="of:=[.AE59]" office:value-type="float" office:value="29.39096" calcext:value-type="float">
            <text:p>29,39096</text:p>
          </table:table-cell>
          <table:table-cell table:style-name="ce43" table:formula="of:=[.AF59]" office:value-type="float" office:value="0.715599" calcext:value-type="float">
            <text:p>0,715599</text:p>
          </table:table-cell>
          <table:table-cell table:style-name="ce43" table:formula="of:=[.AG59]" office:value-type="float" office:value="0" calcext:value-type="float">
            <text:p>0</text:p>
          </table:table-cell>
          <table:table-cell table:style-name="ce43" table:formula="of:=[.AH59]" office:value-type="float" office:value="0.715599" calcext:value-type="float">
            <text:p>0,715599</text:p>
          </table:table-cell>
          <table:table-cell table:style-name="ce43" table:formula="of:=[.AI59]" office:value-type="float" office:value="5.895242" calcext:value-type="float">
            <text:p>5,895242</text:p>
          </table:table-cell>
          <table:table-cell table:style-name="ce43" table:formula="of:=[.AJ59]" office:value-type="float" office:value="12.16352" calcext:value-type="float">
            <text:p>12,16352</text:p>
          </table:table-cell>
          <table:table-cell table:style-name="ce43" table:formula="of:=[.AK59]" office:value-type="float" office:value="137.8" calcext:value-type="float">
            <text:p>137,8</text:p>
          </table:table-cell>
          <table:table-cell table:style-name="ce43" table:formula="of:=[.AL59]" office:value-type="float" office:value="14.68276" calcext:value-type="float">
            <text:p>14,68276</text:p>
          </table:table-cell>
          <table:table-cell table:style-name="ce43" table:formula="of:=[.AM59]" office:value-type="float" office:value="12.13474" calcext:value-type="float">
            <text:p>12,1347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AGE_UN</text:p>
          </table:table-cell>
          <table:table-cell table:style-name="ce43" table:formula="of:=[.C71]" office:value-type="float" office:value="0.669305" calcext:value-type="float">
            <text:p>0,669305</text:p>
          </table:table-cell>
          <table:table-cell table:style-name="ce43" table:formula="of:=[.D71]" office:value-type="float" office:value="0" calcext:value-type="float">
            <text:p>0</text:p>
          </table:table-cell>
          <table:table-cell table:style-name="ce43" table:formula="of:=[.E71]" office:value-type="float" office:value="0.669305" calcext:value-type="float">
            <text:p>0,669305</text:p>
          </table:table-cell>
          <table:table-cell table:style-name="ce43" table:formula="of:=[.F71]" office:value-type="float" office:value="5.210806" calcext:value-type="float">
            <text:p>5,210806</text:p>
          </table:table-cell>
          <table:table-cell table:style-name="ce43" table:formula="of:=[.G71]" office:value-type="float" office:value="21.86638" calcext:value-type="float">
            <text:p>21,86638</text:p>
          </table:table-cell>
          <table:table-cell table:style-name="ce43" table:formula="of:=[.H71]" office:value-type="float" office:value="75.4" calcext:value-type="float">
            <text:p>75,4</text:p>
          </table:table-cell>
          <table:table-cell table:style-name="ce43" table:formula="of:=[.I71]" office:value-type="float" office:value="23.88936" calcext:value-type="float">
            <text:p>23,88936</text:p>
          </table:table-cell>
          <table:table-cell table:style-name="ce43" table:formula="of:=[.J71]" office:value-type="float" office:value="23.99094" calcext:value-type="float">
            <text:p>23,99094</text:p>
          </table:table-cell>
          <table:table-cell table:style-name="ce43" table:formula="of:=[.K71]" office:value-type="float" office:value="0.715599" calcext:value-type="float">
            <text:p>0,715599</text:p>
          </table:table-cell>
          <table:table-cell table:style-name="ce43" table:formula="of:=[.L71]" office:value-type="float" office:value="0" calcext:value-type="float">
            <text:p>0</text:p>
          </table:table-cell>
          <table:table-cell table:style-name="ce43" table:formula="of:=[.M71]" office:value-type="float" office:value="0.715599" calcext:value-type="float">
            <text:p>0,715599</text:p>
          </table:table-cell>
          <table:table-cell table:style-name="ce43" table:formula="of:=[.N71]" office:value-type="float" office:value="5.219308" calcext:value-type="float">
            <text:p>5,219308</text:p>
          </table:table-cell>
          <table:table-cell table:style-name="ce43" table:formula="of:=[.O71]" office:value-type="float" office:value="13.24394" calcext:value-type="float">
            <text:p>13,24394</text:p>
          </table:table-cell>
          <table:table-cell table:style-name="ce43" table:formula="of:=[.P71]" office:value-type="float" office:value="24.2" calcext:value-type="float">
            <text:p>24,2</text:p>
          </table:table-cell>
          <table:table-cell table:style-name="ce43" table:formula="of:=[.Q71]" office:value-type="float" office:value="14.12894" calcext:value-type="float">
            <text:p>14,12894</text:p>
          </table:table-cell>
          <table:table-cell table:style-name="ce43" table:formula="of:=[.R71]" office:value-type="float" office:value="9.94116" calcext:value-type="float">
            <text:p>9,94116</text:p>
          </table:table-cell>
          <table:table-cell table:number-columns-repeated="4"/>
          <table:table-cell table:style-name="ce20" office:value-type="string" calcext:value-type="string">
            <text:p>AGE_UN</text:p>
          </table:table-cell>
          <table:table-cell table:style-name="ce43" table:formula="of:=[.X71]" office:value-type="float" office:value="0.669305" calcext:value-type="float">
            <text:p>0,669305</text:p>
          </table:table-cell>
          <table:table-cell table:style-name="ce43" table:formula="of:=[.Y71]" office:value-type="float" office:value="0" calcext:value-type="float">
            <text:p>0</text:p>
          </table:table-cell>
          <table:table-cell table:style-name="ce43" table:formula="of:=[.Z71]" office:value-type="float" office:value="0.669305" calcext:value-type="float">
            <text:p>0,669305</text:p>
          </table:table-cell>
          <table:table-cell table:style-name="ce43" table:formula="of:=[.AA71]" office:value-type="float" office:value="6.490444" calcext:value-type="float">
            <text:p>6,490444</text:p>
          </table:table-cell>
          <table:table-cell table:style-name="ce43" table:formula="of:=[.AB71]" office:value-type="float" office:value="21.86736" calcext:value-type="float">
            <text:p>21,86736</text:p>
          </table:table-cell>
          <table:table-cell table:style-name="ce43" table:formula="of:=[.AC71]" office:value-type="float" office:value="152.4" calcext:value-type="float">
            <text:p>152,4</text:p>
          </table:table-cell>
          <table:table-cell table:style-name="ce43" table:formula="of:=[.AD71]" office:value-type="float" office:value="23.91178" calcext:value-type="float">
            <text:p>23,91178</text:p>
          </table:table-cell>
          <table:table-cell table:style-name="ce43" table:formula="of:=[.AE71]" office:value-type="float" office:value="30.79072" calcext:value-type="float">
            <text:p>30,79072</text:p>
          </table:table-cell>
          <table:table-cell table:style-name="ce43" table:formula="of:=[.AF71]" office:value-type="float" office:value="0.715599" calcext:value-type="float">
            <text:p>0,715599</text:p>
          </table:table-cell>
          <table:table-cell table:style-name="ce43" table:formula="of:=[.AG71]" office:value-type="float" office:value="0" calcext:value-type="float">
            <text:p>0</text:p>
          </table:table-cell>
          <table:table-cell table:style-name="ce43" table:formula="of:=[.AH71]" office:value-type="float" office:value="0.715599" calcext:value-type="float">
            <text:p>0,715599</text:p>
          </table:table-cell>
          <table:table-cell table:style-name="ce43" table:formula="of:=[.AI71]" office:value-type="float" office:value="6.484298" calcext:value-type="float">
            <text:p>6,484298</text:p>
          </table:table-cell>
          <table:table-cell table:style-name="ce43" table:formula="of:=[.AJ71]" office:value-type="float" office:value="12.91094" calcext:value-type="float">
            <text:p>12,91094</text:p>
          </table:table-cell>
          <table:table-cell table:style-name="ce43" table:formula="of:=[.AK71]" office:value-type="float" office:value="101.2" calcext:value-type="float">
            <text:p>101,2</text:p>
          </table:table-cell>
          <table:table-cell table:style-name="ce43" table:formula="of:=[.AL71]" office:value-type="float" office:value="14.76104" calcext:value-type="float">
            <text:p>14,76104</text:p>
          </table:table-cell>
          <table:table-cell table:style-name="ce43" table:formula="of:=[.AM71]" office:value-type="float" office:value="12.9228" calcext:value-type="float">
            <text:p>12,9228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AGE_SF</text:p>
          </table:table-cell>
          <table:table-cell table:style-name="ce43" table:formula="of:=[.C83]" office:value-type="float" office:value="0.669305" calcext:value-type="float">
            <text:p>0,669305</text:p>
          </table:table-cell>
          <table:table-cell table:style-name="ce43" table:formula="of:=[.D83]" office:value-type="float" office:value="0" calcext:value-type="float">
            <text:p>0</text:p>
          </table:table-cell>
          <table:table-cell table:style-name="ce43" table:formula="of:=[.E83]" office:value-type="float" office:value="0.669305" calcext:value-type="float">
            <text:p>0,669305</text:p>
          </table:table-cell>
          <table:table-cell table:style-name="ce43" table:formula="of:=[.F83]" office:value-type="float" office:value="5.205424" calcext:value-type="float">
            <text:p>5,205424</text:p>
          </table:table-cell>
          <table:table-cell table:style-name="ce43" table:formula="of:=[.G83]" office:value-type="float" office:value="21.71882" calcext:value-type="float">
            <text:p>21,71882</text:p>
          </table:table-cell>
          <table:table-cell table:style-name="ce43" table:formula="of:=[.H83]" office:value-type="float" office:value="94.2" calcext:value-type="float">
            <text:p>94,2</text:p>
          </table:table-cell>
          <table:table-cell table:style-name="ce43" table:formula="of:=[.I83]" office:value-type="float" office:value="24.24614" calcext:value-type="float">
            <text:p>24,24614</text:p>
          </table:table-cell>
          <table:table-cell table:style-name="ce43" table:formula="of:=[.J83]" office:value-type="float" office:value="23.71036" calcext:value-type="float">
            <text:p>23,71036</text:p>
          </table:table-cell>
          <table:table-cell table:style-name="ce43" table:formula="of:=[.K83]" office:value-type="float" office:value="0.715599" calcext:value-type="float">
            <text:p>0,715599</text:p>
          </table:table-cell>
          <table:table-cell table:style-name="ce43" table:formula="of:=[.L83]" office:value-type="float" office:value="0" calcext:value-type="float">
            <text:p>0</text:p>
          </table:table-cell>
          <table:table-cell table:style-name="ce43" table:formula="of:=[.M83]" office:value-type="float" office:value="0.715599" calcext:value-type="float">
            <text:p>0,715599</text:p>
          </table:table-cell>
          <table:table-cell table:style-name="ce43" table:formula="of:=[.N83]" office:value-type="float" office:value="5.245924" calcext:value-type="float">
            <text:p>5,245924</text:p>
          </table:table-cell>
          <table:table-cell table:style-name="ce43" table:formula="of:=[.O83]" office:value-type="float" office:value="12.0229" calcext:value-type="float">
            <text:p>12,0229</text:p>
          </table:table-cell>
          <table:table-cell table:style-name="ce43" table:formula="of:=[.P83]" office:value-type="float" office:value="69.4" calcext:value-type="float">
            <text:p>69,4</text:p>
          </table:table-cell>
          <table:table-cell table:style-name="ce43" table:formula="of:=[.Q83]" office:value-type="float" office:value="14.56092" calcext:value-type="float">
            <text:p>14,56092</text:p>
          </table:table-cell>
          <table:table-cell table:style-name="ce43" table:formula="of:=[.R83]" office:value-type="float" office:value="9.812176" calcext:value-type="float">
            <text:p>9,812176</text:p>
          </table:table-cell>
          <table:table-cell table:number-columns-repeated="4"/>
          <table:table-cell table:style-name="ce20" office:value-type="string" calcext:value-type="string">
            <text:p>AGE_SF</text:p>
          </table:table-cell>
          <table:table-cell table:style-name="ce43" table:formula="of:=[.X83]" office:value-type="float" office:value="0.669305" calcext:value-type="float">
            <text:p>0,669305</text:p>
          </table:table-cell>
          <table:table-cell table:style-name="ce43" table:formula="of:=[.Y83]" office:value-type="float" office:value="0" calcext:value-type="float">
            <text:p>0</text:p>
          </table:table-cell>
          <table:table-cell table:style-name="ce43" table:formula="of:=[.Z83]" office:value-type="float" office:value="0.669305" calcext:value-type="float">
            <text:p>0,669305</text:p>
          </table:table-cell>
          <table:table-cell table:style-name="ce43" table:formula="of:=[.AA83]" office:value-type="float" office:value="6.48152" calcext:value-type="float">
            <text:p>6,48152</text:p>
          </table:table-cell>
          <table:table-cell table:style-name="ce43" table:formula="of:=[.AB83]" office:value-type="float" office:value="21.95504" calcext:value-type="float">
            <text:p>21,95504</text:p>
          </table:table-cell>
          <table:table-cell table:style-name="ce43" table:formula="of:=[.AC83]" office:value-type="float" office:value="163.4" calcext:value-type="float">
            <text:p>163,4</text:p>
          </table:table-cell>
          <table:table-cell table:style-name="ce43" table:formula="of:=[.AD83]" office:value-type="float" office:value="24.147" calcext:value-type="float">
            <text:p>24,147</text:p>
          </table:table-cell>
          <table:table-cell table:style-name="ce43" table:formula="of:=[.AE83]" office:value-type="float" office:value="30.49766" calcext:value-type="float">
            <text:p>30,49766</text:p>
          </table:table-cell>
          <table:table-cell table:style-name="ce43" table:formula="of:=[.AF83]" office:value-type="float" office:value="0.715599" calcext:value-type="float">
            <text:p>0,715599</text:p>
          </table:table-cell>
          <table:table-cell table:style-name="ce43" table:formula="of:=[.AG83]" office:value-type="float" office:value="0" calcext:value-type="float">
            <text:p>0</text:p>
          </table:table-cell>
          <table:table-cell table:style-name="ce43" table:formula="of:=[.AH83]" office:value-type="float" office:value="0.715599" calcext:value-type="float">
            <text:p>0,715599</text:p>
          </table:table-cell>
          <table:table-cell table:style-name="ce43" table:formula="of:=[.AI83]" office:value-type="float" office:value="6.454126" calcext:value-type="float">
            <text:p>6,454126</text:p>
          </table:table-cell>
          <table:table-cell table:style-name="ce43" table:formula="of:=[.AJ83]" office:value-type="float" office:value="13.59384" calcext:value-type="float">
            <text:p>13,59384</text:p>
          </table:table-cell>
          <table:table-cell table:style-name="ce43" table:formula="of:=[.AK83]" office:value-type="float" office:value="50.8" calcext:value-type="float">
            <text:p>50,8</text:p>
          </table:table-cell>
          <table:table-cell table:style-name="ce43" table:formula="of:=[.AL83]" office:value-type="float" office:value="14.52254" calcext:value-type="float">
            <text:p>14,52254</text:p>
          </table:table-cell>
          <table:table-cell table:style-name="ce43" table:formula="of:=[.AM83]" office:value-type="float" office:value="12.7004" calcext:value-type="float">
            <text:p>12,700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AM-1,0,10</text:p>
          </table:table-cell>
          <table:table-cell table:style-name="ce43" table:formula="of:=[.C95]" office:value-type="float" office:value="0.669305" calcext:value-type="float">
            <text:p>0,669305</text:p>
          </table:table-cell>
          <table:table-cell table:style-name="ce43" table:formula="of:=[.D95]" office:value-type="float" office:value="0" calcext:value-type="float">
            <text:p>0</text:p>
          </table:table-cell>
          <table:table-cell table:style-name="ce43" table:formula="of:=[.E95]" office:value-type="float" office:value="0.669305" calcext:value-type="float">
            <text:p>0,669305</text:p>
          </table:table-cell>
          <table:table-cell table:style-name="ce43" table:formula="of:=[.F95]" office:value-type="float" office:value="4.596106" calcext:value-type="float">
            <text:p>4,596106</text:p>
          </table:table-cell>
          <table:table-cell table:style-name="ce43" table:formula="of:=[.G95]" office:value-type="float" office:value="21.99724" calcext:value-type="float">
            <text:p>21,99724</text:p>
          </table:table-cell>
          <table:table-cell table:style-name="ce43" table:formula="of:=[.H95]" office:value-type="float" office:value="79.2" calcext:value-type="float">
            <text:p>79,2</text:p>
          </table:table-cell>
          <table:table-cell table:style-name="ce43" table:formula="of:=[.I95]" office:value-type="float" office:value="24.12216" calcext:value-type="float">
            <text:p>24,12216</text:p>
          </table:table-cell>
          <table:table-cell table:style-name="ce43" table:formula="of:=[.J95]" office:value-type="float" office:value="22.18634" calcext:value-type="float">
            <text:p>22,18634</text:p>
          </table:table-cell>
          <table:table-cell table:style-name="ce43" table:formula="of:=[.K95]" office:value-type="float" office:value="0.715599" calcext:value-type="float">
            <text:p>0,715599</text:p>
          </table:table-cell>
          <table:table-cell table:style-name="ce43" table:formula="of:=[.L95]" office:value-type="float" office:value="0" calcext:value-type="float">
            <text:p>0</text:p>
          </table:table-cell>
          <table:table-cell table:style-name="ce43" table:formula="of:=[.M95]" office:value-type="float" office:value="0.715599" calcext:value-type="float">
            <text:p>0,715599</text:p>
          </table:table-cell>
          <table:table-cell table:style-name="ce43" table:formula="of:=[.N95]" office:value-type="float" office:value="4.617126" calcext:value-type="float">
            <text:p>4,617126</text:p>
          </table:table-cell>
          <table:table-cell table:style-name="ce43" table:formula="of:=[.O95]" office:value-type="float" office:value="12.60006" calcext:value-type="float">
            <text:p>12,60006</text:p>
          </table:table-cell>
          <table:table-cell table:style-name="ce43" table:formula="of:=[.P95]" office:value-type="float" office:value="43.4" calcext:value-type="float">
            <text:p>43,4</text:p>
          </table:table-cell>
          <table:table-cell table:style-name="ce43" table:formula="of:=[.Q95]" office:value-type="float" office:value="14.18724" calcext:value-type="float">
            <text:p>14,18724</text:p>
          </table:table-cell>
          <table:table-cell table:style-name="ce43" table:formula="of:=[.R95]" office:value-type="float" office:value="9.006006" calcext:value-type="float">
            <text:p>9,006006</text:p>
          </table:table-cell>
          <table:table-cell table:number-columns-repeated="4"/>
          <table:table-cell table:style-name="ce20" office:value-type="string" calcext:value-type="string">
            <text:p>AM-1,0,10</text:p>
          </table:table-cell>
          <table:table-cell table:style-name="ce43" table:formula="of:=[.X95]" office:value-type="float" office:value="0.669305" calcext:value-type="float">
            <text:p>0,669305</text:p>
          </table:table-cell>
          <table:table-cell table:style-name="ce43" table:formula="of:=[.Y95]" office:value-type="float" office:value="0" calcext:value-type="float">
            <text:p>0</text:p>
          </table:table-cell>
          <table:table-cell table:style-name="ce43" table:formula="of:=[.Z95]" office:value-type="float" office:value="0.669305" calcext:value-type="float">
            <text:p>0,669305</text:p>
          </table:table-cell>
          <table:table-cell table:style-name="ce43" table:formula="of:=[.AA95]" office:value-type="float" office:value="5.840796" calcext:value-type="float">
            <text:p>5,840796</text:p>
          </table:table-cell>
          <table:table-cell table:style-name="ce43" table:formula="of:=[.AB95]" office:value-type="float" office:value="21.96348" calcext:value-type="float">
            <text:p>21,96348</text:p>
          </table:table-cell>
          <table:table-cell table:style-name="ce43" table:formula="of:=[.AC95]" office:value-type="float" office:value="180.8" calcext:value-type="float">
            <text:p>180,8</text:p>
          </table:table-cell>
          <table:table-cell table:style-name="ce43" table:formula="of:=[.AD95]" office:value-type="float" office:value="24.38888" calcext:value-type="float">
            <text:p>24,38888</text:p>
          </table:table-cell>
          <table:table-cell table:style-name="ce43" table:formula="of:=[.AE95]" office:value-type="float" office:value="29.137" calcext:value-type="float">
            <text:p>29,137</text:p>
          </table:table-cell>
          <table:table-cell table:style-name="ce43" table:formula="of:=[.AF95]" office:value-type="float" office:value="0.715599" calcext:value-type="float">
            <text:p>0,715599</text:p>
          </table:table-cell>
          <table:table-cell table:style-name="ce43" table:formula="of:=[.AG95]" office:value-type="float" office:value="0" calcext:value-type="float">
            <text:p>0</text:p>
          </table:table-cell>
          <table:table-cell table:style-name="ce43" table:formula="of:=[.AH95]" office:value-type="float" office:value="0.715599" calcext:value-type="float">
            <text:p>0,715599</text:p>
          </table:table-cell>
          <table:table-cell table:style-name="ce43" table:formula="of:=[.AI95]" office:value-type="float" office:value="5.762206" calcext:value-type="float">
            <text:p>5,762206</text:p>
          </table:table-cell>
          <table:table-cell table:style-name="ce43" table:formula="of:=[.AJ95]" office:value-type="float" office:value="14.2871" calcext:value-type="float">
            <text:p>14,2871</text:p>
          </table:table-cell>
          <table:table-cell table:style-name="ce43" table:formula="of:=[.AK95]" office:value-type="float" office:value="0" calcext:value-type="float">
            <text:p>0</text:p>
          </table:table-cell>
          <table:table-cell table:style-name="ce43" table:formula="of:=[.AL95]" office:value-type="float" office:value="14.2871" calcext:value-type="float">
            <text:p>14,2871</text:p>
          </table:table-cell>
          <table:table-cell table:style-name="ce43" table:formula="of:=[.AM95]" office:value-type="float" office:value="12.33014" calcext:value-type="float">
            <text:p>12,3301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AM-0,1,10</text:p>
          </table:table-cell>
          <table:table-cell table:style-name="ce43" table:formula="of:=[.C107]" office:value-type="float" office:value="0.669305" calcext:value-type="float">
            <text:p>0,669305</text:p>
          </table:table-cell>
          <table:table-cell table:style-name="ce43" table:formula="of:=[.D107]" office:value-type="float" office:value="0" calcext:value-type="float">
            <text:p>0</text:p>
          </table:table-cell>
          <table:table-cell table:style-name="ce43" table:formula="of:=[.E107]" office:value-type="float" office:value="0.669305" calcext:value-type="float">
            <text:p>0,669305</text:p>
          </table:table-cell>
          <table:table-cell table:style-name="ce43" table:formula="of:=[.F107]" office:value-type="float" office:value="4.593218" calcext:value-type="float">
            <text:p>4,593218</text:p>
          </table:table-cell>
          <table:table-cell table:style-name="ce43" table:formula="of:=[.G107]" office:value-type="float" office:value="21.9211" calcext:value-type="float">
            <text:p>21,9211</text:p>
          </table:table-cell>
          <table:table-cell table:style-name="ce43" table:formula="of:=[.H107]" office:value-type="float" office:value="81.6" calcext:value-type="float">
            <text:p>81,6</text:p>
          </table:table-cell>
          <table:table-cell table:style-name="ce43" table:formula="of:=[.I107]" office:value-type="float" office:value="24.1104" calcext:value-type="float">
            <text:p>24,1104</text:p>
          </table:table-cell>
          <table:table-cell table:style-name="ce43" table:formula="of:=[.J107]" office:value-type="float" office:value="4572.80556" calcext:value-type="float">
            <text:p>4572,80556</text:p>
          </table:table-cell>
          <table:table-cell table:style-name="ce43" table:formula="of:=[.K107]" office:value-type="float" office:value="0.715599" calcext:value-type="float">
            <text:p>0,715599</text:p>
          </table:table-cell>
          <table:table-cell table:style-name="ce43" table:formula="of:=[.L107]" office:value-type="float" office:value="0" calcext:value-type="float">
            <text:p>0</text:p>
          </table:table-cell>
          <table:table-cell table:style-name="ce43" table:formula="of:=[.M107]" office:value-type="float" office:value="0.715599" calcext:value-type="float">
            <text:p>0,715599</text:p>
          </table:table-cell>
          <table:table-cell table:style-name="ce43" table:formula="of:=[.N107]" office:value-type="float" office:value="4.612686" calcext:value-type="float">
            <text:p>4,612686</text:p>
          </table:table-cell>
          <table:table-cell table:style-name="ce43" table:formula="of:=[.O107]" office:value-type="float" office:value="13.21228" calcext:value-type="float">
            <text:p>13,21228</text:p>
          </table:table-cell>
          <table:table-cell table:style-name="ce43" table:formula="of:=[.P107]" office:value-type="float" office:value="24.2" calcext:value-type="float">
            <text:p>24,2</text:p>
          </table:table-cell>
          <table:table-cell table:style-name="ce43" table:formula="of:=[.Q107]" office:value-type="float" office:value="14.09728" calcext:value-type="float">
            <text:p>14,09728</text:p>
          </table:table-cell>
          <table:table-cell table:style-name="ce43" table:formula="of:=[.R107]" office:value-type="float" office:value="9.11248" calcext:value-type="float">
            <text:p>9,11248</text:p>
          </table:table-cell>
          <table:table-cell table:number-columns-repeated="4"/>
          <table:table-cell table:style-name="ce20" office:value-type="string" calcext:value-type="string">
            <text:p>AM-0,1,10</text:p>
          </table:table-cell>
          <table:table-cell table:style-name="ce43" table:formula="of:=[.X107]" office:value-type="float" office:value="0.669305" calcext:value-type="float">
            <text:p>0,669305</text:p>
          </table:table-cell>
          <table:table-cell table:style-name="ce43" table:formula="of:=[.Y107]" office:value-type="float" office:value="0" calcext:value-type="float">
            <text:p>0</text:p>
          </table:table-cell>
          <table:table-cell table:style-name="ce43" table:formula="of:=[.Z107]" office:value-type="float" office:value="0.669305" calcext:value-type="float">
            <text:p>0,669305</text:p>
          </table:table-cell>
          <table:table-cell table:style-name="ce43" table:formula="of:=[.AA107]" office:value-type="float" office:value="5.839542" calcext:value-type="float">
            <text:p>5,839542</text:p>
          </table:table-cell>
          <table:table-cell table:style-name="ce43" table:formula="of:=[.AB107]" office:value-type="float" office:value="21.69284" calcext:value-type="float">
            <text:p>21,69284</text:p>
          </table:table-cell>
          <table:table-cell table:style-name="ce43" table:formula="of:=[.AC107]" office:value-type="float" office:value="191.2" calcext:value-type="float">
            <text:p>191,2</text:p>
          </table:table-cell>
          <table:table-cell table:style-name="ce43" table:formula="of:=[.AD107]" office:value-type="float" office:value="24.25778" calcext:value-type="float">
            <text:p>24,25778</text:p>
          </table:table-cell>
          <table:table-cell table:style-name="ce43" table:formula="of:=[.AE107]" office:value-type="float" office:value="29.15254" calcext:value-type="float">
            <text:p>29,15254</text:p>
          </table:table-cell>
          <table:table-cell table:style-name="ce43" table:formula="of:=[.AF107]" office:value-type="float" office:value="0.715599" calcext:value-type="float">
            <text:p>0,715599</text:p>
          </table:table-cell>
          <table:table-cell table:style-name="ce43" table:formula="of:=[.AG107]" office:value-type="float" office:value="0" calcext:value-type="float">
            <text:p>0</text:p>
          </table:table-cell>
          <table:table-cell table:style-name="ce43" table:formula="of:=[.AH107]" office:value-type="float" office:value="0.715599" calcext:value-type="float">
            <text:p>0,715599</text:p>
          </table:table-cell>
          <table:table-cell table:style-name="ce43" table:formula="of:=[.AI107]" office:value-type="float" office:value="5.777938" calcext:value-type="float">
            <text:p>5,777938</text:p>
          </table:table-cell>
          <table:table-cell table:style-name="ce43" table:formula="of:=[.AJ107]" office:value-type="float" office:value="12.1657" calcext:value-type="float">
            <text:p>12,1657</text:p>
          </table:table-cell>
          <table:table-cell table:style-name="ce43" table:formula="of:=[.AK107]" office:value-type="float" office:value="142.2" calcext:value-type="float">
            <text:p>142,2</text:p>
          </table:table-cell>
          <table:table-cell table:style-name="ce43" table:formula="of:=[.AL107]" office:value-type="float" office:value="14.76534" calcext:value-type="float">
            <text:p>14,76534</text:p>
          </table:table-cell>
          <table:table-cell table:style-name="ce43" table:formula="of:=[.AM107]" office:value-type="float" office:value="12.27874" calcext:value-type="float">
            <text:p>12,2787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AM-0,1,10mej</text:p>
          </table:table-cell>
          <table:table-cell table:style-name="ce43" table:formula="of:=[.C119]" office:value-type="float" office:value="0.669305" calcext:value-type="float">
            <text:p>0,669305</text:p>
          </table:table-cell>
          <table:table-cell table:style-name="ce43" table:formula="of:=[.D119]" office:value-type="float" office:value="0" calcext:value-type="float">
            <text:p>0</text:p>
          </table:table-cell>
          <table:table-cell table:style-name="ce43" table:formula="of:=[.E119]" office:value-type="float" office:value="0.669305" calcext:value-type="float">
            <text:p>0,669305</text:p>
          </table:table-cell>
          <table:table-cell table:style-name="ce43" table:formula="of:=[.F119]" office:value-type="float" office:value="4.598688" calcext:value-type="float">
            <text:p>4,598688</text:p>
          </table:table-cell>
          <table:table-cell table:style-name="ce43" table:formula="of:=[.G119]" office:value-type="float" office:value="21.42468" calcext:value-type="float">
            <text:p>21,42468</text:p>
          </table:table-cell>
          <table:table-cell table:style-name="ce43" table:formula="of:=[.H119]" office:value-type="float" office:value="111" calcext:value-type="float">
            <text:p>111</text:p>
          </table:table-cell>
          <table:table-cell table:style-name="ce43" table:formula="of:=[.I119]" office:value-type="float" office:value="24.40278" calcext:value-type="float">
            <text:p>24,40278</text:p>
          </table:table-cell>
          <table:table-cell table:style-name="ce43" table:formula="of:=[.J119]" office:value-type="float" office:value="22.62968" calcext:value-type="float">
            <text:p>22,62968</text:p>
          </table:table-cell>
          <table:table-cell table:style-name="ce43" table:formula="of:=[.K119]" office:value-type="float" office:value="0.715599" calcext:value-type="float">
            <text:p>0,715599</text:p>
          </table:table-cell>
          <table:table-cell table:style-name="ce43" table:formula="of:=[.L119]" office:value-type="float" office:value="0" calcext:value-type="float">
            <text:p>0</text:p>
          </table:table-cell>
          <table:table-cell table:style-name="ce43" table:formula="of:=[.M119]" office:value-type="float" office:value="0.715599" calcext:value-type="float">
            <text:p>0,715599</text:p>
          </table:table-cell>
          <table:table-cell table:style-name="ce43" table:formula="of:=[.N119]" office:value-type="float" office:value="4.579682" calcext:value-type="float">
            <text:p>4,579682</text:p>
          </table:table-cell>
          <table:table-cell table:style-name="ce43" table:formula="of:=[.O119]" office:value-type="float" office:value="12.65428" calcext:value-type="float">
            <text:p>12,65428</text:p>
          </table:table-cell>
          <table:table-cell table:style-name="ce43" table:formula="of:=[.P119]" office:value-type="float" office:value="43.6" calcext:value-type="float">
            <text:p>43,6</text:p>
          </table:table-cell>
          <table:table-cell table:style-name="ce43" table:formula="of:=[.Q119]" office:value-type="float" office:value="14.24878" calcext:value-type="float">
            <text:p>14,24878</text:p>
          </table:table-cell>
          <table:table-cell table:style-name="ce43" table:formula="of:=[.R119]" office:value-type="float" office:value="9.148902" calcext:value-type="float">
            <text:p>9,148902</text:p>
          </table:table-cell>
          <table:table-cell table:number-columns-repeated="4"/>
          <table:table-cell table:style-name="ce20" office:value-type="string" calcext:value-type="string">
            <text:p>AM-0,1,10mej</text:p>
          </table:table-cell>
          <table:table-cell table:style-name="ce43" table:formula="of:=[.X119]" office:value-type="float" office:value="0.669305" calcext:value-type="float">
            <text:p>0,669305</text:p>
          </table:table-cell>
          <table:table-cell table:style-name="ce43" table:formula="of:=[.Y119]" office:value-type="float" office:value="0" calcext:value-type="float">
            <text:p>0</text:p>
          </table:table-cell>
          <table:table-cell table:style-name="ce43" table:formula="of:=[.Z119]" office:value-type="float" office:value="0.669305" calcext:value-type="float">
            <text:p>0,669305</text:p>
          </table:table-cell>
          <table:table-cell table:style-name="ce43" table:formula="of:=[.AA119]" office:value-type="float" office:value="5.838466" calcext:value-type="float">
            <text:p>5,838466</text:p>
          </table:table-cell>
          <table:table-cell table:style-name="ce43" table:formula="of:=[.AB119]" office:value-type="float" office:value="21.84446" calcext:value-type="float">
            <text:p>21,84446</text:p>
          </table:table-cell>
          <table:table-cell table:style-name="ce43" table:formula="of:=[.AC119]" office:value-type="float" office:value="175.2" calcext:value-type="float">
            <text:p>175,2</text:p>
          </table:table-cell>
          <table:table-cell table:style-name="ce43" table:formula="of:=[.AD119]" office:value-type="float" office:value="24.19472" calcext:value-type="float">
            <text:p>24,19472</text:p>
          </table:table-cell>
          <table:table-cell table:style-name="ce43" table:formula="of:=[.AE119]" office:value-type="float" office:value="29.26158" calcext:value-type="float">
            <text:p>29,26158</text:p>
          </table:table-cell>
          <table:table-cell table:style-name="ce43" table:formula="of:=[.AF119]" office:value-type="float" office:value="0.715599" calcext:value-type="float">
            <text:p>0,715599</text:p>
          </table:table-cell>
          <table:table-cell table:style-name="ce43" table:formula="of:=[.AG119]" office:value-type="float" office:value="0" calcext:value-type="float">
            <text:p>0</text:p>
          </table:table-cell>
          <table:table-cell table:style-name="ce43" table:formula="of:=[.AH119]" office:value-type="float" office:value="0.715599" calcext:value-type="float">
            <text:p>0,715599</text:p>
          </table:table-cell>
          <table:table-cell table:style-name="ce43" table:formula="of:=[.AI119]" office:value-type="float" office:value="5.750422" calcext:value-type="float">
            <text:p>5,750422</text:p>
          </table:table-cell>
          <table:table-cell table:style-name="ce43" table:formula="of:=[.AJ119]" office:value-type="float" office:value="13.58752" calcext:value-type="float">
            <text:p>13,58752</text:p>
          </table:table-cell>
          <table:table-cell table:style-name="ce43" table:formula="of:=[.AK119]" office:value-type="float" office:value="46.2" calcext:value-type="float">
            <text:p>46,2</text:p>
          </table:table-cell>
          <table:table-cell table:style-name="ce43" table:formula="of:=[.AL119]" office:value-type="float" office:value="14.43214" calcext:value-type="float">
            <text:p>14,43214</text:p>
          </table:table-cell>
          <table:table-cell table:style-name="ce43" table:formula="of:=[.AM119]" office:value-type="float" office:value="12.3162" calcext:value-type="float">
            <text:p>12,3162</text:p>
          </table:table-cell>
          <table:table-cell table:number-columns-repeated="19"/>
        </table:table-row>
        <table:table-row table:style-name="ro1">
          <table:table-cell/>
          <table:table-cell table:style-name="ce21"/>
          <table:table-cell table:style-name="ce45" table:number-columns-repeated="16"/>
          <table:table-cell table:number-columns-repeated="40"/>
        </table:table-row>
        <table:table-row table:style-name="ro1">
          <table:table-cell/>
          <table:table-cell table:style-name="Default" table:number-columns-repeated="17"/>
          <table:table-cell table:number-columns-repeated="40"/>
        </table:table-row>
        <table:table-row table:style-name="ro1" table:number-rows-repeated="2">
          <table:table-cell/>
          <table:table-cell table:style-name="ce26" table:number-columns-repeated="18"/>
          <table:table-cell table:style-name="ce64"/>
          <table:table-cell table:style-name="ce67"/>
          <table:table-cell table:style-name="ce26" table:number-columns-repeated="18"/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ce27" table:number-columns-repeated="17"/>
          <table:table-cell table:number-columns-repeated="4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6" table:number-rows-spanned="1">
            <text:p>ES</text:p>
          </table:table-cell>
          <table:covered-table-cell table:number-columns-repeated="15"/>
          <table:table-cell table:number-columns-repeated="4"/>
          <table:table-cell table:style-name="ce28"/>
          <table:table-cell table:style-name="ce13" office:value-type="string" calcext:value-type="string" table:number-columns-spanned="16" table:number-rows-spanned="1">
            <text:p>ES</text:p>
          </table:table-cell>
          <table:covered-table-cell table:number-columns-repeated="15" table:style-name="ce28"/>
          <table:table-cell table:number-columns-repeated="19"/>
        </table:table-row>
        <table:table-row table:style-name="ro1">
          <table:table-cell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4"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19"/>
        </table:table-row>
        <table:table-row table:style-name="ro1">
          <table:table-cell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4"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1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68" office:value-type="float" office:value="0.276187" calcext:value-type="float">
            <text:p>0,276187</text:p>
          </table:table-cell>
          <table:table-cell table:style-name="ce45" office:value-type="float" office:value="19.6454" calcext:value-type="float">
            <text:p>19,6454</text:p>
          </table:table-cell>
          <table:table-cell table:style-name="ce45" office:value-type="float" office:value="146" calcext:value-type="float">
            <text:p>146</text:p>
          </table:table-cell>
          <table:table-cell table:style-name="ce45" office:value-type="float" office:value="23.5673" calcext:value-type="float">
            <text:p>23,5673</text:p>
          </table:table-cell>
          <table:table-cell table:style-name="ce68" office:value-type="float" office:value="7.574" calcext:value-type="float">
            <text:p>7,574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68" office:value-type="float" office:value="0.200313" calcext:value-type="float">
            <text:p>0,200313</text:p>
          </table:table-cell>
          <table:table-cell table:style-name="ce45" office:value-type="float" office:value="13.835" calcext:value-type="float">
            <text:p>13,83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4.0544" calcext:value-type="float">
            <text:p>14,0544</text:p>
          </table:table-cell>
          <table:table-cell table:style-name="ce81" office:value-type="float" office:value="0.674923" calcext:value-type="float">
            <text:p>0,674923</text:p>
          </table:table-cell>
          <table:table-cell table:number-columns-repeated="4"/>
          <table:table-cell table:style-name="ce13" office:value-type="string" calcext:value-type="string">
            <text:p>Ejecución 1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68" office:value-type="float" office:value="0.244002" calcext:value-type="float">
            <text:p>0,244002</text:p>
          </table:table-cell>
          <table:table-cell table:style-name="ce45" office:value-type="float" office:value="21.9367" calcext:value-type="float">
            <text:p>21,9367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23.6699" calcext:value-type="float">
            <text:p>23,6699</text:p>
          </table:table-cell>
          <table:table-cell table:style-name="ce68" office:value-type="float" office:value="7.8228" calcext:value-type="float">
            <text:p>7,8228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68" office:value-type="float" office:value="0.320821" calcext:value-type="float">
            <text:p>0,320821</text:p>
          </table:table-cell>
          <table:table-cell table:style-name="ce45" office:value-type="float" office:value="14.2871" calcext:value-type="float">
            <text:p>14,287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4.2871" calcext:value-type="float">
            <text:p>14,2871</text:p>
          </table:table-cell>
          <table:table-cell table:style-name="ce81" office:value-type="float" office:value="0.864545" calcext:value-type="float">
            <text:p>0,864545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2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68" office:value-type="float" office:value="0.213912" calcext:value-type="float">
            <text:p>0,213912</text:p>
          </table:table-cell>
          <table:table-cell table:style-name="ce45" office:value-type="float" office:value="22.305" calcext:value-type="float">
            <text:p>22,30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24.5621" calcext:value-type="float">
            <text:p>24,5621</text:p>
          </table:table-cell>
          <table:table-cell table:style-name="ce68" office:value-type="float" office:value="4.31248" calcext:value-type="float">
            <text:p>4,31248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68" office:value-type="float" office:value="0.216182" calcext:value-type="float">
            <text:p>0,216182</text:p>
          </table:table-cell>
          <table:table-cell table:style-name="ce45" office:value-type="float" office:value="10.8955" calcext:value-type="float">
            <text:p>10,8955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14.4486" calcext:value-type="float">
            <text:p>14,4486</text:p>
          </table:table-cell>
          <table:table-cell table:style-name="ce81" office:value-type="float" office:value="0.739833" calcext:value-type="float">
            <text:p>0,739833</text:p>
          </table:table-cell>
          <table:table-cell table:number-columns-repeated="4"/>
          <table:table-cell table:style-name="ce13" office:value-type="string" calcext:value-type="string">
            <text:p>Ejecución 2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669305" calcext:value-type="float">
            <text:p>0,669305</text:p>
          </table:table-cell>
          <table:table-cell table:style-name="ce68" office:value-type="float" office:value="0.236972" calcext:value-type="float">
            <text:p>0,236972</text:p>
          </table:table-cell>
          <table:table-cell table:style-name="ce45" office:value-type="float" office:value="21.3203" calcext:value-type="float">
            <text:p>21,3203</text:p>
          </table:table-cell>
          <table:table-cell table:style-name="ce45" office:value-type="float" office:value="246" calcext:value-type="float">
            <text:p>246</text:p>
          </table:table-cell>
          <table:table-cell table:style-name="ce45" office:value-type="float" office:value="24.6239" calcext:value-type="float">
            <text:p>24,6239</text:p>
          </table:table-cell>
          <table:table-cell table:style-name="ce68" office:value-type="float" office:value="7.79523" calcext:value-type="float">
            <text:p>7,79523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715599" calcext:value-type="float">
            <text:p>0,715599</text:p>
          </table:table-cell>
          <table:table-cell table:style-name="ce68" office:value-type="float" office:value="0.175165" calcext:value-type="float">
            <text:p>0,175165</text:p>
          </table:table-cell>
          <table:table-cell table:style-name="ce45" office:value-type="float" office:value="14.2871" calcext:value-type="float">
            <text:p>14,287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4.2871" calcext:value-type="float">
            <text:p>14,2871</text:p>
          </table:table-cell>
          <table:table-cell table:style-name="ce81" office:value-type="float" office:value="0.814074" calcext:value-type="float">
            <text:p>0,814074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table:style-name="ce69" office:value-type="float" office:value="0.215927" calcext:value-type="float">
            <text:p>0,215927</text:p>
          </table:table-cell>
          <table:table-cell office:value-type="float" office:value="21.405" calcext:value-type="float">
            <text:p>21,405</text:p>
          </table:table-cell>
          <table:table-cell office:value-type="float" office:value="88" calcext:value-type="float">
            <text:p>88</text:p>
          </table:table-cell>
          <table:table-cell office:value-type="float" office:value="23.7694" calcext:value-type="float">
            <text:p>23,7694</text:p>
          </table:table-cell>
          <table:table-cell table:style-name="ce69" office:value-type="float" office:value="6.65259" calcext:value-type="float">
            <text:p>6,6525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69" office:value-type="float" office:value="0.146042" calcext:value-type="float">
            <text:p>0,146042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table:style-name="ce78" office:value-type="float" office:value="0.595054" calcext:value-type="float">
            <text:p>0,595054</text:p>
          </table:table-cell>
          <table:table-cell table:number-columns-repeated="4"/>
          <table:table-cell table:style-name="ce13" office:value-type="string" calcext:value-type="string">
            <text:p>Ejecución 3</text:p>
          </table:table-cell>
          <table:table-cell table:style-name="ce28" office:value-type="float" office:value="0.669305" calcext:value-type="float">
            <text:p>0,66930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669305" calcext:value-type="float">
            <text:p>0,669305</text:p>
          </table:table-cell>
          <table:table-cell table:style-name="ce69" office:value-type="float" office:value="0.221184" calcext:value-type="float">
            <text:p>0,221184</text:p>
          </table:table-cell>
          <table:table-cell table:style-name="ce28" office:value-type="float" office:value="21.9334" calcext:value-type="float">
            <text:p>21,933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24.1231" calcext:value-type="float">
            <text:p>24,1231</text:p>
          </table:table-cell>
          <table:table-cell table:style-name="ce69" office:value-type="float" office:value="5.65333" calcext:value-type="float">
            <text:p>5,65333</text:p>
          </table:table-cell>
          <table:table-cell table:style-name="ce28" office:value-type="float" office:value="0.715599" calcext:value-type="float">
            <text:p>0,71559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715599" calcext:value-type="float">
            <text:p>0,715599</text:p>
          </table:table-cell>
          <table:table-cell table:style-name="ce69" office:value-type="float" office:value="0.267384" calcext:value-type="float">
            <text:p>0,267384</text:p>
          </table:table-cell>
          <table:table-cell table:style-name="ce28" office:value-type="float" office:value="14.2871" calcext:value-type="float">
            <text:p>14,287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4.2871" calcext:value-type="float">
            <text:p>14,2871</text:p>
          </table:table-cell>
          <table:table-cell table:style-name="ce78" office:value-type="float" office:value="1.08314" calcext:value-type="float">
            <text:p>1,08314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table:style-name="ce69" office:value-type="float" office:value="0.147989" calcext:value-type="float">
            <text:p>0,147989</text:p>
          </table:table-cell>
          <table:table-cell office:value-type="float" office:value="22.1859" calcext:value-type="float">
            <text:p>22,1859</text:p>
          </table:table-cell>
          <table:table-cell office:value-type="float" office:value="81" calcext:value-type="float">
            <text:p>81</text:p>
          </table:table-cell>
          <table:table-cell office:value-type="float" office:value="24.3618" calcext:value-type="float">
            <text:p>24,3618</text:p>
          </table:table-cell>
          <table:table-cell table:style-name="ce69" office:value-type="float" office:value="5.14726" calcext:value-type="float">
            <text:p>5,1472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69" office:value-type="float" office:value="0.2148" calcext:value-type="float">
            <text:p>0,2148</text:p>
          </table:table-cell>
          <table:table-cell office:value-type="float" office:value="10.8955" calcext:value-type="float">
            <text:p>10,8955</text:p>
          </table:table-cell>
          <table:table-cell office:value-type="float" office:value="97" calcext:value-type="float">
            <text:p>97</text:p>
          </table:table-cell>
          <table:table-cell office:value-type="float" office:value="14.4476" calcext:value-type="float">
            <text:p>14,4476</text:p>
          </table:table-cell>
          <table:table-cell table:style-name="ce78" office:value-type="float" office:value="0.490226" calcext:value-type="float">
            <text:p>0,490226</text:p>
          </table:table-cell>
          <table:table-cell table:number-columns-repeated="4"/>
          <table:table-cell table:style-name="ce13" office:value-type="string" calcext:value-type="string">
            <text:p>Ejecución 4</text:p>
          </table:table-cell>
          <table:table-cell table:style-name="ce28" office:value-type="float" office:value="0.669305" calcext:value-type="float">
            <text:p>0,66930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669305" calcext:value-type="float">
            <text:p>0,669305</text:p>
          </table:table-cell>
          <table:table-cell table:style-name="ce69" office:value-type="float" office:value="0.177838" calcext:value-type="float">
            <text:p>0,177838</text:p>
          </table:table-cell>
          <table:table-cell table:style-name="ce28" office:value-type="float" office:value="21.904" calcext:value-type="float">
            <text:p>21,90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23.9596" calcext:value-type="float">
            <text:p>23,9596</text:p>
          </table:table-cell>
          <table:table-cell table:style-name="ce69" office:value-type="float" office:value="8.79478" calcext:value-type="float">
            <text:p>8,79478</text:p>
          </table:table-cell>
          <table:table-cell table:style-name="ce28" office:value-type="float" office:value="0.715599" calcext:value-type="float">
            <text:p>0,71559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715599" calcext:value-type="float">
            <text:p>0,715599</text:p>
          </table:table-cell>
          <table:table-cell table:style-name="ce69" office:value-type="float" office:value="0.179265" calcext:value-type="float">
            <text:p>0,179265</text:p>
          </table:table-cell>
          <table:table-cell table:style-name="ce28" office:value-type="float" office:value="14.2871" calcext:value-type="float">
            <text:p>14,287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4.2871" calcext:value-type="float">
            <text:p>14,2871</text:p>
          </table:table-cell>
          <table:table-cell table:style-name="ce78" office:value-type="float" office:value="0.67707" calcext:value-type="float">
            <text:p>0,67707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5</text:p>
          </table:table-cell>
          <table:table-cell table:style-name="ce54" office:value-type="float" office:value="0.669305" calcext:value-type="float">
            <text:p>0,66930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669305" calcext:value-type="float">
            <text:p>0,669305</text:p>
          </table:table-cell>
          <table:table-cell table:style-name="ce70" office:value-type="float" office:value="0.188973" calcext:value-type="float">
            <text:p>0,188973</text:p>
          </table:table-cell>
          <table:table-cell table:style-name="ce54" office:value-type="float" office:value="21.3122" calcext:value-type="float">
            <text:p>21,3122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23.3002" calcext:value-type="float">
            <text:p>23,3002</text:p>
          </table:table-cell>
          <table:table-cell table:style-name="ce70" office:value-type="float" office:value="5.87005" calcext:value-type="float">
            <text:p>5,87005</text:p>
          </table:table-cell>
          <table:table-cell table:style-name="ce54" office:value-type="float" office:value="0.715599" calcext:value-type="float">
            <text:p>0,715599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715599" calcext:value-type="float">
            <text:p>0,715599</text:p>
          </table:table-cell>
          <table:table-cell table:style-name="ce70" office:value-type="float" office:value="0.14446" calcext:value-type="float">
            <text:p>0,14446</text:p>
          </table:table-cell>
          <table:table-cell table:style-name="ce54" office:value-type="float" office:value="10.8021" calcext:value-type="float">
            <text:p>10,8021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14.3532" calcext:value-type="float">
            <text:p>14,3532</text:p>
          </table:table-cell>
          <table:table-cell table:style-name="ce82" office:value-type="float" office:value="0.568125" calcext:value-type="float">
            <text:p>0,568125</text:p>
          </table:table-cell>
          <table:table-cell table:number-columns-repeated="4"/>
          <table:table-cell table:style-name="ce13" office:value-type="string" calcext:value-type="string">
            <text:p>Ejecución 5</text:p>
          </table:table-cell>
          <table:table-cell table:style-name="ce54" office:value-type="float" office:value="0.669305" calcext:value-type="float">
            <text:p>0,66930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669305" calcext:value-type="float">
            <text:p>0,669305</text:p>
          </table:table-cell>
          <table:table-cell table:style-name="ce70" office:value-type="float" office:value="0.222427" calcext:value-type="float">
            <text:p>0,222427</text:p>
          </table:table-cell>
          <table:table-cell table:style-name="ce54" office:value-type="float" office:value="21.8436" calcext:value-type="float">
            <text:p>21,8436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24.1133" calcext:value-type="float">
            <text:p>24,1133</text:p>
          </table:table-cell>
          <table:table-cell table:style-name="ce70" office:value-type="float" office:value="11.9082" calcext:value-type="float">
            <text:p>11,9082</text:p>
          </table:table-cell>
          <table:table-cell table:style-name="ce54" office:value-type="float" office:value="0.715599" calcext:value-type="float">
            <text:p>0,715599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715599" calcext:value-type="float">
            <text:p>0,715599</text:p>
          </table:table-cell>
          <table:table-cell table:style-name="ce70" office:value-type="float" office:value="0.177299" calcext:value-type="float">
            <text:p>0,177299</text:p>
          </table:table-cell>
          <table:table-cell table:style-name="ce54" office:value-type="float" office:value="14.2871" calcext:value-type="float">
            <text:p>14,287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4.2871" calcext:value-type="float">
            <text:p>14,2871</text:p>
          </table:table-cell>
          <table:table-cell table:style-name="ce82" office:value-type="float" office:value="0.556231" calcext:value-type="float">
            <text:p>0,556231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MEDIA</text:p>
          </table:table-cell>
          <table:table-cell table:style-name="ce55" table:formula="of:=AVERAGE([.C145:.C149])" office:value-type="float" office:value="0.669305" calcext:value-type="float">
            <text:p>0,669305</text:p>
          </table:table-cell>
          <table:table-cell table:style-name="ce55" table:formula="of:=AVERAGE([.D145:.D149])" office:value-type="float" office:value="0" calcext:value-type="float">
            <text:p>0</text:p>
          </table:table-cell>
          <table:table-cell table:style-name="ce55" table:formula="of:=AVERAGE([.E145:.E149])" office:value-type="float" office:value="0.669305" calcext:value-type="float">
            <text:p>0,669305</text:p>
          </table:table-cell>
          <table:table-cell table:style-name="ce55" table:formula="of:=AVERAGE([.F145:.F149])" office:value-type="float" office:value="0.2085976" calcext:value-type="float">
            <text:p>0,2085976</text:p>
          </table:table-cell>
          <table:table-cell table:style-name="ce55" table:formula="of:=AVERAGE([.G145:.G149])" office:value-type="float" office:value="21.3707" calcext:value-type="float">
            <text:p>21,3707</text:p>
          </table:table-cell>
          <table:table-cell table:style-name="ce55" table:formula="of:=AVERAGE([.H145:.H149])" office:value-type="float" office:value="94.6" calcext:value-type="float">
            <text:p>94,6</text:p>
          </table:table-cell>
          <table:table-cell table:style-name="ce55" table:formula="of:=AVERAGE([.I145:.I149])" office:value-type="float" office:value="23.91216" calcext:value-type="float">
            <text:p>23,91216</text:p>
          </table:table-cell>
          <table:table-cell table:style-name="ce55" table:formula="of:=AVERAGE([.J145:.J149])" office:value-type="float" office:value="5.911276" calcext:value-type="float">
            <text:p>5,911276</text:p>
          </table:table-cell>
          <table:table-cell table:style-name="ce55" table:formula="of:=AVERAGE([.K145:.K149])" office:value-type="float" office:value="0.715599" calcext:value-type="float">
            <text:p>0,715599</text:p>
          </table:table-cell>
          <table:table-cell table:style-name="ce55" table:formula="of:=AVERAGE([.L145:.L149])" office:value-type="float" office:value="0" calcext:value-type="float">
            <text:p>0</text:p>
          </table:table-cell>
          <table:table-cell table:style-name="ce55" table:formula="of:=AVERAGE([.M145:.M149])" office:value-type="float" office:value="0.715599" calcext:value-type="float">
            <text:p>0,715599</text:p>
          </table:table-cell>
          <table:table-cell table:style-name="ce55" table:formula="of:=AVERAGE([.N145:.N149])" office:value-type="float" office:value="0.1843594" calcext:value-type="float">
            <text:p>0,1843594</text:p>
          </table:table-cell>
          <table:table-cell table:style-name="ce55" table:formula="of:=AVERAGE([.O145:.O149])" office:value-type="float" office:value="12.05262" calcext:value-type="float">
            <text:p>12,05262</text:p>
          </table:table-cell>
          <table:table-cell table:style-name="ce55" table:formula="of:=AVERAGE([.P145:.P149])" office:value-type="float" office:value="60.6" calcext:value-type="float">
            <text:p>60,6</text:p>
          </table:table-cell>
          <table:table-cell table:style-name="ce55" table:formula="of:=AVERAGE([.Q145:.Q149])" office:value-type="float" office:value="14.27164" calcext:value-type="float">
            <text:p>14,27164</text:p>
          </table:table-cell>
          <table:table-cell table:style-name="ce55" table:formula="of:=AVERAGE([.R145:.R149])" office:value-type="float" office:value="0.6136322" calcext:value-type="float">
            <text:p>0,6136322</text:p>
          </table:table-cell>
          <table:table-cell table:number-columns-repeated="4"/>
          <table:table-cell table:style-name="ce20" office:value-type="string" calcext:value-type="string">
            <text:p>MEDIA</text:p>
          </table:table-cell>
          <table:table-cell table:style-name="ce55" table:formula="of:=AVERAGE([.X145:.X149])" office:value-type="float" office:value="0.669305" calcext:value-type="float">
            <text:p>0,669305</text:p>
          </table:table-cell>
          <table:table-cell table:style-name="ce55" table:formula="of:=AVERAGE([.Y145:.Y149])" office:value-type="float" office:value="0" calcext:value-type="float">
            <text:p>0</text:p>
          </table:table-cell>
          <table:table-cell table:style-name="ce55" table:formula="of:=AVERAGE([.Z145:.Z149])" office:value-type="float" office:value="0.669305" calcext:value-type="float">
            <text:p>0,669305</text:p>
          </table:table-cell>
          <table:table-cell table:style-name="ce55" table:formula="of:=AVERAGE([.AA145:.AA149])" office:value-type="float" office:value="0.2204846" calcext:value-type="float">
            <text:p>0,2204846</text:p>
          </table:table-cell>
          <table:table-cell table:style-name="ce55" table:formula="of:=AVERAGE([.AB145:.AB149])" office:value-type="float" office:value="21.7876" calcext:value-type="float">
            <text:p>21,7876</text:p>
          </table:table-cell>
          <table:table-cell table:style-name="ce55" table:formula="of:=AVERAGE([.AC145:.AC149])" office:value-type="float" office:value="172" calcext:value-type="float">
            <text:p>172</text:p>
          </table:table-cell>
          <table:table-cell table:style-name="ce55" table:formula="of:=AVERAGE([.AD145:.AD149])" office:value-type="float" office:value="24.09796" calcext:value-type="float">
            <text:p>24,09796</text:p>
          </table:table-cell>
          <table:table-cell table:style-name="ce55" table:formula="of:=AVERAGE([.AE145:.AE149])" office:value-type="float" office:value="8.394868" calcext:value-type="float">
            <text:p>8,394868</text:p>
          </table:table-cell>
          <table:table-cell table:style-name="ce55" table:formula="of:=AVERAGE([.AF145:.AF149])" office:value-type="float" office:value="0.715599" calcext:value-type="float">
            <text:p>0,715599</text:p>
          </table:table-cell>
          <table:table-cell table:style-name="ce55" table:formula="of:=AVERAGE([.AG145:.AG149])" office:value-type="float" office:value="0" calcext:value-type="float">
            <text:p>0</text:p>
          </table:table-cell>
          <table:table-cell table:style-name="ce55" table:formula="of:=AVERAGE([.AH145:.AH149])" office:value-type="float" office:value="0.715599" calcext:value-type="float">
            <text:p>0,715599</text:p>
          </table:table-cell>
          <table:table-cell table:style-name="ce55" table:formula="of:=AVERAGE([.AI145:.AI149])" office:value-type="float" office:value="0.2239868" calcext:value-type="float">
            <text:p>0,2239868</text:p>
          </table:table-cell>
          <table:table-cell table:style-name="ce55" table:formula="of:=AVERAGE([.AJ145:.AJ149])" office:value-type="float" office:value="14.2871" calcext:value-type="float">
            <text:p>14,2871</text:p>
          </table:table-cell>
          <table:table-cell table:style-name="ce55" table:formula="of:=AVERAGE([.AK145:.AK149])" office:value-type="float" office:value="0" calcext:value-type="float">
            <text:p>0</text:p>
          </table:table-cell>
          <table:table-cell table:style-name="ce55" table:formula="of:=AVERAGE([.AL145:.AL149])" office:value-type="float" office:value="14.2871" calcext:value-type="float">
            <text:p>14,2871</text:p>
          </table:table-cell>
          <table:table-cell table:style-name="ce55" table:formula="of:=AVERAGE([.AM145:.AM149])" office:value-type="float" office:value="0.799012" calcext:value-type="float">
            <text:p>0,799012</text:p>
          </table:table-cell>
          <table:table-cell table:number-columns-repeated="19"/>
        </table:table-row>
        <table:table-row table:style-name="ro1">
          <table:table-cell table:number-columns-repeated="22"/>
          <table:table-cell table:style-name="ce28" table:number-columns-repeated="17"/>
          <table:table-cell table:number-columns-repeated="19"/>
        </table:table-row>
        <table:table-row table:style-name="ro1">
          <table:table-cell table:number-columns-repeated="8"/>
          <table:table-cell table:style-name="ce78"/>
          <table:table-cell table:number-columns-repeated="13"/>
          <table:table-cell table:style-name="ce28" table:number-columns-repeated="7"/>
          <table:table-cell table:style-name="ce78"/>
          <table:table-cell table:style-name="ce28" table:number-columns-repeated="9"/>
          <table:table-cell table:number-columns-repeated="19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6" table:number-rows-spanned="1">
            <text:p>BMB</text:p>
          </table:table-cell>
          <table:covered-table-cell table:number-columns-repeated="15"/>
          <table:table-cell table:number-columns-repeated="4"/>
          <table:table-cell table:style-name="ce28"/>
          <table:table-cell table:style-name="ce13" office:value-type="string" calcext:value-type="string" table:number-columns-spanned="16" table:number-rows-spanned="1">
            <text:p>BMB</text:p>
          </table:table-cell>
          <table:covered-table-cell table:number-columns-repeated="15" table:style-name="ce28"/>
          <table:table-cell table:number-columns-repeated="19"/>
        </table:table-row>
        <table:table-row table:style-name="ro1">
          <table:table-cell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4"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19"/>
        </table:table-row>
        <table:table-row table:style-name="ro1">
          <table:table-cell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4"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1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881031" calcext:value-type="float">
            <text:p>0,881031</text:p>
          </table:table-cell>
          <table:table-cell table:style-name="ce42" office:value-type="float" office:value="21.6934" calcext:value-type="float">
            <text:p>21,6934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27.4904" calcext:value-type="float">
            <text:p>27,4904</text:p>
          </table:table-cell>
          <table:table-cell table:style-name="ce71" office:value-type="float" office:value="23.6655" calcext:value-type="float">
            <text:p>23,6655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840861" calcext:value-type="float">
            <text:p>0,840861</text:p>
          </table:table-cell>
          <table:table-cell table:style-name="ce42" office:value-type="float" office:value="13.835" calcext:value-type="float">
            <text:p>13,8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.0544" calcext:value-type="float">
            <text:p>14,0544</text:p>
          </table:table-cell>
          <table:table-cell table:style-name="ce42" office:value-type="float" office:value="2.71106" calcext:value-type="float">
            <text:p>2,71106</text:p>
          </table:table-cell>
          <table:table-cell table:number-columns-repeated="4"/>
          <table:table-cell table:style-name="ce13" office:value-type="string" calcext:value-type="string">
            <text:p>Ejecución 1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919608" calcext:value-type="float">
            <text:p>0,919608</text:p>
          </table:table-cell>
          <table:table-cell table:style-name="ce42" office:value-type="float" office:value="21.6324" calcext:value-type="float">
            <text:p>21,6324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26.3967" calcext:value-type="float">
            <text:p>26,3967</text:p>
          </table:table-cell>
          <table:table-cell table:style-name="ce71" office:value-type="float" office:value="31.2313" calcext:value-type="float">
            <text:p>31,2313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954976" calcext:value-type="float">
            <text:p>0,954976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3.84461" calcext:value-type="float">
            <text:p>3,84461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2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818456" calcext:value-type="float">
            <text:p>0,818456</text:p>
          </table:table-cell>
          <table:table-cell table:style-name="ce42" office:value-type="float" office:value="23.7164" calcext:value-type="float">
            <text:p>23,716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27.1253" calcext:value-type="float">
            <text:p>27,1253</text:p>
          </table:table-cell>
          <table:table-cell table:style-name="ce71" office:value-type="float" office:value="23.6687" calcext:value-type="float">
            <text:p>23,6687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828302" calcext:value-type="float">
            <text:p>0,828302</text:p>
          </table:table-cell>
          <table:table-cell table:style-name="ce42" office:value-type="float" office:value="13.835" calcext:value-type="float">
            <text:p>13,8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.0544" calcext:value-type="float">
            <text:p>14,0544</text:p>
          </table:table-cell>
          <table:table-cell table:style-name="ce42" office:value-type="float" office:value="2.87234" calcext:value-type="float">
            <text:p>2,87234</text:p>
          </table:table-cell>
          <table:table-cell table:number-columns-repeated="4"/>
          <table:table-cell table:style-name="ce13" office:value-type="string" calcext:value-type="string">
            <text:p>Ejecución 2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950109" calcext:value-type="float">
            <text:p>0,950109</text:p>
          </table:table-cell>
          <table:table-cell table:style-name="ce42" office:value-type="float" office:value="22.729" calcext:value-type="float">
            <text:p>22,729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25.481" calcext:value-type="float">
            <text:p>25,481</text:p>
          </table:table-cell>
          <table:table-cell table:style-name="ce71" office:value-type="float" office:value="31.1619" calcext:value-type="float">
            <text:p>31,1619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845099" calcext:value-type="float">
            <text:p>0,845099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3.50206" calcext:value-type="float">
            <text:p>3,50206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3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833254" calcext:value-type="float">
            <text:p>0,833254</text:p>
          </table:table-cell>
          <table:table-cell table:style-name="ce56" office:value-type="float" office:value="21.2523" calcext:value-type="float">
            <text:p>21,2523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float" office:value="25.5472" calcext:value-type="float">
            <text:p>25,5472</text:p>
          </table:table-cell>
          <table:table-cell table:style-name="ce72" office:value-type="float" office:value="23.7247" calcext:value-type="float">
            <text:p>23,7247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872443" calcext:value-type="float">
            <text:p>0,872443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3.19556" calcext:value-type="float">
            <text:p>3,19556</text:p>
          </table:table-cell>
          <table:table-cell table:number-columns-repeated="4"/>
          <table:table-cell table:style-name="ce13" office:value-type="string" calcext:value-type="string">
            <text:p>Ejecución 3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992623" calcext:value-type="float">
            <text:p>0,992623</text:p>
          </table:table-cell>
          <table:table-cell table:style-name="ce56" office:value-type="float" office:value="21.9266" calcext:value-type="float">
            <text:p>21,9266</text:p>
          </table:table-cell>
          <table:table-cell table:style-name="ce56" office:value-type="float" office:value="195" calcext:value-type="float">
            <text:p>195</text:p>
          </table:table-cell>
          <table:table-cell table:style-name="ce56" office:value-type="float" office:value="24.5445" calcext:value-type="float">
            <text:p>24,5445</text:p>
          </table:table-cell>
          <table:table-cell table:style-name="ce72" office:value-type="float" office:value="31.0991" calcext:value-type="float">
            <text:p>31,0991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908927" calcext:value-type="float">
            <text:p>0,908927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51961" calcext:value-type="float">
            <text:p>3,51961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4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835653" calcext:value-type="float">
            <text:p>0,835653</text:p>
          </table:table-cell>
          <table:table-cell table:style-name="ce56" office:value-type="float" office:value="21.6303" calcext:value-type="float">
            <text:p>21,6303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float" office:value="27.1317" calcext:value-type="float">
            <text:p>27,1317</text:p>
          </table:table-cell>
          <table:table-cell table:style-name="ce72" office:value-type="float" office:value="23.7539" calcext:value-type="float">
            <text:p>23,7539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765045" calcext:value-type="float">
            <text:p>0,765045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3.09635" calcext:value-type="float">
            <text:p>3,09635</text:p>
          </table:table-cell>
          <table:table-cell table:number-columns-repeated="4"/>
          <table:table-cell table:style-name="ce13" office:value-type="string" calcext:value-type="string">
            <text:p>Ejecución 4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925853" calcext:value-type="float">
            <text:p>0,925853</text:p>
          </table:table-cell>
          <table:table-cell table:style-name="ce56" office:value-type="float" office:value="21.9241" calcext:value-type="float">
            <text:p>21,9241</text:p>
          </table:table-cell>
          <table:table-cell table:style-name="ce56" office:value-type="float" office:value="224" calcext:value-type="float">
            <text:p>224</text:p>
          </table:table-cell>
          <table:table-cell table:style-name="ce56" office:value-type="float" office:value="24.9307" calcext:value-type="float">
            <text:p>24,9307</text:p>
          </table:table-cell>
          <table:table-cell table:style-name="ce72" office:value-type="float" office:value="31.1397" calcext:value-type="float">
            <text:p>31,1397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944128" calcext:value-type="float">
            <text:p>0,944128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46403" calcext:value-type="float">
            <text:p>3,46403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5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763415" calcext:value-type="float">
            <text:p>0,763415</text:p>
          </table:table-cell>
          <table:table-cell table:style-name="ce56" office:value-type="float" office:value="22.0237" calcext:value-type="float">
            <text:p>22,0237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office:value-type="float" office:value="26.3457" calcext:value-type="float">
            <text:p>26,3457</text:p>
          </table:table-cell>
          <table:table-cell table:style-name="ce72" office:value-type="float" office:value="23.488" calcext:value-type="float">
            <text:p>23,488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768005" calcext:value-type="float">
            <text:p>0,768005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3.29051" calcext:value-type="float">
            <text:p>3,29051</text:p>
          </table:table-cell>
          <table:table-cell table:number-columns-repeated="4"/>
          <table:table-cell table:style-name="ce13" office:value-type="string" calcext:value-type="string">
            <text:p>Ejecución 5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978623" calcext:value-type="float">
            <text:p>0,978623</text:p>
          </table:table-cell>
          <table:table-cell table:style-name="ce56" office:value-type="float" office:value="22.2116" calcext:value-type="float">
            <text:p>22,2116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office:value-type="float" office:value="26.6943" calcext:value-type="float">
            <text:p>26,6943</text:p>
          </table:table-cell>
          <table:table-cell table:style-name="ce72" office:value-type="float" office:value="31.1674" calcext:value-type="float">
            <text:p>31,1674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963964" calcext:value-type="float">
            <text:p>0,963964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32418" calcext:value-type="float">
            <text:p>3,32418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MEDIA</text:p>
          </table:table-cell>
          <table:table-cell table:style-name="ce55" table:formula="of:=AVERAGE([.C156:.C160])" office:value-type="float" office:value="0.669305" calcext:value-type="float">
            <text:p>0,669305</text:p>
          </table:table-cell>
          <table:table-cell table:style-name="ce55" table:formula="of:=AVERAGE([.D156:.D160])" office:value-type="float" office:value="0" calcext:value-type="float">
            <text:p>0</text:p>
          </table:table-cell>
          <table:table-cell table:style-name="ce55" table:formula="of:=AVERAGE([.E156:.E160])" office:value-type="float" office:value="0.669305" calcext:value-type="float">
            <text:p>0,669305</text:p>
          </table:table-cell>
          <table:table-cell table:style-name="ce55" table:formula="of:=AVERAGE([.F156:.F160])" office:value-type="float" office:value="0.8263618" calcext:value-type="float">
            <text:p>0,8263618</text:p>
          </table:table-cell>
          <table:table-cell table:style-name="ce55" table:formula="of:=AVERAGE([.G156:.G160])" office:value-type="float" office:value="22.06322" calcext:value-type="float">
            <text:p>22,06322</text:p>
          </table:table-cell>
          <table:table-cell table:style-name="ce55" table:formula="of:=AVERAGE([.H156:.H160])" office:value-type="float" office:value="173.8" calcext:value-type="float">
            <text:p>173,8</text:p>
          </table:table-cell>
          <table:table-cell table:style-name="ce55" table:formula="of:=AVERAGE([.I156:.I160])" office:value-type="float" office:value="26.72806" calcext:value-type="float">
            <text:p>26,72806</text:p>
          </table:table-cell>
          <table:table-cell table:style-name="ce55" table:formula="of:=AVERAGE([.J156:.J160])" office:value-type="float" office:value="23.66016" calcext:value-type="float">
            <text:p>23,66016</text:p>
          </table:table-cell>
          <table:table-cell table:style-name="ce55" table:formula="of:=AVERAGE([.K156:.K160])" office:value-type="float" office:value="0.715599" calcext:value-type="float">
            <text:p>0,715599</text:p>
          </table:table-cell>
          <table:table-cell table:style-name="ce55" table:formula="of:=AVERAGE([.L156:.L160])" office:value-type="float" office:value="0" calcext:value-type="float">
            <text:p>0</text:p>
          </table:table-cell>
          <table:table-cell table:style-name="ce55" table:formula="of:=AVERAGE([.M156:.M160])" office:value-type="float" office:value="0.715599" calcext:value-type="float">
            <text:p>0,715599</text:p>
          </table:table-cell>
          <table:table-cell table:style-name="ce55" table:formula="of:=AVERAGE([.N156:.N160])" office:value-type="float" office:value="0.8149312" calcext:value-type="float">
            <text:p>0,8149312</text:p>
          </table:table-cell>
          <table:table-cell table:style-name="ce55" table:formula="of:=AVERAGE([.O156:.O160])" office:value-type="float" office:value="13.835" calcext:value-type="float">
            <text:p>13,835</text:p>
          </table:table-cell>
          <table:table-cell table:style-name="ce55" table:formula="of:=AVERAGE([.P156:.P160])" office:value-type="float" office:value="6" calcext:value-type="float">
            <text:p>6</text:p>
          </table:table-cell>
          <table:table-cell table:style-name="ce55" table:formula="of:=AVERAGE([.Q156:.Q160])" office:value-type="float" office:value="14.0544" calcext:value-type="float">
            <text:p>14,0544</text:p>
          </table:table-cell>
          <table:table-cell table:style-name="ce55" table:formula="of:=AVERAGE([.R156:.R160])" office:value-type="float" office:value="3.033164" calcext:value-type="float">
            <text:p>3,033164</text:p>
          </table:table-cell>
          <table:table-cell table:number-columns-repeated="4"/>
          <table:table-cell table:style-name="ce20" office:value-type="string" calcext:value-type="string">
            <text:p>MEDIA</text:p>
          </table:table-cell>
          <table:table-cell table:style-name="ce55" table:formula="of:=AVERAGE([.X156:.X160])" office:value-type="float" office:value="0.669305" calcext:value-type="float">
            <text:p>0,669305</text:p>
          </table:table-cell>
          <table:table-cell table:style-name="ce55" table:formula="of:=AVERAGE([.Y156:.Y160])" office:value-type="float" office:value="0" calcext:value-type="float">
            <text:p>0</text:p>
          </table:table-cell>
          <table:table-cell table:style-name="ce55" table:formula="of:=AVERAGE([.Z156:.Z160])" office:value-type="float" office:value="0.669305" calcext:value-type="float">
            <text:p>0,669305</text:p>
          </table:table-cell>
          <table:table-cell table:style-name="ce55" table:formula="of:=AVERAGE([.AA156:.AA160])" office:value-type="float" office:value="0.9533632" calcext:value-type="float">
            <text:p>0,9533632</text:p>
          </table:table-cell>
          <table:table-cell table:style-name="ce55" table:formula="of:=AVERAGE([.AB156:.AB160])" office:value-type="float" office:value="22.08474" calcext:value-type="float">
            <text:p>22,08474</text:p>
          </table:table-cell>
          <table:table-cell table:style-name="ce55" table:formula="of:=AVERAGE([.AC156:.AC160])" office:value-type="float" office:value="262.6" calcext:value-type="float">
            <text:p>262,6</text:p>
          </table:table-cell>
          <table:table-cell table:style-name="ce55" table:formula="of:=AVERAGE([.AD156:.AD160])" office:value-type="float" office:value="25.60944" calcext:value-type="float">
            <text:p>25,60944</text:p>
          </table:table-cell>
          <table:table-cell table:style-name="ce55" table:formula="of:=AVERAGE([.AE156:.AE160])" office:value-type="float" office:value="31.15988" calcext:value-type="float">
            <text:p>31,15988</text:p>
          </table:table-cell>
          <table:table-cell table:style-name="ce55" table:formula="of:=AVERAGE([.AF156:.AF160])" office:value-type="float" office:value="0.715599" calcext:value-type="float">
            <text:p>0,715599</text:p>
          </table:table-cell>
          <table:table-cell table:style-name="ce55" table:formula="of:=AVERAGE([.AG156:.AG160])" office:value-type="float" office:value="0" calcext:value-type="float">
            <text:p>0</text:p>
          </table:table-cell>
          <table:table-cell table:style-name="ce55" table:formula="of:=AVERAGE([.AH156:.AH160])" office:value-type="float" office:value="0.715599" calcext:value-type="float">
            <text:p>0,715599</text:p>
          </table:table-cell>
          <table:table-cell table:style-name="ce55" table:formula="of:=AVERAGE([.AI156:.AI160])" office:value-type="float" office:value="0.9234188" calcext:value-type="float">
            <text:p>0,9234188</text:p>
          </table:table-cell>
          <table:table-cell table:style-name="ce55" table:formula="of:=AVERAGE([.AJ156:.AJ160])" office:value-type="float" office:value="14.2871" calcext:value-type="float">
            <text:p>14,2871</text:p>
          </table:table-cell>
          <table:table-cell table:style-name="ce55" table:formula="of:=AVERAGE([.AK156:.AK160])" office:value-type="float" office:value="0" calcext:value-type="float">
            <text:p>0</text:p>
          </table:table-cell>
          <table:table-cell table:style-name="ce55" table:formula="of:=AVERAGE([.AL156:.AL160])" office:value-type="float" office:value="14.2871" calcext:value-type="float">
            <text:p>14,2871</text:p>
          </table:table-cell>
          <table:table-cell table:style-name="ce55" table:formula="of:=AVERAGE([.AM156:.AM160])" office:value-type="float" office:value="3.530898" calcext:value-type="float">
            <text:p>3,530898</text:p>
          </table:table-cell>
          <table:table-cell table:number-columns-repeated="19"/>
        </table:table-row>
        <table:table-row table:style-name="ro1" table:number-rows-repeated="2">
          <table:table-cell table:number-columns-repeated="58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6" table:number-rows-spanned="1">
            <text:p>ILS</text:p>
          </table:table-cell>
          <table:covered-table-cell table:number-columns-repeated="15"/>
          <table:table-cell table:number-columns-repeated="4"/>
          <table:table-cell table:style-name="ce28"/>
          <table:table-cell table:style-name="ce13" office:value-type="string" calcext:value-type="string" table:number-columns-spanned="16" table:number-rows-spanned="1">
            <text:p>ILS</text:p>
          </table:table-cell>
          <table:covered-table-cell table:number-columns-repeated="15" table:style-name="ce28"/>
          <table:table-cell table:number-columns-repeated="19"/>
        </table:table-row>
        <table:table-row table:style-name="ro1">
          <table:table-cell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4"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19"/>
        </table:table-row>
        <table:table-row table:style-name="ro1">
          <table:table-cell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4"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1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602496" calcext:value-type="float">
            <text:p>0,602496</text:p>
          </table:table-cell>
          <table:table-cell table:style-name="ce42" office:value-type="float" office:value="22.286" calcext:value-type="float">
            <text:p>22,28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4.0033" calcext:value-type="float">
            <text:p>24,0033</text:p>
          </table:table-cell>
          <table:table-cell table:style-name="ce71" office:value-type="float" office:value="20.3209" calcext:value-type="float">
            <text:p>20,3209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55969" calcext:value-type="float">
            <text:p>0,55969</text:p>
          </table:table-cell>
          <table:table-cell table:style-name="ce42" office:value-type="float" office:value="13.835" calcext:value-type="float">
            <text:p>13,8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.0544" calcext:value-type="float">
            <text:p>14,0544</text:p>
          </table:table-cell>
          <table:table-cell table:style-name="ce42" office:value-type="float" office:value="2.31628" calcext:value-type="float">
            <text:p>2,31628</text:p>
          </table:table-cell>
          <table:table-cell table:number-columns-repeated="4"/>
          <table:table-cell table:style-name="ce13" office:value-type="string" calcext:value-type="string">
            <text:p>Ejecución 1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672646" calcext:value-type="float">
            <text:p>0,672646</text:p>
          </table:table-cell>
          <table:table-cell table:style-name="ce42" office:value-type="float" office:value="21.9648" calcext:value-type="float">
            <text:p>21,9648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23.7223" calcext:value-type="float">
            <text:p>23,7223</text:p>
          </table:table-cell>
          <table:table-cell table:style-name="ce71" office:value-type="float" office:value="30.4731" calcext:value-type="float">
            <text:p>30,4731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659785" calcext:value-type="float">
            <text:p>0,659785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3.06152" calcext:value-type="float">
            <text:p>3,06152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2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547246" calcext:value-type="float">
            <text:p>0,547246</text:p>
          </table:table-cell>
          <table:table-cell table:style-name="ce42" office:value-type="float" office:value="22.2852" calcext:value-type="float">
            <text:p>22,285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3.9219" calcext:value-type="float">
            <text:p>23,9219</text:p>
          </table:table-cell>
          <table:table-cell table:style-name="ce71" office:value-type="float" office:value="20.3483" calcext:value-type="float">
            <text:p>20,3483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487513" calcext:value-type="float">
            <text:p>0,487513</text:p>
          </table:table-cell>
          <table:table-cell table:style-name="ce42" office:value-type="float" office:value="13.835" calcext:value-type="float">
            <text:p>13,8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.0544" calcext:value-type="float">
            <text:p>14,0544</text:p>
          </table:table-cell>
          <table:table-cell table:style-name="ce42" office:value-type="float" office:value="2.54257" calcext:value-type="float">
            <text:p>2,54257</text:p>
          </table:table-cell>
          <table:table-cell table:number-columns-repeated="4"/>
          <table:table-cell table:style-name="ce13" office:value-type="string" calcext:value-type="string">
            <text:p>Ejecución 2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684722" calcext:value-type="float">
            <text:p>0,684722</text:p>
          </table:table-cell>
          <table:table-cell table:style-name="ce42" office:value-type="float" office:value="21.9393" calcext:value-type="float">
            <text:p>21,9393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3.7772" calcext:value-type="float">
            <text:p>23,7772</text:p>
          </table:table-cell>
          <table:table-cell table:style-name="ce71" office:value-type="float" office:value="31.0596" calcext:value-type="float">
            <text:p>31,0596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640844" calcext:value-type="float">
            <text:p>0,640844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2.72425" calcext:value-type="float">
            <text:p>2,72425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3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742094" calcext:value-type="float">
            <text:p>0,742094</text:p>
          </table:table-cell>
          <table:table-cell table:style-name="ce56" office:value-type="float" office:value="21.6138" calcext:value-type="float">
            <text:p>21,6138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23.5187" calcext:value-type="float">
            <text:p>23,5187</text:p>
          </table:table-cell>
          <table:table-cell table:style-name="ce72" office:value-type="float" office:value="20.3845" calcext:value-type="float">
            <text:p>20,3845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659944" calcext:value-type="float">
            <text:p>0,659944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2.61419" calcext:value-type="float">
            <text:p>2,61419</text:p>
          </table:table-cell>
          <table:table-cell table:number-columns-repeated="4"/>
          <table:table-cell table:style-name="ce13" office:value-type="string" calcext:value-type="string">
            <text:p>Ejecución 3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789297" calcext:value-type="float">
            <text:p>0,789297</text:p>
          </table:table-cell>
          <table:table-cell table:style-name="ce56" office:value-type="float" office:value="21.9879" calcext:value-type="float">
            <text:p>21,9879</text:p>
          </table:table-cell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23.9733" calcext:value-type="float">
            <text:p>23,9733</text:p>
          </table:table-cell>
          <table:table-cell table:style-name="ce72" office:value-type="float" office:value="30.5901" calcext:value-type="float">
            <text:p>30,5901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807177" calcext:value-type="float">
            <text:p>0,807177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36559" calcext:value-type="float">
            <text:p>3,36559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4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507626" calcext:value-type="float">
            <text:p>0,507626</text:p>
          </table:table-cell>
          <table:table-cell table:style-name="ce56" office:value-type="float" office:value="21.2562" calcext:value-type="float">
            <text:p>21,2562</text:p>
          </table:table-cell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24.0466" calcext:value-type="float">
            <text:p>24,0466</text:p>
          </table:table-cell>
          <table:table-cell table:style-name="ce72" office:value-type="float" office:value="20.2878" calcext:value-type="float">
            <text:p>20,2878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496213" calcext:value-type="float">
            <text:p>0,496213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2.08201" calcext:value-type="float">
            <text:p>2,08201</text:p>
          </table:table-cell>
          <table:table-cell table:number-columns-repeated="4"/>
          <table:table-cell table:style-name="ce13" office:value-type="string" calcext:value-type="string">
            <text:p>Ejecución 4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646" calcext:value-type="float">
            <text:p>0,646</text:p>
          </table:table-cell>
          <table:table-cell table:style-name="ce56" office:value-type="float" office:value="21.8984" calcext:value-type="float">
            <text:p>21,8984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office:value-type="float" office:value="24.1388" calcext:value-type="float">
            <text:p>24,1388</text:p>
          </table:table-cell>
          <table:table-cell table:style-name="ce72" office:value-type="float" office:value="30.9998" calcext:value-type="float">
            <text:p>30,9998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597709" calcext:value-type="float">
            <text:p>0,597709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2.39642" calcext:value-type="float">
            <text:p>2,39642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5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66738" calcext:value-type="float">
            <text:p>0,66738</text:p>
          </table:table-cell>
          <table:table-cell table:style-name="ce56" office:value-type="float" office:value="21.4828" calcext:value-type="float">
            <text:p>21,4828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24.005" calcext:value-type="float">
            <text:p>24,005</text:p>
          </table:table-cell>
          <table:table-cell table:style-name="ce72" office:value-type="float" office:value="20.4413" calcext:value-type="float">
            <text:p>20,4413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658914" calcext:value-type="float">
            <text:p>0,658914</text:p>
          </table:table-cell>
          <table:table-cell table:style-name="ce56" office:value-type="float" office:value="10.8735" calcext:value-type="float">
            <text:p>10,8735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14.3847" calcext:value-type="float">
            <text:p>14,3847</text:p>
          </table:table-cell>
          <table:table-cell table:style-name="ce56" office:value-type="float" office:value="2.41016" calcext:value-type="float">
            <text:p>2,41016</text:p>
          </table:table-cell>
          <table:table-cell table:number-columns-repeated="4"/>
          <table:table-cell table:style-name="ce13" office:value-type="string" calcext:value-type="string">
            <text:p>Ejecución 5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873472" calcext:value-type="float">
            <text:p>0,873472</text:p>
          </table:table-cell>
          <table:table-cell table:style-name="ce56" office:value-type="float" office:value="22.3959" calcext:value-type="float">
            <text:p>22,3959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24.3143" calcext:value-type="float">
            <text:p>24,3143</text:p>
          </table:table-cell>
          <table:table-cell table:style-name="ce72" office:value-type="float" office:value="31.074" calcext:value-type="float">
            <text:p>31,074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711449" calcext:value-type="float">
            <text:p>0,711449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2.78974" calcext:value-type="float">
            <text:p>2,7897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MEDIA</text:p>
          </table:table-cell>
          <table:table-cell table:style-name="ce55" table:formula="of:=AVERAGE([.C167:.C171])" office:value-type="float" office:value="0.669305" calcext:value-type="float">
            <text:p>0,669305</text:p>
          </table:table-cell>
          <table:table-cell table:style-name="ce55" table:formula="of:=AVERAGE([.D167:.D171])" office:value-type="float" office:value="0" calcext:value-type="float">
            <text:p>0</text:p>
          </table:table-cell>
          <table:table-cell table:style-name="ce55" table:formula="of:=AVERAGE([.E167:.E171])" office:value-type="float" office:value="0.669305" calcext:value-type="float">
            <text:p>0,669305</text:p>
          </table:table-cell>
          <table:table-cell table:style-name="ce55" table:formula="of:=AVERAGE([.F167:.F171])" office:value-type="float" office:value="0.6133684" calcext:value-type="float">
            <text:p>0,6133684</text:p>
          </table:table-cell>
          <table:table-cell table:style-name="ce55" table:formula="of:=AVERAGE([.G167:.G171])" office:value-type="float" office:value="21.7848" calcext:value-type="float">
            <text:p>21,7848</text:p>
          </table:table-cell>
          <table:table-cell table:style-name="ce55" table:formula="of:=AVERAGE([.H167:.H171])" office:value-type="float" office:value="78.8" calcext:value-type="float">
            <text:p>78,8</text:p>
          </table:table-cell>
          <table:table-cell table:style-name="ce55" table:formula="of:=AVERAGE([.I167:.I171])" office:value-type="float" office:value="23.8991" calcext:value-type="float">
            <text:p>23,8991</text:p>
          </table:table-cell>
          <table:table-cell table:style-name="ce55" table:formula="of:=AVERAGE([.J167:.J171])" office:value-type="float" office:value="20.35656" calcext:value-type="float">
            <text:p>20,35656</text:p>
          </table:table-cell>
          <table:table-cell table:style-name="ce55" table:formula="of:=AVERAGE([.K167:.K171])" office:value-type="float" office:value="0.715599" calcext:value-type="float">
            <text:p>0,715599</text:p>
          </table:table-cell>
          <table:table-cell table:style-name="ce55" table:formula="of:=AVERAGE([.L167:.L171])" office:value-type="float" office:value="0" calcext:value-type="float">
            <text:p>0</text:p>
          </table:table-cell>
          <table:table-cell table:style-name="ce55" table:formula="of:=AVERAGE([.M167:.M171])" office:value-type="float" office:value="0.715599" calcext:value-type="float">
            <text:p>0,715599</text:p>
          </table:table-cell>
          <table:table-cell table:style-name="ce55" table:formula="of:=AVERAGE([.N167:.N171])" office:value-type="float" office:value="0.5724548" calcext:value-type="float">
            <text:p>0,5724548</text:p>
          </table:table-cell>
          <table:table-cell table:style-name="ce55" table:formula="of:=AVERAGE([.O167:.O171])" office:value-type="float" office:value="13.2427" calcext:value-type="float">
            <text:p>13,2427</text:p>
          </table:table-cell>
          <table:table-cell table:style-name="ce55" table:formula="of:=AVERAGE([.P167:.P171])" office:value-type="float" office:value="24" calcext:value-type="float">
            <text:p>24</text:p>
          </table:table-cell>
          <table:table-cell table:style-name="ce55" table:formula="of:=AVERAGE([.Q167:.Q171])" office:value-type="float" office:value="14.12046" calcext:value-type="float">
            <text:p>14,12046</text:p>
          </table:table-cell>
          <table:table-cell table:style-name="ce55" table:formula="of:=AVERAGE([.R167:.R171])" office:value-type="float" office:value="2.393042" calcext:value-type="float">
            <text:p>2,393042</text:p>
          </table:table-cell>
          <table:table-cell table:number-columns-repeated="4"/>
          <table:table-cell table:style-name="ce20" office:value-type="string" calcext:value-type="string">
            <text:p>MEDIA</text:p>
          </table:table-cell>
          <table:table-cell table:style-name="ce55" table:formula="of:=AVERAGE([.X167:.X171])" office:value-type="float" office:value="0.669305" calcext:value-type="float">
            <text:p>0,669305</text:p>
          </table:table-cell>
          <table:table-cell table:style-name="ce55" table:formula="of:=AVERAGE([.Y167:.Y171])" office:value-type="float" office:value="0" calcext:value-type="float">
            <text:p>0</text:p>
          </table:table-cell>
          <table:table-cell table:style-name="ce55" table:formula="of:=AVERAGE([.Z167:.Z171])" office:value-type="float" office:value="0.669305" calcext:value-type="float">
            <text:p>0,669305</text:p>
          </table:table-cell>
          <table:table-cell table:style-name="ce55" table:formula="of:=AVERAGE([.AA167:.AA171])" office:value-type="float" office:value="0.7332274" calcext:value-type="float">
            <text:p>0,7332274</text:p>
          </table:table-cell>
          <table:table-cell table:style-name="ce55" table:formula="of:=AVERAGE([.AB167:.AB171])" office:value-type="float" office:value="22.03726" calcext:value-type="float">
            <text:p>22,03726</text:p>
          </table:table-cell>
          <table:table-cell table:style-name="ce55" table:formula="of:=AVERAGE([.AC167:.AC171])" office:value-type="float" office:value="145.2" calcext:value-type="float">
            <text:p>145,2</text:p>
          </table:table-cell>
          <table:table-cell table:style-name="ce55" table:formula="of:=AVERAGE([.AD167:.AD171])" office:value-type="float" office:value="23.98518" calcext:value-type="float">
            <text:p>23,98518</text:p>
          </table:table-cell>
          <table:table-cell table:style-name="ce55" table:formula="of:=AVERAGE([.AE167:.AE171])" office:value-type="float" office:value="30.83932" calcext:value-type="float">
            <text:p>30,83932</text:p>
          </table:table-cell>
          <table:table-cell table:style-name="ce55" table:formula="of:=AVERAGE([.AF167:.AF171])" office:value-type="float" office:value="0.715599" calcext:value-type="float">
            <text:p>0,715599</text:p>
          </table:table-cell>
          <table:table-cell table:style-name="ce55" table:formula="of:=AVERAGE([.AG167:.AG171])" office:value-type="float" office:value="0" calcext:value-type="float">
            <text:p>0</text:p>
          </table:table-cell>
          <table:table-cell table:style-name="ce55" table:formula="of:=AVERAGE([.AH167:.AH171])" office:value-type="float" office:value="0.715599" calcext:value-type="float">
            <text:p>0,715599</text:p>
          </table:table-cell>
          <table:table-cell table:style-name="ce55" table:formula="of:=AVERAGE([.AI167:.AI171])" office:value-type="float" office:value="0.6833928" calcext:value-type="float">
            <text:p>0,6833928</text:p>
          </table:table-cell>
          <table:table-cell table:style-name="ce55" table:formula="of:=AVERAGE([.AJ167:.AJ171])" office:value-type="float" office:value="14.2871" calcext:value-type="float">
            <text:p>14,2871</text:p>
          </table:table-cell>
          <table:table-cell table:style-name="ce55" table:formula="of:=AVERAGE([.AK167:.AK171])" office:value-type="float" office:value="0" calcext:value-type="float">
            <text:p>0</text:p>
          </table:table-cell>
          <table:table-cell table:style-name="ce55" table:formula="of:=AVERAGE([.AL167:.AL171])" office:value-type="float" office:value="14.2871" calcext:value-type="float">
            <text:p>14,2871</text:p>
          </table:table-cell>
          <table:table-cell table:style-name="ce55" table:formula="of:=AVERAGE([.AM167:.AM171])" office:value-type="float" office:value="2.867504" calcext:value-type="float">
            <text:p>2,867504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  <table:table-cell table:style-name="ce28" table:number-columns-repeated="17"/>
          <table:table-cell table:number-columns-repeated="19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6" table:number-rows-spanned="1">
            <text:p>ILS-ES</text:p>
          </table:table-cell>
          <table:covered-table-cell table:number-columns-repeated="15"/>
          <table:table-cell table:number-columns-repeated="4"/>
          <table:table-cell table:style-name="ce28"/>
          <table:table-cell table:style-name="ce13" office:value-type="string" calcext:value-type="string" table:number-columns-spanned="16" table:number-rows-spanned="1">
            <text:p>ILS-ES</text:p>
          </table:table-cell>
          <table:covered-table-cell table:number-columns-repeated="15" table:style-name="ce28"/>
          <table:table-cell table:number-columns-repeated="19"/>
        </table:table-row>
        <table:table-row table:style-name="ro1">
          <table:table-cell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4"/>
          <table:table-cell table:style-name="ce29"/>
          <table:table-cell table:style-name="ce59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59"/>
          <table:table-cell table:style-name="ce76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9"/>
          <table:table-cell table:style-name="ce59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59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number-columns-repeated="19"/>
        </table:table-row>
        <table:table-row table:style-name="ro1">
          <table:table-cell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4"/>
          <table:table-cell table:style-name="ce29"/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7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61" office:value-type="string" calcext:value-type="string">
            <text:p>T</text:p>
          </table:table-cell>
          <table:table-cell table:style-name="ce17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,</text:p>
          </table:table-cell>
          <table:table-cell table:style-name="ce17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1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747372" calcext:value-type="float">
            <text:p>0,747372</text:p>
          </table:table-cell>
          <table:table-cell table:style-name="ce42" office:value-type="float" office:value="21.4262" calcext:value-type="float">
            <text:p>21,4262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3.519" calcext:value-type="float">
            <text:p>23,519</text:p>
          </table:table-cell>
          <table:table-cell table:style-name="ce71" office:value-type="float" office:value="18.6287" calcext:value-type="float">
            <text:p>18,6287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700675" calcext:value-type="float">
            <text:p>0,700675</text:p>
          </table:table-cell>
          <table:table-cell table:style-name="ce42" office:value-type="float" office:value="13.835" calcext:value-type="float">
            <text:p>13,8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.0544" calcext:value-type="float">
            <text:p>14,0544</text:p>
          </table:table-cell>
          <table:table-cell table:style-name="ce42" office:value-type="float" office:value="2.31327" calcext:value-type="float">
            <text:p>2,31327</text:p>
          </table:table-cell>
          <table:table-cell table:number-columns-repeated="4"/>
          <table:table-cell table:style-name="ce13" office:value-type="string" calcext:value-type="string">
            <text:p>Ejecución 1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789115" calcext:value-type="float">
            <text:p>0,789115</text:p>
          </table:table-cell>
          <table:table-cell table:style-name="ce42" office:value-type="float" office:value="22.2827" calcext:value-type="float">
            <text:p>22,2827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3.9598" calcext:value-type="float">
            <text:p>23,9598</text:p>
          </table:table-cell>
          <table:table-cell table:style-name="ce71" office:value-type="float" office:value="28.1488" calcext:value-type="float">
            <text:p>28,1488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892579" calcext:value-type="float">
            <text:p>0,892579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3.10724" calcext:value-type="float">
            <text:p>3,10724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2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818055" calcext:value-type="float">
            <text:p>0,818055</text:p>
          </table:table-cell>
          <table:table-cell table:style-name="ce42" office:value-type="float" office:value="21.7664" calcext:value-type="float">
            <text:p>21,766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23.94" calcext:value-type="float">
            <text:p>23,94</text:p>
          </table:table-cell>
          <table:table-cell table:style-name="ce71" office:value-type="float" office:value="18.6693" calcext:value-type="float">
            <text:p>18,6693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781124" calcext:value-type="float">
            <text:p>0,781124</text:p>
          </table:table-cell>
          <table:table-cell table:style-name="ce42" office:value-type="float" office:value="13.835" calcext:value-type="float">
            <text:p>13,8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.0544" calcext:value-type="float">
            <text:p>14,0544</text:p>
          </table:table-cell>
          <table:table-cell table:style-name="ce42" office:value-type="float" office:value="2.77675" calcext:value-type="float">
            <text:p>2,77675</text:p>
          </table:table-cell>
          <table:table-cell table:number-columns-repeated="4"/>
          <table:table-cell table:style-name="ce13" office:value-type="string" calcext:value-type="string">
            <text:p>Ejecución 2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669305" calcext:value-type="float">
            <text:p>0,669305</text:p>
          </table:table-cell>
          <table:table-cell table:style-name="ce71" office:value-type="float" office:value="0.937932" calcext:value-type="float">
            <text:p>0,937932</text:p>
          </table:table-cell>
          <table:table-cell table:style-name="ce42" office:value-type="float" office:value="21.923" calcext:value-type="float">
            <text:p>21,923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24.1902" calcext:value-type="float">
            <text:p>24,1902</text:p>
          </table:table-cell>
          <table:table-cell table:style-name="ce71" office:value-type="float" office:value="28.4984" calcext:value-type="float">
            <text:p>28,4984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715599" calcext:value-type="float">
            <text:p>0,715599</text:p>
          </table:table-cell>
          <table:table-cell table:style-name="ce71" office:value-type="float" office:value="0.697" calcext:value-type="float">
            <text:p>0,697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.2871" calcext:value-type="float">
            <text:p>14,2871</text:p>
          </table:table-cell>
          <table:table-cell table:style-name="ce42" office:value-type="float" office:value="2.92878" calcext:value-type="float">
            <text:p>2,92878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3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874731" calcext:value-type="float">
            <text:p>0,874731</text:p>
          </table:table-cell>
          <table:table-cell table:style-name="ce56" office:value-type="float" office:value="22.3174" calcext:value-type="float">
            <text:p>22,3174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23.7126" calcext:value-type="float">
            <text:p>23,7126</text:p>
          </table:table-cell>
          <table:table-cell table:style-name="ce72" office:value-type="float" office:value="18.6727" calcext:value-type="float">
            <text:p>18,6727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693899" calcext:value-type="float">
            <text:p>0,693899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2.47735" calcext:value-type="float">
            <text:p>2,47735</text:p>
          </table:table-cell>
          <table:table-cell table:number-columns-repeated="4"/>
          <table:table-cell table:style-name="ce13" office:value-type="string" calcext:value-type="string">
            <text:p>Ejecución 3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838532" calcext:value-type="float">
            <text:p>0,838532</text:p>
          </table:table-cell>
          <table:table-cell table:style-name="ce56" office:value-type="float" office:value="21.8933" calcext:value-type="float">
            <text:p>21,8933</text:p>
          </table:table-cell>
          <table:table-cell table:style-name="ce56" office:value-type="float" office:value="154" calcext:value-type="float">
            <text:p>154</text:p>
          </table:table-cell>
          <table:table-cell table:style-name="ce56" office:value-type="float" office:value="23.9592" calcext:value-type="float">
            <text:p>23,9592</text:p>
          </table:table-cell>
          <table:table-cell table:style-name="ce72" office:value-type="float" office:value="28.4316" calcext:value-type="float">
            <text:p>28,4316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868399" calcext:value-type="float">
            <text:p>0,868399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69783" calcext:value-type="float">
            <text:p>3,69783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4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634976" calcext:value-type="float">
            <text:p>0,634976</text:p>
          </table:table-cell>
          <table:table-cell table:style-name="ce56" office:value-type="float" office:value="21.1162" calcext:value-type="float">
            <text:p>21,1162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float" office:value="23.6651" calcext:value-type="float">
            <text:p>23,6651</text:p>
          </table:table-cell>
          <table:table-cell table:style-name="ce72" office:value-type="float" office:value="18.7044" calcext:value-type="float">
            <text:p>18,7044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701595" calcext:value-type="float">
            <text:p>0,701595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1.96208" calcext:value-type="float">
            <text:p>1,96208</text:p>
          </table:table-cell>
          <table:table-cell table:number-columns-repeated="4"/>
          <table:table-cell table:style-name="ce13" office:value-type="string" calcext:value-type="string">
            <text:p>Ejecución 4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952284" calcext:value-type="float">
            <text:p>0,952284</text:p>
          </table:table-cell>
          <table:table-cell table:style-name="ce56" office:value-type="float" office:value="21.5468" calcext:value-type="float">
            <text:p>21,5468</text:p>
          </table:table-cell>
          <table:table-cell table:style-name="ce56" office:value-type="float" office:value="261" calcext:value-type="float">
            <text:p>261</text:p>
          </table:table-cell>
          <table:table-cell table:style-name="ce56" office:value-type="float" office:value="25.0482" calcext:value-type="float">
            <text:p>25,0482</text:p>
          </table:table-cell>
          <table:table-cell table:style-name="ce72" office:value-type="float" office:value="28.4693" calcext:value-type="float">
            <text:p>28,4693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85768" calcext:value-type="float">
            <text:p>0,85768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23078" calcext:value-type="float">
            <text:p>3,23078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Ejecución 5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0.868675" calcext:value-type="float">
            <text:p>0,868675</text:p>
          </table:table-cell>
          <table:table-cell table:style-name="ce56" office:value-type="float" office:value="21.3042" calcext:value-type="float">
            <text:p>21,3042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23.6384" calcext:value-type="float">
            <text:p>23,6384</text:p>
          </table:table-cell>
          <table:table-cell table:style-name="ce72" office:value-type="float" office:value="18.6133" calcext:value-type="float">
            <text:p>18,6133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588598" calcext:value-type="float">
            <text:p>0,588598</text:p>
          </table:table-cell>
          <table:table-cell table:style-name="ce56" office:value-type="float" office:value="13.835" calcext:value-type="float">
            <text:p>13,8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4.0544" calcext:value-type="float">
            <text:p>14,0544</text:p>
          </table:table-cell>
          <table:table-cell table:style-name="ce56" office:value-type="float" office:value="3.18744" calcext:value-type="float">
            <text:p>3,18744</text:p>
          </table:table-cell>
          <table:table-cell table:number-columns-repeated="4"/>
          <table:table-cell table:style-name="ce13" office:value-type="string" calcext:value-type="string">
            <text:p>Ejecución 5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669305" calcext:value-type="float">
            <text:p>0,669305</text:p>
          </table:table-cell>
          <table:table-cell table:style-name="ce72" office:value-type="float" office:value="1.05326" calcext:value-type="float">
            <text:p>1,05326</text:p>
          </table:table-cell>
          <table:table-cell table:style-name="ce56" office:value-type="float" office:value="21.9909" calcext:value-type="float">
            <text:p>21,9909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office:value-type="float" office:value="24.1641" calcext:value-type="float">
            <text:p>24,1641</text:p>
          </table:table-cell>
          <table:table-cell table:style-name="ce72" office:value-type="float" office:value="28.3384" calcext:value-type="float">
            <text:p>28,3384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715599" calcext:value-type="float">
            <text:p>0,715599</text:p>
          </table:table-cell>
          <table:table-cell table:style-name="ce72" office:value-type="float" office:value="0.878282" calcext:value-type="float">
            <text:p>0,878282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.2871" calcext:value-type="float">
            <text:p>14,2871</text:p>
          </table:table-cell>
          <table:table-cell table:style-name="ce56" office:value-type="float" office:value="3.64315" calcext:value-type="float">
            <text:p>3,64315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MEDIA</text:p>
          </table:table-cell>
          <table:table-cell table:style-name="ce55" table:formula="of:=AVERAGE([.C178:.C182])" office:value-type="float" office:value="0.669305" calcext:value-type="float">
            <text:p>0,669305</text:p>
          </table:table-cell>
          <table:table-cell table:style-name="ce55" table:formula="of:=AVERAGE([.D178:.D182])" office:value-type="float" office:value="0" calcext:value-type="float">
            <text:p>0</text:p>
          </table:table-cell>
          <table:table-cell table:style-name="ce55" table:formula="of:=AVERAGE([.E178:.E182])" office:value-type="float" office:value="0.669305" calcext:value-type="float">
            <text:p>0,669305</text:p>
          </table:table-cell>
          <table:table-cell table:style-name="ce55" table:formula="of:=AVERAGE([.F178:.F182])" office:value-type="float" office:value="0.7887618" calcext:value-type="float">
            <text:p>0,7887618</text:p>
          </table:table-cell>
          <table:table-cell table:style-name="ce55" table:formula="of:=AVERAGE([.G178:.G182])" office:value-type="float" office:value="21.58608" calcext:value-type="float">
            <text:p>21,58608</text:p>
          </table:table-cell>
          <table:table-cell table:style-name="ce55" table:formula="of:=AVERAGE([.H178:.H182])" office:value-type="float" office:value="78.6" calcext:value-type="float">
            <text:p>78,6</text:p>
          </table:table-cell>
          <table:table-cell table:style-name="ce55" table:formula="of:=AVERAGE([.I178:.I182])" office:value-type="float" office:value="23.69502" calcext:value-type="float">
            <text:p>23,69502</text:p>
          </table:table-cell>
          <table:table-cell table:style-name="ce55" table:formula="of:=AVERAGE([.J178:.J182])" office:value-type="float" office:value="18.65768" calcext:value-type="float">
            <text:p>18,65768</text:p>
          </table:table-cell>
          <table:table-cell table:style-name="ce55" table:formula="of:=AVERAGE([.K178:.K182])" office:value-type="float" office:value="0.715599" calcext:value-type="float">
            <text:p>0,715599</text:p>
          </table:table-cell>
          <table:table-cell table:style-name="ce55" table:formula="of:=AVERAGE([.L178:.L182])" office:value-type="float" office:value="0" calcext:value-type="float">
            <text:p>0</text:p>
          </table:table-cell>
          <table:table-cell table:style-name="ce55" table:formula="of:=AVERAGE([.M178:.M182])" office:value-type="float" office:value="0.715599" calcext:value-type="float">
            <text:p>0,715599</text:p>
          </table:table-cell>
          <table:table-cell table:style-name="ce55" table:formula="of:=AVERAGE([.N178:.N182])" office:value-type="float" office:value="0.6931782" calcext:value-type="float">
            <text:p>0,6931782</text:p>
          </table:table-cell>
          <table:table-cell table:style-name="ce55" table:formula="of:=AVERAGE([.O178:.O182])" office:value-type="float" office:value="13.835" calcext:value-type="float">
            <text:p>13,835</text:p>
          </table:table-cell>
          <table:table-cell table:style-name="ce55" table:formula="of:=AVERAGE([.P178:.P182])" office:value-type="float" office:value="6" calcext:value-type="float">
            <text:p>6</text:p>
          </table:table-cell>
          <table:table-cell table:style-name="ce55" table:formula="of:=AVERAGE([.Q178:.Q182])" office:value-type="float" office:value="14.0544" calcext:value-type="float">
            <text:p>14,0544</text:p>
          </table:table-cell>
          <table:table-cell table:style-name="ce55" table:formula="of:=AVERAGE([.R178:.R182])" office:value-type="float" office:value="2.543378" calcext:value-type="float">
            <text:p>2,543378</text:p>
          </table:table-cell>
          <table:table-cell table:number-columns-repeated="4"/>
          <table:table-cell table:style-name="ce20" office:value-type="string" calcext:value-type="string">
            <text:p>MEDIA</text:p>
          </table:table-cell>
          <table:table-cell table:style-name="ce55" table:formula="of:=AVERAGE([.X178:.X182])" office:value-type="float" office:value="0.669305" calcext:value-type="float">
            <text:p>0,669305</text:p>
          </table:table-cell>
          <table:table-cell table:style-name="ce55" table:formula="of:=AVERAGE([.Y178:.Y182])" office:value-type="float" office:value="0" calcext:value-type="float">
            <text:p>0</text:p>
          </table:table-cell>
          <table:table-cell table:style-name="ce55" table:formula="of:=AVERAGE([.Z178:.Z182])" office:value-type="float" office:value="0.669305" calcext:value-type="float">
            <text:p>0,669305</text:p>
          </table:table-cell>
          <table:table-cell table:style-name="ce55" table:formula="of:=AVERAGE([.AA178:.AA182])" office:value-type="float" office:value="0.9142246" calcext:value-type="float">
            <text:p>0,9142246</text:p>
          </table:table-cell>
          <table:table-cell table:style-name="ce55" table:formula="of:=AVERAGE([.AB178:.AB182])" office:value-type="float" office:value="21.92734" calcext:value-type="float">
            <text:p>21,92734</text:p>
          </table:table-cell>
          <table:table-cell table:style-name="ce55" table:formula="of:=AVERAGE([.AC178:.AC182])" office:value-type="float" office:value="174.2" calcext:value-type="float">
            <text:p>174,2</text:p>
          </table:table-cell>
          <table:table-cell table:style-name="ce55" table:formula="of:=AVERAGE([.AD178:.AD182])" office:value-type="float" office:value="24.2643" calcext:value-type="float">
            <text:p>24,2643</text:p>
          </table:table-cell>
          <table:table-cell table:style-name="ce55" table:formula="of:=AVERAGE([.AE178:.AE182])" office:value-type="float" office:value="28.3773" calcext:value-type="float">
            <text:p>28,3773</text:p>
          </table:table-cell>
          <table:table-cell table:style-name="ce55" table:formula="of:=AVERAGE([.AF178:.AF182])" office:value-type="float" office:value="0.715599" calcext:value-type="float">
            <text:p>0,715599</text:p>
          </table:table-cell>
          <table:table-cell table:style-name="ce55" table:formula="of:=AVERAGE([.AG178:.AG182])" office:value-type="float" office:value="0" calcext:value-type="float">
            <text:p>0</text:p>
          </table:table-cell>
          <table:table-cell table:style-name="ce55" table:formula="of:=AVERAGE([.AH178:.AH182])" office:value-type="float" office:value="0.715599" calcext:value-type="float">
            <text:p>0,715599</text:p>
          </table:table-cell>
          <table:table-cell table:style-name="ce55" table:formula="of:=AVERAGE([.AI178:.AI182])" office:value-type="float" office:value="0.838788" calcext:value-type="float">
            <text:p>0,838788</text:p>
          </table:table-cell>
          <table:table-cell table:style-name="ce55" table:formula="of:=AVERAGE([.AJ178:.AJ182])" office:value-type="float" office:value="14.2871" calcext:value-type="float">
            <text:p>14,2871</text:p>
          </table:table-cell>
          <table:table-cell table:style-name="ce55" table:formula="of:=AVERAGE([.AK178:.AK182])" office:value-type="float" office:value="0" calcext:value-type="float">
            <text:p>0</text:p>
          </table:table-cell>
          <table:table-cell table:style-name="ce55" table:formula="of:=AVERAGE([.AL178:.AL182])" office:value-type="float" office:value="14.2871" calcext:value-type="float">
            <text:p>14,2871</text:p>
          </table:table-cell>
          <table:table-cell table:style-name="ce55" table:formula="of:=AVERAGE([.AM178:.AM182])" office:value-type="float" office:value="3.321556" calcext:value-type="float">
            <text:p>3,321556</text:p>
          </table:table-cell>
          <table:table-cell table:number-columns-repeated="19"/>
        </table:table-row>
        <table:table-row table:style-name="ro1" table:number-rows-repeated="4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 table:style-name="ce1"/>
          <table:table-cell table:style-name="ce37" table:number-columns-repeated="37"/>
          <table:table-cell table:style-name="ce111"/>
          <table:table-cell table:number-columns-repeated="19"/>
        </table:table-row>
        <table:table-row table:style-name="ro1" table:number-rows-repeated="5">
          <table:table-cell/>
          <table:table-cell table:style-name="Default" table:number-columns-repeated="17"/>
          <table:table-cell table:number-columns-repeated="40"/>
        </table:table-row>
        <table:table-row table:style-name="ro1">
          <table:table-cell/>
          <table:table-cell table:style-name="ce2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4"/>
          <table:table-cell table:style-name="ce75"/>
          <table:table-cell table:style-name="ce49" office:value-type="string" calcext:value-type="string" table:number-columns-spanned="4" table:number-rows-spanned="1">
            <text:p>IRIS</text:p>
          </table:table-cell>
          <table:covered-table-cell table:number-columns-repeated="2" table:style-name="ce6"/>
          <table:covered-table-cell table:style-name="ce49"/>
          <table:table-cell table:style-name="ce49" office:value-type="string" calcext:value-type="string" table:number-columns-spanned="4" table:number-rows-spanned="1">
            <text:p>ECOLI</text:p>
          </table:table-cell>
          <table:covered-table-cell table:number-columns-repeated="2" table:style-name="ce6"/>
          <table:covered-table-cell table:style-name="ce49"/>
          <table:table-cell table:style-name="ce6" office:value-type="string" calcext:value-type="string" table:number-columns-spanned="4" table:number-rows-spanned="1">
            <text:p>RAN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75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string" calcext:value-type="string">
            <text:p>COPKM</text:p>
          </table:table-cell>
          <table:table-cell table:style-name="ce32" office:value-type="float" office:value="0.669305" calcext:value-type="float">
            <text:p>0,66930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669305" calcext:value-type="float">
            <text:p>0,669305</text:p>
          </table:table-cell>
          <table:table-cell table:style-name="ce32" office:value-type="float" office:value="0.0011068982" calcext:value-type="float">
            <text:p>0,0011068982</text:p>
          </table:table-cell>
          <table:table-cell table:style-name="ce32" office:value-type="float" office:value="32.46344" calcext:value-type="float">
            <text:p>32,46344</text:p>
          </table:table-cell>
          <table:table-cell table:style-name="ce32" office:value-type="float" office:value="22.6" calcext:value-type="float">
            <text:p>22,6</text:p>
          </table:table-cell>
          <table:table-cell table:style-name="ce32" office:value-type="float" office:value="33.08032" calcext:value-type="float">
            <text:p>33,08032</text:p>
          </table:table-cell>
          <table:table-cell table:style-name="ce32" office:value-type="float" office:value="0.013064754" calcext:value-type="float">
            <text:p>0,013064754</text:p>
          </table:table-cell>
          <table:table-cell table:style-name="ce32" office:value-type="float" office:value="0.715599" calcext:value-type="float">
            <text:p>0,7155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715599" calcext:value-type="float">
            <text:p>0,715599</text:p>
          </table:table-cell>
          <table:table-cell table:style-name="ce32" office:value-type="float" office:value="0.0018561216" calcext:value-type="float">
            <text:p>0,0018561216</text:p>
          </table:table-cell>
          <table:table-cell table:style-name="ce32" office:value-type="float" office:value="14.2871" calcext:value-type="float">
            <text:p>14,287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4.2871" calcext:value-type="float">
            <text:p>14,2871</text:p>
          </table:table-cell>
          <table:table-cell table:style-name="ce32" office:value-type="float" office:value="0.001665902" calcext:value-type="float">
            <text:p>0,001665902</text:p>
          </table:table-cell>
          <table:table-cell table:number-columns-repeated="4"/>
          <table:table-cell table:style-name="ce25" office:value-type="string" calcext:value-type="string">
            <text:p>COPKM</text:p>
          </table:table-cell>
          <table:table-cell table:style-name="ce32" office:value-type="float" office:value="0.669305" calcext:value-type="float">
            <text:p>0,66930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669305" calcext:value-type="float">
            <text:p>0,669305</text:p>
          </table:table-cell>
          <table:table-cell table:style-name="ce32" office:value-type="float" office:value="0.001630774" calcext:value-type="float">
            <text:p>0,001630774</text:p>
          </table:table-cell>
          <table:table-cell table:style-name="ce32" office:value-type="float" office:value="30.31352" calcext:value-type="float">
            <text:p>30,31352</text:p>
          </table:table-cell>
          <table:table-cell table:style-name="ce32" office:value-type="float" office:value="1.2" calcext:value-type="float">
            <text:p>1,2</text:p>
          </table:table-cell>
          <table:table-cell table:style-name="ce32" office:value-type="float" office:value="30.32962" calcext:value-type="float">
            <text:p>30,32962</text:p>
          </table:table-cell>
          <table:table-cell table:style-name="ce32" office:value-type="float" office:value="0.01400534" calcext:value-type="float">
            <text:p>0,01400534</text:p>
          </table:table-cell>
          <table:table-cell table:style-name="ce32" office:value-type="float" office:value="0.715599" calcext:value-type="float">
            <text:p>0,7155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715599" calcext:value-type="float">
            <text:p>0,715599</text:p>
          </table:table-cell>
          <table:table-cell table:style-name="ce32" office:value-type="float" office:value="0.0015716732" calcext:value-type="float">
            <text:p>0,0015716732</text:p>
          </table:table-cell>
          <table:table-cell table:style-name="ce32" office:value-type="float" office:value="14.2871" calcext:value-type="float">
            <text:p>14,287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4.2871" calcext:value-type="float">
            <text:p>14,2871</text:p>
          </table:table-cell>
          <table:table-cell table:style-name="ce32" office:value-type="float" office:value="0.00196247" calcext:value-type="float">
            <text:p>0,00196247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BL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.0412102" calcext:value-type="float">
            <text:p>0,0412102</text:p>
          </table:table-cell>
          <table:table-cell table:style-name="ce30" office:value-type="float" office:value="21.59652" calcext:value-type="float">
            <text:p>21,59652</text:p>
          </table:table-cell>
          <table:table-cell table:style-name="ce30" office:value-type="float" office:value="105.8" calcext:value-type="float">
            <text:p>105,8</text:p>
          </table:table-cell>
          <table:table-cell table:style-name="ce30" office:value-type="float" office:value="24.43508" calcext:value-type="float">
            <text:p>24,43508</text:p>
          </table:table-cell>
          <table:table-cell table:style-name="ce30" office:value-type="float" office:value="2.503564" calcext:value-type="float">
            <text:p>2,503564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3876064" calcext:value-type="float">
            <text:p>0,03876064</text:p>
          </table:table-cell>
          <table:table-cell table:style-name="ce30" office:value-type="float" office:value="11.47994" calcext:value-type="float">
            <text:p>11,4799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4.36906" calcext:value-type="float">
            <text:p>14,36906</text:p>
          </table:table-cell>
          <table:table-cell table:style-name="ce30" office:value-type="float" office:value="0.171333" calcext:value-type="float">
            <text:p>0,171333</text:p>
          </table:table-cell>
          <table:table-cell table:number-columns-repeated="4"/>
          <table:table-cell table:style-name="ce6" office:value-type="string" calcext:value-type="string">
            <text:p>BL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.04904058" calcext:value-type="float">
            <text:p>0,04904058</text:p>
          </table:table-cell>
          <table:table-cell table:style-name="ce30" office:value-type="float" office:value="21.77668" calcext:value-type="float">
            <text:p>21,77668</text:p>
          </table:table-cell>
          <table:table-cell table:style-name="ce30" office:value-type="float" office:value="179.8" calcext:value-type="float">
            <text:p>179,8</text:p>
          </table:table-cell>
          <table:table-cell table:style-name="ce30" office:value-type="float" office:value="24.18868" calcext:value-type="float">
            <text:p>24,18868</text:p>
          </table:table-cell>
          <table:table-cell table:style-name="ce30" office:value-type="float" office:value="3.555722" calcext:value-type="float">
            <text:p>3,555722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15599" calcext:value-type="float">
            <text:p>0,715599</text:p>
          </table:table-cell>
          <table:table-cell table:style-name="ce30" office:value-type="float" office:value="0.0496854" calcext:value-type="float">
            <text:p>0,0496854</text:p>
          </table:table-cell>
          <table:table-cell table:style-name="ce30" office:value-type="float" office:value="12.21254" calcext:value-type="float">
            <text:p>12,21254</text:p>
          </table:table-cell>
          <table:table-cell table:style-name="ce30" office:value-type="float" office:value="151.6" calcext:value-type="float">
            <text:p>151,6</text:p>
          </table:table-cell>
          <table:table-cell table:style-name="ce30" office:value-type="float" office:value="14.98406" calcext:value-type="float">
            <text:p>14,98406</text:p>
          </table:table-cell>
          <table:table-cell table:style-name="ce30" office:value-type="float" office:value="0.1938444" calcext:value-type="float">
            <text:p>0,193844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ES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2085976" calcext:value-type="float">
            <text:p>0,2085976</text:p>
          </table:table-cell>
          <table:table-cell table:style-name="ce55" office:value-type="float" office:value="21.3707" calcext:value-type="float">
            <text:p>21,3707</text:p>
          </table:table-cell>
          <table:table-cell table:style-name="ce55" office:value-type="float" office:value="94.6" calcext:value-type="float">
            <text:p>94,6</text:p>
          </table:table-cell>
          <table:table-cell table:style-name="ce55" office:value-type="float" office:value="23.91216" calcext:value-type="float">
            <text:p>23,91216</text:p>
          </table:table-cell>
          <table:table-cell table:style-name="ce55" office:value-type="float" office:value="5.911276" calcext:value-type="float">
            <text:p>5,911276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1843594" calcext:value-type="float">
            <text:p>0,1843594</text:p>
          </table:table-cell>
          <table:table-cell table:style-name="ce55" office:value-type="float" office:value="12.05262" calcext:value-type="float">
            <text:p>12,05262</text:p>
          </table:table-cell>
          <table:table-cell table:style-name="ce55" office:value-type="float" office:value="60.6" calcext:value-type="float">
            <text:p>60,6</text:p>
          </table:table-cell>
          <table:table-cell table:style-name="ce55" office:value-type="float" office:value="14.27164" calcext:value-type="float">
            <text:p>14,27164</text:p>
          </table:table-cell>
          <table:table-cell table:style-name="ce55" office:value-type="float" office:value="0.6136322" calcext:value-type="float">
            <text:p>0,6136322</text:p>
          </table:table-cell>
          <table:table-cell table:number-columns-repeated="4"/>
          <table:table-cell table:style-name="ce20" office:value-type="string" calcext:value-type="string">
            <text:p>ES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2204846" calcext:value-type="float">
            <text:p>0,2204846</text:p>
          </table:table-cell>
          <table:table-cell table:style-name="ce55" office:value-type="float" office:value="21.7876" calcext:value-type="float">
            <text:p>21,7876</text:p>
          </table:table-cell>
          <table:table-cell table:style-name="ce55" office:value-type="float" office:value="172" calcext:value-type="float">
            <text:p>172</text:p>
          </table:table-cell>
          <table:table-cell table:style-name="ce55" office:value-type="float" office:value="24.09796" calcext:value-type="float">
            <text:p>24,09796</text:p>
          </table:table-cell>
          <table:table-cell table:style-name="ce55" office:value-type="float" office:value="8.394868" calcext:value-type="float">
            <text:p>8,394868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2239868" calcext:value-type="float">
            <text:p>0,2239868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0.799012" calcext:value-type="float">
            <text:p>0,799012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BMB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8263618" calcext:value-type="float">
            <text:p>0,8263618</text:p>
          </table:table-cell>
          <table:table-cell table:style-name="ce55" office:value-type="float" office:value="22.06322" calcext:value-type="float">
            <text:p>22,06322</text:p>
          </table:table-cell>
          <table:table-cell table:style-name="ce55" office:value-type="float" office:value="173.8" calcext:value-type="float">
            <text:p>173,8</text:p>
          </table:table-cell>
          <table:table-cell table:style-name="ce55" office:value-type="float" office:value="26.72806" calcext:value-type="float">
            <text:p>26,72806</text:p>
          </table:table-cell>
          <table:table-cell table:style-name="ce55" office:value-type="float" office:value="23.66016" calcext:value-type="float">
            <text:p>23,66016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8149312" calcext:value-type="float">
            <text:p>0,8149312</text:p>
          </table:table-cell>
          <table:table-cell table:style-name="ce55" office:value-type="float" office:value="13.835" calcext:value-type="float">
            <text:p>13,83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4.0544" calcext:value-type="float">
            <text:p>14,0544</text:p>
          </table:table-cell>
          <table:table-cell table:style-name="ce55" office:value-type="float" office:value="3.033164" calcext:value-type="float">
            <text:p>3,033164</text:p>
          </table:table-cell>
          <table:table-cell table:number-columns-repeated="4"/>
          <table:table-cell table:style-name="ce20" office:value-type="string" calcext:value-type="string">
            <text:p>BMB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9533632" calcext:value-type="float">
            <text:p>0,9533632</text:p>
          </table:table-cell>
          <table:table-cell table:style-name="ce55" office:value-type="float" office:value="22.08474" calcext:value-type="float">
            <text:p>22,08474</text:p>
          </table:table-cell>
          <table:table-cell table:style-name="ce55" office:value-type="float" office:value="262.6" calcext:value-type="float">
            <text:p>262,6</text:p>
          </table:table-cell>
          <table:table-cell table:style-name="ce55" office:value-type="float" office:value="25.60944" calcext:value-type="float">
            <text:p>25,60944</text:p>
          </table:table-cell>
          <table:table-cell table:style-name="ce55" office:value-type="float" office:value="31.15988" calcext:value-type="float">
            <text:p>31,15988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9234188" calcext:value-type="float">
            <text:p>0,9234188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3.530898" calcext:value-type="float">
            <text:p>3,530898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ILS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6133684" calcext:value-type="float">
            <text:p>0,6133684</text:p>
          </table:table-cell>
          <table:table-cell table:style-name="ce55" office:value-type="float" office:value="21.7848" calcext:value-type="float">
            <text:p>21,7848</text:p>
          </table:table-cell>
          <table:table-cell table:style-name="ce55" office:value-type="float" office:value="78.8" calcext:value-type="float">
            <text:p>78,8</text:p>
          </table:table-cell>
          <table:table-cell table:style-name="ce55" office:value-type="float" office:value="23.8991" calcext:value-type="float">
            <text:p>23,8991</text:p>
          </table:table-cell>
          <table:table-cell table:style-name="ce55" office:value-type="float" office:value="20.35656" calcext:value-type="float">
            <text:p>20,35656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5724548" calcext:value-type="float">
            <text:p>0,5724548</text:p>
          </table:table-cell>
          <table:table-cell table:style-name="ce55" office:value-type="float" office:value="13.2427" calcext:value-type="float">
            <text:p>13,242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14.12046" calcext:value-type="float">
            <text:p>14,12046</text:p>
          </table:table-cell>
          <table:table-cell table:style-name="ce55" office:value-type="float" office:value="2.393042" calcext:value-type="float">
            <text:p>2,393042</text:p>
          </table:table-cell>
          <table:table-cell table:number-columns-repeated="4"/>
          <table:table-cell table:style-name="ce20" office:value-type="string" calcext:value-type="string">
            <text:p>ILS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7332274" calcext:value-type="float">
            <text:p>0,7332274</text:p>
          </table:table-cell>
          <table:table-cell table:style-name="ce55" office:value-type="float" office:value="22.03726" calcext:value-type="float">
            <text:p>22,03726</text:p>
          </table:table-cell>
          <table:table-cell table:style-name="ce55" office:value-type="float" office:value="145.2" calcext:value-type="float">
            <text:p>145,2</text:p>
          </table:table-cell>
          <table:table-cell table:style-name="ce55" office:value-type="float" office:value="23.98518" calcext:value-type="float">
            <text:p>23,98518</text:p>
          </table:table-cell>
          <table:table-cell table:style-name="ce55" office:value-type="float" office:value="30.83932" calcext:value-type="float">
            <text:p>30,83932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6833928" calcext:value-type="float">
            <text:p>0,6833928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2.867504" calcext:value-type="float">
            <text:p>2,867504</text:p>
          </table:table-cell>
          <table:table-cell table:number-columns-repeated="19"/>
        </table:table-row>
        <table:table-row table:style-name="ro1">
          <table:table-cell/>
          <table:table-cell table:style-name="ce20" office:value-type="string" calcext:value-type="string">
            <text:p>ILS-ES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7887618" calcext:value-type="float">
            <text:p>0,7887618</text:p>
          </table:table-cell>
          <table:table-cell table:style-name="ce55" office:value-type="float" office:value="21.58608" calcext:value-type="float">
            <text:p>21,58608</text:p>
          </table:table-cell>
          <table:table-cell table:style-name="ce55" office:value-type="float" office:value="78.6" calcext:value-type="float">
            <text:p>78,6</text:p>
          </table:table-cell>
          <table:table-cell table:style-name="ce55" office:value-type="float" office:value="23.69502" calcext:value-type="float">
            <text:p>23,69502</text:p>
          </table:table-cell>
          <table:table-cell table:style-name="ce55" office:value-type="float" office:value="18.65768" calcext:value-type="float">
            <text:p>18,65768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6931782" calcext:value-type="float">
            <text:p>0,6931782</text:p>
          </table:table-cell>
          <table:table-cell table:style-name="ce55" office:value-type="float" office:value="13.835" calcext:value-type="float">
            <text:p>13,83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4.0544" calcext:value-type="float">
            <text:p>14,0544</text:p>
          </table:table-cell>
          <table:table-cell table:style-name="ce55" office:value-type="float" office:value="2.543378" calcext:value-type="float">
            <text:p>2,543378</text:p>
          </table:table-cell>
          <table:table-cell table:number-columns-repeated="4"/>
          <table:table-cell table:style-name="ce20" office:value-type="string" calcext:value-type="string">
            <text:p>ILS-ES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669305" calcext:value-type="float">
            <text:p>0,669305</text:p>
          </table:table-cell>
          <table:table-cell table:style-name="ce55" office:value-type="float" office:value="0.9142246" calcext:value-type="float">
            <text:p>0,9142246</text:p>
          </table:table-cell>
          <table:table-cell table:style-name="ce55" office:value-type="float" office:value="21.92734" calcext:value-type="float">
            <text:p>21,92734</text:p>
          </table:table-cell>
          <table:table-cell table:style-name="ce55" office:value-type="float" office:value="174.2" calcext:value-type="float">
            <text:p>174,2</text:p>
          </table:table-cell>
          <table:table-cell table:style-name="ce55" office:value-type="float" office:value="24.2643" calcext:value-type="float">
            <text:p>24,2643</text:p>
          </table:table-cell>
          <table:table-cell table:style-name="ce55" office:value-type="float" office:value="28.3773" calcext:value-type="float">
            <text:p>28,3773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715599" calcext:value-type="float">
            <text:p>0,715599</text:p>
          </table:table-cell>
          <table:table-cell table:style-name="ce55" office:value-type="float" office:value="0.838788" calcext:value-type="float">
            <text:p>0,838788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4.2871" calcext:value-type="float">
            <text:p>14,2871</text:p>
          </table:table-cell>
          <table:table-cell table:style-name="ce55" office:value-type="float" office:value="3.321556" calcext:value-type="float">
            <text:p>3,321556</text:p>
          </table:table-cell>
          <table:table-cell table:number-columns-repeated="19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5"/>
          <table:table-cell table:style-name="ce92"/>
          <table:table-cell table:number-columns-repeated="25"/>
          <table:table-cell table:style-name="ce110"/>
          <table:table-cell table:number-columns-repeated="26"/>
        </table:table-row>
        <table:table-row table:style-name="ro1" table:number-rows-repeated="2">
          <table:table-cell table:number-columns-repeated="58"/>
        </table:table-row>
        <table:table-row table:style-name="ro1">
          <table:table-cell table:number-columns-repeated="3"/>
          <table:table-cell table:style-name="ce79"/>
          <table:table-cell table:number-columns-repeated="54"/>
        </table:table-row>
        <table:table-row table:style-name="ro1">
          <table:table-cell table:number-columns-repeated="5"/>
          <table:table-cell table:style-name="ce79"/>
          <table:table-cell table:number-columns-repeated="52"/>
        </table:table-row>
        <table:table-row table:style-name="ro1" table:number-rows-repeated="8">
          <table:table-cell table:number-columns-repeated="58"/>
        </table:table-row>
        <table:table-row table:style-name="ro1" table:number-rows-repeated="8">
          <table:table-cell table:number-columns-repeated="19"/>
          <table:table-cell table:style-name="Default" table:number-columns-repeated="2"/>
          <table:table-cell table:number-columns-repeated="37"/>
        </table:table-row>
        <table:table-row table:style-name="ro2" table:number-rows-repeated="107">
          <table:table-cell table:number-columns-repeated="19"/>
          <table:table-cell table:style-name="Default" table:number-columns-repeated="2"/>
          <table:table-cell table:number-columns-repeated="37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7:02:07.4951972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33:21.191176335</meta:creation-date>
    <dc:date>2020-05-23T17:08:02.517528412</dc:date>
    <meta:editing-duration>P1DT19H17M20S</meta:editing-duration>
    <meta:editing-cycles>90</meta:editing-cycles>
    <meta:generator>LibreOffice/6.0.7.3$Linux_X86_64 LibreOffice_project/00m0$Build-3</meta:generator>
    <meta:document-statistic meta:table-count="1" meta:cell-count="3857" meta:object-count="0"/>
  </office:meta>
</office:document-meta>
</file>